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27cm" style:rel-column-width="9356*"/>
    </style:style>
    <style:style style:name="Tableau2.B" style:family="table-column">
      <style:table-column-properties style:column-width="2.429cm" style:rel-column-width="9363*"/>
    </style:style>
    <style:style style:name="Tableau2.G" style:family="table-column">
      <style:table-column-properties style:column-width="2.429cm" style:rel-column-width="9364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G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.7cm" style:rel-column-width="6553*"/>
    </style:style>
    <style:style style:name="Tableau3.J" style:family="table-column">
      <style:table-column-properties style:column-width="1.7cm" style:rel-column-width="655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J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.7cm" style:rel-column-width="6553*"/>
    </style:style>
    <style:style style:name="Tableau4.J" style:family="table-column">
      <style:table-column-properties style:column-width="1.7cm" style:rel-column-width="655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J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J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9eb1" officeooo:paragraph-rsid="00199eb1"/>
    </style:style>
    <style:style style:name="P2" style:family="paragraph" style:parent-style-name="Standard">
      <style:text-properties officeooo:rsid="001b7219" officeooo:paragraph-rsid="001b7219"/>
    </style:style>
    <style:style style:name="P3" style:family="paragraph" style:parent-style-name="Standard">
      <style:text-properties officeooo:rsid="001b7219" officeooo:paragraph-rsid="00199eb1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b7219"/>
    </style:style>
    <style:style style:name="P5" style:family="paragraph" style:parent-style-name="Standard">
      <style:text-properties style:text-underline-style="solid" style:text-underline-type="double" style:text-underline-width="auto" style:text-underline-color="font-color" officeooo:rsid="001b7219" officeooo:paragraph-rsid="001e880e"/>
    </style:style>
    <style:style style:name="P6" style:family="paragraph" style:parent-style-name="Standard">
      <style:text-properties style:text-underline-style="solid" style:text-underline-type="double" style:text-underline-width="auto" style:text-underline-color="font-color" officeooo:rsid="001e880e" officeooo:paragraph-rsid="001e880e"/>
    </style:style>
    <style:style style:name="P7" style:family="paragraph" style:parent-style-name="Standard">
      <style:text-properties style:text-underline-style="solid" style:text-underline-type="double" style:text-underline-width="auto" style:text-underline-color="font-color" officeooo:rsid="0022e7ec" officeooo:paragraph-rsid="0022e7ec"/>
    </style:style>
    <style:style style:name="P8" style:family="paragraph" style:parent-style-name="Standard">
      <style:text-properties style:text-underline-style="solid" style:text-underline-type="double" style:text-underline-width="auto" style:text-underline-color="font-color" officeooo:rsid="0023974e" officeooo:paragraph-rsid="0023974e"/>
    </style:style>
    <style:style style:name="P9" style:family="paragraph" style:parent-style-name="Standard">
      <style:text-properties style:text-underline-style="solid" style:text-underline-type="double" style:text-underline-width="auto" style:text-underline-color="font-color" officeooo:rsid="00199eb1" officeooo:paragraph-rsid="00199eb1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2dc035" officeooo:paragraph-rsid="002dc035"/>
    </style:style>
    <style:style style:name="P11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2e50c7"/>
    </style:style>
    <style:style style:name="P12" style:family="paragraph" style:parent-style-name="Standard">
      <style:text-properties style:text-underline-style="solid" style:text-underline-type="double" style:text-underline-width="auto" style:text-underline-color="font-color" officeooo:rsid="002e50c7" officeooo:paragraph-rsid="00300078"/>
    </style:style>
    <style:style style:name="P13" style:family="paragraph" style:parent-style-name="Standard">
      <style:text-properties style:text-underline-style="solid" style:text-underline-type="double" style:text-underline-width="auto" style:text-underline-color="font-color" officeooo:rsid="0031c379" officeooo:paragraph-rsid="0031c379"/>
    </style:style>
    <style:style style:name="P14" style:family="paragraph" style:parent-style-name="Standard">
      <style:text-properties style:text-underline-style="solid" style:text-underline-type="double" style:text-underline-width="auto" style:text-underline-color="font-color" officeooo:rsid="0032fef8" officeooo:paragraph-rsid="0032fef8"/>
    </style:style>
    <style:style style:name="P15" style:family="paragraph" style:parent-style-name="Standard">
      <style:text-properties style:text-underline-style="solid" style:text-underline-type="double" style:text-underline-width="auto" style:text-underline-color="font-color" officeooo:rsid="0033f0fb" officeooo:paragraph-rsid="0033f0fb"/>
    </style:style>
    <style:style style:name="P16" style:family="paragraph" style:parent-style-name="Standard">
      <style:text-properties style:text-underline-style="solid" style:text-underline-type="double" style:text-underline-width="auto" style:text-underline-color="font-color" officeooo:rsid="003b851f" officeooo:paragraph-rsid="003b851f"/>
    </style:style>
    <style:style style:name="P17" style:family="paragraph" style:parent-style-name="Standard">
      <style:text-properties style:text-underline-style="solid" style:text-underline-type="double" style:text-underline-width="auto" style:text-underline-color="font-color" officeooo:rsid="003ca828" officeooo:paragraph-rsid="003ca828"/>
    </style:style>
    <style:style style:name="P18" style:family="paragraph" style:parent-style-name="Standard">
      <style:text-properties style:text-underline-style="solid" style:text-underline-type="double" style:text-underline-width="auto" style:text-underline-color="font-color" officeooo:rsid="004130a4" officeooo:paragraph-rsid="004130a4"/>
    </style:style>
    <style:style style:name="P19" style:family="paragraph" style:parent-style-name="Standard">
      <style:text-properties style:text-underline-style="solid" style:text-underline-type="double" style:text-underline-width="auto" style:text-underline-color="font-color" officeooo:rsid="0043663d" officeooo:paragraph-rsid="0043663d"/>
    </style:style>
    <style:style style:name="P20" style:family="paragraph" style:parent-style-name="Standard">
      <style:text-properties style:text-underline-style="solid" style:text-underline-type="double" style:text-underline-width="auto" style:text-underline-color="font-color" officeooo:rsid="0043daf2" officeooo:paragraph-rsid="0043daf2"/>
    </style:style>
    <style:style style:name="P21" style:family="paragraph" style:parent-style-name="Standard">
      <style:text-properties style:text-underline-style="solid" style:text-underline-type="double" style:text-underline-width="auto" style:text-underline-color="font-color" officeooo:rsid="0048f7a2" officeooo:paragraph-rsid="0048f7a2"/>
    </style:style>
    <style:style style:name="P22" style:family="paragraph" style:parent-style-name="Standard">
      <style:text-properties style:text-underline-style="solid" style:text-underline-type="double" style:text-underline-width="auto" style:text-underline-color="font-color" officeooo:rsid="0029eba0" officeooo:paragraph-rsid="006530bc"/>
    </style:style>
    <style:style style:name="P23" style:family="paragraph" style:parent-style-name="Standard">
      <style:text-properties style:text-underline-style="none" officeooo:rsid="001b7219" officeooo:paragraph-rsid="001b7219"/>
    </style:style>
    <style:style style:name="P24" style:family="paragraph" style:parent-style-name="Standard">
      <style:text-properties style:text-underline-style="none" officeooo:rsid="001b7219" officeooo:paragraph-rsid="001d9a57"/>
    </style:style>
    <style:style style:name="P25" style:family="paragraph" style:parent-style-name="Standard">
      <style:text-properties style:text-underline-style="none" officeooo:rsid="001b7219" officeooo:paragraph-rsid="001e880e"/>
    </style:style>
    <style:style style:name="P26" style:family="paragraph" style:parent-style-name="Standard">
      <style:text-properties style:text-underline-style="none" officeooo:rsid="001b7219" officeooo:paragraph-rsid="002124d4"/>
    </style:style>
    <style:style style:name="P27" style:family="paragraph" style:parent-style-name="Standard">
      <style:text-properties style:text-underline-style="none" officeooo:rsid="001b7219" officeooo:paragraph-rsid="002dc035"/>
    </style:style>
    <style:style style:name="P28" style:family="paragraph" style:parent-style-name="Standard">
      <style:text-properties style:text-underline-style="none" officeooo:rsid="001d9a57" officeooo:paragraph-rsid="001d9a57"/>
    </style:style>
    <style:style style:name="P29" style:family="paragraph" style:parent-style-name="Standard">
      <style:text-properties style:text-underline-style="none" officeooo:rsid="001e880e" officeooo:paragraph-rsid="001e880e"/>
    </style:style>
    <style:style style:name="P30" style:family="paragraph" style:parent-style-name="Standard">
      <style:text-properties style:text-underline-style="none" officeooo:rsid="002124d4" officeooo:paragraph-rsid="002124d4"/>
    </style:style>
    <style:style style:name="P31" style:family="paragraph" style:parent-style-name="Standard">
      <style:text-properties style:text-underline-style="none" officeooo:rsid="0022e7ec" officeooo:paragraph-rsid="0022e7ec"/>
    </style:style>
    <style:style style:name="P32" style:family="paragraph" style:parent-style-name="Standard">
      <style:text-properties style:text-underline-style="none" officeooo:rsid="0023974e" officeooo:paragraph-rsid="0023974e"/>
    </style:style>
    <style:style style:name="P33" style:family="paragraph" style:parent-style-name="Standard">
      <style:text-properties style:text-underline-style="none" officeooo:rsid="002dc035" officeooo:paragraph-rsid="002dc035"/>
    </style:style>
    <style:style style:name="P34" style:family="paragraph" style:parent-style-name="Standard">
      <style:text-properties style:text-underline-style="none" officeooo:rsid="002e50c7" officeooo:paragraph-rsid="002e50c7"/>
    </style:style>
    <style:style style:name="P35" style:family="paragraph" style:parent-style-name="Standard">
      <style:text-properties style:text-underline-style="none" officeooo:rsid="002e50c7" officeooo:paragraph-rsid="00300078"/>
    </style:style>
    <style:style style:name="P36" style:family="paragraph" style:parent-style-name="Standard">
      <style:text-properties style:text-underline-style="none" officeooo:rsid="002e50c7" officeooo:paragraph-rsid="002dc035"/>
    </style:style>
    <style:style style:name="P37" style:family="paragraph" style:parent-style-name="Standard">
      <style:text-properties style:text-underline-style="none" officeooo:rsid="0031c379" officeooo:paragraph-rsid="0031c379"/>
    </style:style>
    <style:style style:name="P38" style:family="paragraph" style:parent-style-name="Standard">
      <style:text-properties style:text-underline-style="none" officeooo:rsid="0031c379" officeooo:paragraph-rsid="0032fef8"/>
    </style:style>
    <style:style style:name="P39" style:family="paragraph" style:parent-style-name="Standard">
      <style:text-properties style:text-underline-style="none" officeooo:rsid="0032fef8" officeooo:paragraph-rsid="0032fef8"/>
    </style:style>
    <style:style style:name="P40" style:family="paragraph" style:parent-style-name="Standard">
      <style:text-properties style:text-underline-style="none" officeooo:rsid="0033f0fb" officeooo:paragraph-rsid="0033f0fb"/>
    </style:style>
    <style:style style:name="P41" style:family="paragraph" style:parent-style-name="Standard">
      <style:text-properties style:text-underline-style="none" officeooo:rsid="0033f0fb" officeooo:paragraph-rsid="00344bb5"/>
    </style:style>
    <style:style style:name="P42" style:family="paragraph" style:parent-style-name="Standard">
      <style:text-properties style:text-underline-style="none" officeooo:rsid="003b851f" officeooo:paragraph-rsid="003b851f"/>
    </style:style>
    <style:style style:name="P43" style:family="paragraph" style:parent-style-name="Standard">
      <style:text-properties style:text-underline-style="none" officeooo:rsid="003ca828" officeooo:paragraph-rsid="003ca828"/>
    </style:style>
    <style:style style:name="P44" style:family="paragraph" style:parent-style-name="Standard">
      <style:text-properties style:text-underline-style="none" officeooo:rsid="003eb817" officeooo:paragraph-rsid="003ca828"/>
    </style:style>
    <style:style style:name="P45" style:family="paragraph" style:parent-style-name="Standard">
      <style:text-properties style:text-underline-style="none" officeooo:rsid="003eb817" officeooo:paragraph-rsid="003eb817"/>
    </style:style>
    <style:style style:name="P46" style:family="paragraph" style:parent-style-name="Standard">
      <style:text-properties style:text-underline-style="none" officeooo:rsid="004130a4" officeooo:paragraph-rsid="004130a4"/>
    </style:style>
    <style:style style:name="P47" style:family="paragraph" style:parent-style-name="Standard">
      <style:text-properties style:text-underline-style="none" officeooo:rsid="0043663d" officeooo:paragraph-rsid="0043663d"/>
    </style:style>
    <style:style style:name="P48" style:family="paragraph" style:parent-style-name="Standard">
      <style:text-properties style:text-underline-style="none" officeooo:rsid="0043daf2" officeooo:paragraph-rsid="0043daf2"/>
    </style:style>
    <style:style style:name="P49" style:family="paragraph" style:parent-style-name="Standard">
      <style:text-properties style:text-underline-style="none" officeooo:rsid="004f8bdf" officeooo:paragraph-rsid="004f8bdf"/>
    </style:style>
    <style:style style:name="P50" style:family="paragraph" style:parent-style-name="Standard">
      <style:text-properties style:text-underline-style="none" officeooo:rsid="0048f7a2" officeooo:paragraph-rsid="0048f7a2"/>
    </style:style>
    <style:style style:name="P51" style:family="paragraph" style:parent-style-name="Standard">
      <style:text-properties style:text-underline-style="none" officeooo:rsid="0029eba0" officeooo:paragraph-rsid="006530bc"/>
    </style:style>
    <style:style style:name="P52" style:family="paragraph" style:parent-style-name="Standard">
      <style:text-properties style:text-underline-style="none" officeooo:rsid="007a5ecd" officeooo:paragraph-rsid="007a5ecd"/>
    </style:style>
    <style:style style:name="P53" style:family="paragraph" style:parent-style-name="Standard">
      <style:text-properties officeooo:rsid="003eb817" officeooo:paragraph-rsid="003eb817"/>
    </style:style>
    <style:style style:name="P54" style:family="paragraph" style:parent-style-name="Standard">
      <style:text-properties fo:font-style="normal" style:text-underline-style="solid" style:text-underline-type="double" style:text-underline-width="auto" style:text-underline-color="font-color" officeooo:rsid="003ddeeb" officeooo:paragraph-rsid="006530bc" style:font-style-asian="normal" style:font-style-complex="normal"/>
    </style:style>
    <style:style style:name="P55" style:family="paragraph" style:parent-style-name="Standard">
      <style:text-properties fo:font-style="normal" style:text-underline-style="solid" style:text-underline-type="double" style:text-underline-width="auto" style:text-underline-color="font-color" officeooo:rsid="0029eba0" officeooo:paragraph-rsid="006530bc" style:font-style-asian="normal" style:font-style-complex="normal"/>
    </style:style>
    <style:style style:name="P56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50c" officeooo:paragraph-rsid="006530bc" style:font-style-asian="normal" style:font-style-complex="normal"/>
    </style:style>
    <style:style style:name="P57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6530bc" style:font-style-asian="normal" style:font-style-complex="normal"/>
    </style:style>
    <style:style style:name="P58" style:family="paragraph" style:parent-style-name="Standard">
      <style:text-properties fo:font-style="normal" style:text-underline-style="solid" style:text-underline-type="double" style:text-underline-width="auto" style:text-underline-color="font-color" officeooo:rsid="002ace02" officeooo:paragraph-rsid="009555e8" style:font-style-asian="normal" style:font-style-complex="normal"/>
    </style:style>
    <style:style style:name="P59" style:family="paragraph" style:parent-style-name="Standard">
      <style:text-properties fo:font-style="normal" style:text-underline-style="solid" style:text-underline-type="double" style:text-underline-width="auto" style:text-underline-color="font-color" officeooo:rsid="002e8dbc" officeooo:paragraph-rsid="006530bc" style:font-style-asian="normal" style:font-style-complex="normal"/>
    </style:style>
    <style:style style:name="P60" style:family="paragraph" style:parent-style-name="Standard">
      <style:text-properties fo:font-style="normal" style:text-underline-style="solid" style:text-underline-type="double" style:text-underline-width="auto" style:text-underline-color="font-color" officeooo:rsid="0031dfe7" officeooo:paragraph-rsid="006530bc" style:font-style-asian="normal" style:font-style-complex="normal"/>
    </style:style>
    <style:style style:name="P61" style:family="paragraph" style:parent-style-name="Standard">
      <style:text-properties fo:font-style="normal" style:text-underline-style="solid" style:text-underline-type="double" style:text-underline-width="auto" style:text-underline-color="font-color" officeooo:rsid="003ca2c3" officeooo:paragraph-rsid="006530bc" style:font-style-asian="normal" style:font-style-complex="normal"/>
    </style:style>
    <style:style style:name="P62" style:family="paragraph" style:parent-style-name="Standard">
      <style:text-properties fo:font-style="normal" style:text-underline-style="solid" style:text-underline-type="double" style:text-underline-width="auto" style:text-underline-color="font-color" officeooo:rsid="003deb80" officeooo:paragraph-rsid="006530bc" style:font-style-asian="normal" style:font-style-complex="normal"/>
    </style:style>
    <style:style style:name="P63" style:family="paragraph" style:parent-style-name="Standard">
      <style:text-properties fo:font-style="normal" style:text-underline-style="solid" style:text-underline-type="double" style:text-underline-width="auto" style:text-underline-color="font-color" officeooo:rsid="00677286" officeooo:paragraph-rsid="00677286" style:font-style-asian="normal" style:font-style-complex="normal"/>
    </style:style>
    <style:style style:name="P64" style:family="paragraph" style:parent-style-name="Standard">
      <style:text-properties fo:font-style="normal" style:text-underline-style="solid" style:text-underline-type="double" style:text-underline-width="auto" style:text-underline-color="font-color" officeooo:rsid="0067bd07" officeooo:paragraph-rsid="0067bd07" style:font-style-asian="normal" style:font-style-complex="normal"/>
    </style:style>
    <style:style style:name="P65" style:family="paragraph" style:parent-style-name="Standard">
      <style:text-properties fo:font-style="normal" style:text-underline-style="solid" style:text-underline-type="double" style:text-underline-width="auto" style:text-underline-color="font-color" officeooo:rsid="006cb1dc" officeooo:paragraph-rsid="006cb1dc" style:font-style-asian="normal" style:font-style-complex="normal"/>
    </style:style>
    <style:style style:name="P66" style:family="paragraph" style:parent-style-name="Standard">
      <style:text-properties fo:font-style="normal" style:text-underline-style="solid" style:text-underline-type="double" style:text-underline-width="auto" style:text-underline-color="font-color" officeooo:rsid="007048ca" officeooo:paragraph-rsid="007048ca" style:font-style-asian="normal" style:font-style-complex="normal"/>
    </style:style>
    <style:style style:name="P67" style:family="paragraph" style:parent-style-name="Standard">
      <style:text-properties fo:font-style="normal" style:text-underline-style="solid" style:text-underline-type="double" style:text-underline-width="auto" style:text-underline-color="font-color" officeooo:rsid="0095460d" officeooo:paragraph-rsid="0095460d" style:font-style-asian="normal" style:font-style-complex="normal"/>
    </style:style>
    <style:style style:name="P68" style:family="paragraph" style:parent-style-name="Standard">
      <style:text-properties fo:font-style="normal" style:text-underline-style="solid" style:text-underline-type="double" style:text-underline-width="auto" style:text-underline-color="font-color" officeooo:rsid="009555e8" officeooo:paragraph-rsid="009555e8" style:font-style-asian="normal" style:font-style-complex="normal"/>
    </style:style>
    <style:style style:name="P69" style:family="paragraph" style:parent-style-name="Standard">
      <style:text-properties fo:font-style="normal" style:text-underline-style="solid" style:text-underline-type="double" style:text-underline-width="auto" style:text-underline-color="font-color" officeooo:rsid="009623e8" officeooo:paragraph-rsid="009623e8" style:font-style-asian="normal" style:font-style-complex="normal"/>
    </style:style>
    <style:style style:name="P70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8cf79" style:font-style-asian="normal" style:font-style-complex="normal"/>
    </style:style>
    <style:style style:name="P71" style:family="paragraph" style:parent-style-name="Standard">
      <style:text-properties fo:font-style="normal" style:text-underline-style="solid" style:text-underline-type="double" style:text-underline-width="auto" style:text-underline-color="font-color" officeooo:rsid="0098cf79" officeooo:paragraph-rsid="009a1655" style:font-style-asian="normal" style:font-style-complex="normal"/>
    </style:style>
    <style:style style:name="P72" style:family="paragraph" style:parent-style-name="Standard">
      <style:text-properties fo:font-style="normal" style:text-underline-style="solid" style:text-underline-type="double" style:text-underline-width="auto" style:text-underline-color="font-color" officeooo:rsid="009ba6af" officeooo:paragraph-rsid="009ba6af" style:font-style-asian="normal" style:font-style-complex="normal"/>
    </style:style>
    <style:style style:name="P73" style:family="paragraph" style:parent-style-name="Standard">
      <style:text-properties fo:font-style="normal" style:text-underline-style="solid" style:text-underline-type="double" style:text-underline-width="auto" style:text-underline-color="font-color" officeooo:rsid="009c15b5" officeooo:paragraph-rsid="009c15b5" style:font-style-asian="normal" style:font-style-complex="normal"/>
    </style:style>
    <style:style style:name="P74" style:family="paragraph" style:parent-style-name="Standard">
      <style:text-properties fo:font-style="normal" style:text-underline-style="solid" style:text-underline-type="double" style:text-underline-width="auto" style:text-underline-color="font-color" officeooo:rsid="009d6f7d" officeooo:paragraph-rsid="009d6f7d" style:font-style-asian="normal" style:font-style-complex="normal"/>
    </style:style>
    <style:style style:name="P75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ba49" style:font-style-asian="normal" style:font-style-complex="normal"/>
    </style:style>
    <style:style style:name="P76" style:family="paragraph" style:parent-style-name="Standard">
      <style:text-properties fo:font-style="normal" style:text-underline-style="solid" style:text-underline-type="double" style:text-underline-width="auto" style:text-underline-color="font-color" officeooo:rsid="009eba49" officeooo:paragraph-rsid="009ef2a2" style:font-style-asian="normal" style:font-style-complex="normal"/>
    </style:style>
    <style:style style:name="P77" style:family="paragraph" style:parent-style-name="Standard">
      <style:text-properties fo:font-style="normal" style:text-underline-style="solid" style:text-underline-type="double" style:text-underline-width="auto" style:text-underline-color="font-color" officeooo:rsid="00a01b45" officeooo:paragraph-rsid="00a01b45" style:font-style-asian="normal" style:font-style-complex="normal"/>
    </style:style>
    <style:style style:name="P78" style:family="paragraph" style:parent-style-name="Standard">
      <style:text-properties fo:font-style="normal" style:text-underline-style="solid" style:text-underline-type="double" style:text-underline-width="auto" style:text-underline-color="font-color" officeooo:rsid="00a1ce61" officeooo:paragraph-rsid="00a1ce61" style:font-style-asian="normal" style:font-style-complex="normal"/>
    </style:style>
    <style:style style:name="P79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22421" style:font-style-asian="normal" style:font-style-complex="normal"/>
    </style:style>
    <style:style style:name="P80" style:family="paragraph" style:parent-style-name="Standard">
      <style:text-properties fo:font-style="normal" style:text-underline-style="solid" style:text-underline-type="double" style:text-underline-width="auto" style:text-underline-color="font-color" officeooo:rsid="00a22421" officeooo:paragraph-rsid="00a1ce61" style:font-style-asian="normal" style:font-style-complex="normal"/>
    </style:style>
    <style:style style:name="P81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2421" style:font-style-asian="normal" style:font-style-complex="normal"/>
    </style:style>
    <style:style style:name="P82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25913" style:font-style-asian="normal" style:font-style-complex="normal"/>
    </style:style>
    <style:style style:name="P83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1953" style:font-style-asian="normal" style:font-style-complex="normal"/>
    </style:style>
    <style:style style:name="P84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434f9" style:font-style-asian="normal" style:font-style-complex="normal"/>
    </style:style>
    <style:style style:name="P85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8d062" style:font-style-asian="normal" style:font-style-complex="normal"/>
    </style:style>
    <style:style style:name="P86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aecf07" style:font-style-asian="normal" style:font-style-complex="normal"/>
    </style:style>
    <style:style style:name="P87" style:family="paragraph" style:parent-style-name="Standard">
      <style:text-properties fo:font-style="normal" style:text-underline-style="solid" style:text-underline-type="double" style:text-underline-width="auto" style:text-underline-color="font-color" officeooo:rsid="00a25913" officeooo:paragraph-rsid="00bd0ce1" style:font-style-asian="normal" style:font-style-complex="normal"/>
    </style:style>
    <style:style style:name="P88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bb3e6" style:font-style-asian="normal" style:font-style-complex="normal"/>
    </style:style>
    <style:style style:name="P89" style:family="paragraph" style:parent-style-name="Standard">
      <style:text-properties fo:font-style="normal" style:text-underline-style="solid" style:text-underline-type="double" style:text-underline-width="auto" style:text-underline-color="font-color" officeooo:rsid="00abb3e6" officeooo:paragraph-rsid="00aecf07" style:font-style-asian="normal" style:font-style-complex="normal"/>
    </style:style>
    <style:style style:name="P90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33213" style:font-style-asian="normal" style:font-style-complex="normal"/>
    </style:style>
    <style:style style:name="P91" style:family="paragraph" style:parent-style-name="Standard">
      <style:text-properties fo:font-style="normal" style:text-underline-style="solid" style:text-underline-type="double" style:text-underline-width="auto" style:text-underline-color="font-color" officeooo:rsid="00b33213" officeooo:paragraph-rsid="00b7b8af" style:font-style-asian="normal" style:font-style-complex="normal"/>
    </style:style>
    <style:style style:name="P92" style:family="paragraph" style:parent-style-name="Standard">
      <style:text-properties fo:font-style="normal" style:text-underline-style="solid" style:text-underline-type="double" style:text-underline-width="auto" style:text-underline-color="font-color" officeooo:rsid="00bc9fd4" officeooo:paragraph-rsid="00bc9fd4" style:font-style-asian="normal" style:font-style-complex="normal"/>
    </style:style>
    <style:style style:name="P93" style:family="paragraph" style:parent-style-name="Standard">
      <style:text-properties fo:font-style="normal" style:text-underline-style="solid" style:text-underline-type="double" style:text-underline-width="auto" style:text-underline-color="font-color" officeooo:rsid="00bf7294" officeooo:paragraph-rsid="00bf7294" style:font-style-asian="normal" style:font-style-complex="normal"/>
    </style:style>
    <style:style style:name="P94" style:family="paragraph" style:parent-style-name="Standard">
      <style:text-properties fo:font-style="normal" style:text-underline-style="none" officeooo:rsid="002e8dbc" officeooo:paragraph-rsid="006530bc" style:font-style-asian="normal" style:font-style-complex="normal"/>
    </style:style>
    <style:style style:name="P95" style:family="paragraph" style:parent-style-name="Standard">
      <style:text-properties fo:font-style="normal" style:text-underline-style="none" officeooo:rsid="003ca2c3" officeooo:paragraph-rsid="006530bc" style:font-style-asian="normal" style:font-style-complex="normal"/>
    </style:style>
    <style:style style:name="P96" style:family="paragraph" style:parent-style-name="Standard">
      <style:text-properties fo:font-style="normal" style:text-underline-style="none" officeooo:rsid="003ddeeb" officeooo:paragraph-rsid="006530bc" style:font-style-asian="normal" style:font-style-complex="normal"/>
    </style:style>
    <style:style style:name="P97" style:family="paragraph" style:parent-style-name="Standard">
      <style:text-properties fo:font-style="normal" style:text-underline-style="none" officeooo:rsid="006b36eb" officeooo:paragraph-rsid="006b36eb" style:font-style-asian="normal" style:font-style-complex="normal"/>
    </style:style>
    <style:style style:name="P98" style:family="paragraph" style:parent-style-name="Standard">
      <style:text-properties fo:font-style="normal" style:text-underline-style="none" officeooo:rsid="007048ca" officeooo:paragraph-rsid="007048ca" style:font-style-asian="normal" style:font-style-complex="normal"/>
    </style:style>
    <style:style style:name="P99" style:family="paragraph" style:parent-style-name="Standard">
      <style:text-properties fo:font-style="normal" style:text-underline-style="none" officeooo:rsid="0029eba0" officeooo:paragraph-rsid="006530bc" style:font-style-asian="normal" style:font-style-complex="normal"/>
    </style:style>
    <style:style style:name="P100" style:family="paragraph" style:parent-style-name="Standard">
      <style:text-properties fo:font-style="normal" style:text-underline-style="none" officeooo:rsid="002ac50c" officeooo:paragraph-rsid="006530bc" style:font-style-asian="normal" style:font-style-complex="normal"/>
    </style:style>
    <style:style style:name="P101" style:family="paragraph" style:parent-style-name="Standard">
      <style:text-properties fo:font-style="normal" style:text-underline-style="none" officeooo:rsid="002ace02" officeooo:paragraph-rsid="006530bc" style:font-style-asian="normal" style:font-style-complex="normal"/>
    </style:style>
    <style:style style:name="P102" style:family="paragraph" style:parent-style-name="Standard">
      <style:text-properties fo:font-style="normal" style:text-underline-style="none" officeooo:rsid="002ace02" officeooo:paragraph-rsid="008b1e95" style:font-style-asian="normal" style:font-style-complex="normal"/>
    </style:style>
    <style:style style:name="P103" style:family="paragraph" style:parent-style-name="Standard">
      <style:text-properties fo:font-style="normal" style:text-underline-style="none" officeooo:rsid="0031dfe7" officeooo:paragraph-rsid="006530bc" style:font-style-asian="normal" style:font-style-complex="normal"/>
    </style:style>
    <style:style style:name="P104" style:family="paragraph" style:parent-style-name="Standard">
      <style:text-properties fo:font-style="normal" style:text-underline-style="none" officeooo:rsid="00330504" officeooo:paragraph-rsid="006530bc" style:font-style-asian="normal" style:font-style-complex="normal"/>
    </style:style>
    <style:style style:name="P105" style:family="paragraph" style:parent-style-name="Standard">
      <style:text-properties fo:font-style="normal" style:text-underline-style="none" officeooo:rsid="003e5528" officeooo:paragraph-rsid="006530bc" style:font-style-asian="normal" style:font-style-complex="normal"/>
    </style:style>
    <style:style style:name="P106" style:family="paragraph" style:parent-style-name="Standard">
      <style:text-properties fo:font-style="normal" style:text-underline-style="none" officeooo:rsid="00677286" officeooo:paragraph-rsid="00677286" style:font-style-asian="normal" style:font-style-complex="normal"/>
    </style:style>
    <style:style style:name="P107" style:family="paragraph" style:parent-style-name="Standard">
      <style:text-properties fo:font-style="normal" style:text-underline-style="none" officeooo:rsid="0067bd07" officeooo:paragraph-rsid="0067bd07" style:font-style-asian="normal" style:font-style-complex="normal"/>
    </style:style>
    <style:style style:name="P108" style:family="paragraph" style:parent-style-name="Standard">
      <style:text-properties fo:font-style="normal" style:text-underline-style="none" officeooo:rsid="0067bd07" officeooo:paragraph-rsid="00689418" style:font-style-asian="normal" style:font-style-complex="normal"/>
    </style:style>
    <style:style style:name="P109" style:family="paragraph" style:parent-style-name="Standard">
      <style:text-properties fo:font-style="normal" style:text-underline-style="none" officeooo:rsid="006cb1dc" officeooo:paragraph-rsid="006cb1dc" style:font-style-asian="normal" style:font-style-complex="normal"/>
    </style:style>
    <style:style style:name="P110" style:family="paragraph" style:parent-style-name="Standard">
      <style:text-properties fo:font-style="normal" style:text-underline-style="none" officeooo:rsid="006cb1dc" officeooo:paragraph-rsid="0086f89d" style:font-style-asian="normal" style:font-style-complex="normal"/>
    </style:style>
    <style:style style:name="P111" style:family="paragraph" style:parent-style-name="Standard">
      <style:text-properties fo:font-style="normal" style:text-underline-style="none" officeooo:rsid="0071db55" officeooo:paragraph-rsid="0071db55" style:font-style-asian="normal" style:font-style-complex="normal"/>
    </style:style>
    <style:style style:name="P112" style:family="paragraph" style:parent-style-name="Standard">
      <style:text-properties fo:font-style="normal" style:text-underline-style="none" officeooo:rsid="0095460d" officeooo:paragraph-rsid="0095460d" style:font-style-asian="normal" style:font-style-complex="normal"/>
    </style:style>
    <style:style style:name="P113" style:family="paragraph" style:parent-style-name="Standard">
      <style:text-properties fo:font-style="normal" style:text-underline-style="none" officeooo:rsid="009555e8" officeooo:paragraph-rsid="009555e8" style:font-style-asian="normal" style:font-style-complex="normal"/>
    </style:style>
    <style:style style:name="P114" style:family="paragraph" style:parent-style-name="Standard">
      <style:text-properties fo:font-style="normal" style:text-underline-style="none" officeooo:rsid="003ceed3" officeooo:paragraph-rsid="009555e8" style:font-style-asian="normal" style:font-style-complex="normal"/>
    </style:style>
    <style:style style:name="P115" style:family="paragraph" style:parent-style-name="Standard">
      <style:text-properties fo:font-style="normal" style:text-underline-style="none" officeooo:rsid="00976331" officeooo:paragraph-rsid="009623e8" style:font-style-asian="normal" style:font-style-complex="normal"/>
    </style:style>
    <style:style style:name="P116" style:family="paragraph" style:parent-style-name="Standard">
      <style:text-properties fo:font-style="normal" style:text-underline-style="none" officeooo:rsid="0098cf79" officeooo:paragraph-rsid="0098cf79" style:font-style-asian="normal" style:font-style-complex="normal"/>
    </style:style>
    <style:style style:name="P117" style:family="paragraph" style:parent-style-name="Standard">
      <style:text-properties fo:font-style="normal" style:text-underline-style="none" officeooo:rsid="009a1655" officeooo:paragraph-rsid="009a1655" style:font-style-asian="normal" style:font-style-complex="normal"/>
    </style:style>
    <style:style style:name="P118" style:family="paragraph" style:parent-style-name="Standard">
      <style:text-properties fo:font-style="normal" style:text-underline-style="none" officeooo:rsid="009c15b5" officeooo:paragraph-rsid="009c15b5" style:font-style-asian="normal" style:font-style-complex="normal"/>
    </style:style>
    <style:style style:name="P119" style:family="paragraph" style:parent-style-name="Standard">
      <style:text-properties fo:font-style="normal" style:text-underline-style="none" officeooo:rsid="009d6f7d" officeooo:paragraph-rsid="009d6f7d" style:font-style-asian="normal" style:font-style-complex="normal"/>
    </style:style>
    <style:style style:name="P120" style:family="paragraph" style:parent-style-name="Standard">
      <style:text-properties fo:font-style="normal" style:text-underline-style="none" officeooo:rsid="009eba49" officeooo:paragraph-rsid="009eba49" style:font-style-asian="normal" style:font-style-complex="normal"/>
    </style:style>
    <style:style style:name="P121" style:family="paragraph" style:parent-style-name="Standard">
      <style:text-properties fo:font-style="normal" style:text-underline-style="none" officeooo:rsid="009ef2a2" officeooo:paragraph-rsid="009ef2a2" style:font-style-asian="normal" style:font-style-complex="normal"/>
    </style:style>
    <style:style style:name="P122" style:family="paragraph" style:parent-style-name="Standard">
      <style:text-properties fo:font-style="normal" style:text-underline-style="none" officeooo:rsid="00a01b45" officeooo:paragraph-rsid="00a01b45" style:font-style-asian="normal" style:font-style-complex="normal"/>
    </style:style>
    <style:style style:name="P123" style:family="paragraph" style:parent-style-name="Standard">
      <style:text-properties fo:font-style="normal" style:text-underline-style="none" officeooo:rsid="00a1ce61" officeooo:paragraph-rsid="00a1ce61" style:font-style-asian="normal" style:font-style-complex="normal"/>
    </style:style>
    <style:style style:name="P124" style:family="paragraph" style:parent-style-name="Standard">
      <style:text-properties fo:font-style="normal" style:text-underline-style="none" officeooo:rsid="00a25913" officeooo:paragraph-rsid="00a25913" style:font-style-asian="normal" style:font-style-complex="normal"/>
    </style:style>
    <style:style style:name="P125" style:family="paragraph" style:parent-style-name="Standard">
      <style:text-properties fo:font-style="normal" style:text-underline-style="none" officeooo:rsid="00acb201" officeooo:paragraph-rsid="00acb201" style:font-style-asian="normal" style:font-style-complex="normal"/>
    </style:style>
    <style:style style:name="P126" style:family="paragraph" style:parent-style-name="Standard">
      <style:text-properties fo:font-style="normal" style:text-underline-style="none" officeooo:rsid="00acb201" officeooo:paragraph-rsid="00aecf07" style:font-style-asian="normal" style:font-style-complex="normal"/>
    </style:style>
    <style:style style:name="P127" style:family="paragraph" style:parent-style-name="Standard">
      <style:text-properties fo:font-style="normal" style:text-underline-style="none" officeooo:rsid="00b33213" officeooo:paragraph-rsid="00b48158" style:font-style-asian="normal" style:font-style-complex="normal"/>
    </style:style>
    <style:style style:name="P128" style:family="paragraph" style:parent-style-name="Standard">
      <style:text-properties fo:font-style="normal" style:text-underline-style="none" officeooo:rsid="00b33213" officeooo:paragraph-rsid="00b7b8af" style:font-style-asian="normal" style:font-style-complex="normal"/>
    </style:style>
    <style:style style:name="P129" style:family="paragraph" style:parent-style-name="Standard">
      <style:text-properties fo:font-style="normal" style:text-underline-style="none" officeooo:rsid="00b33213" officeooo:paragraph-rsid="00b8f93c" style:font-style-asian="normal" style:font-style-complex="normal"/>
    </style:style>
    <style:style style:name="P130" style:family="paragraph" style:parent-style-name="Standard">
      <style:text-properties fo:font-style="normal" style:text-underline-style="none" officeooo:rsid="00baef4d" officeooo:paragraph-rsid="00b8f93c" style:font-style-asian="normal" style:font-style-complex="normal"/>
    </style:style>
    <style:style style:name="P131" style:family="paragraph" style:parent-style-name="Standard">
      <style:text-properties fo:font-style="normal" style:text-underline-style="none" officeooo:rsid="00baef4d" officeooo:paragraph-rsid="00baef4d" style:font-style-asian="normal" style:font-style-complex="normal"/>
    </style:style>
    <style:style style:name="P132" style:family="paragraph" style:parent-style-name="Standard">
      <style:text-properties fo:font-style="normal" style:text-underline-style="none" officeooo:rsid="00baef4d" officeooo:paragraph-rsid="00bc9fd4" style:font-style-asian="normal" style:font-style-complex="normal"/>
    </style:style>
    <style:style style:name="P133" style:family="paragraph" style:parent-style-name="Standard">
      <style:text-properties fo:font-style="normal" style:text-underline-style="none" officeooo:rsid="00bc9fd4" officeooo:paragraph-rsid="00bc9fd4" style:font-style-asian="normal" style:font-style-complex="normal"/>
    </style:style>
    <style:style style:name="P134" style:family="paragraph" style:parent-style-name="Standard">
      <style:text-properties fo:color="#000000" fo:font-style="normal" style:text-underline-style="none" officeooo:rsid="003deb80" officeooo:paragraph-rsid="006530bc" style:font-style-asian="normal" style:font-style-complex="normal"/>
    </style:style>
    <style:style style:name="P135" style:family="paragraph" style:parent-style-name="Standard">
      <style:text-properties fo:color="#000000" fo:font-style="normal" style:text-underline-style="solid" style:text-underline-type="double" style:text-underline-width="auto" style:text-underline-color="font-color" officeooo:rsid="003e388b" officeooo:paragraph-rsid="006530bc" style:font-style-asian="normal" style:font-style-complex="normal"/>
    </style:style>
    <style:style style:name="P136" style:family="paragraph" style:parent-style-name="Table_20_Contents">
      <style:text-properties officeooo:rsid="0023974e" officeooo:paragraph-rsid="0023974e"/>
    </style:style>
    <style:style style:name="P137" style:family="paragraph" style:parent-style-name="Table_20_Contents">
      <style:text-properties officeooo:rsid="00253d0d" officeooo:paragraph-rsid="00253d0d"/>
    </style:style>
    <style:style style:name="P138" style:family="paragraph" style:parent-style-name="Table_20_Contents">
      <style:text-properties officeooo:rsid="00253d0d" officeooo:paragraph-rsid="002bf8e3"/>
    </style:style>
    <style:style style:name="P139" style:family="paragraph" style:parent-style-name="Table_20_Contents">
      <style:text-properties officeooo:rsid="0029eb0b" officeooo:paragraph-rsid="0029eb0b"/>
    </style:style>
    <style:style style:name="P140" style:family="paragraph" style:parent-style-name="Table_20_Contents">
      <style:text-properties officeooo:rsid="003ca828" officeooo:paragraph-rsid="003ca828"/>
    </style:style>
    <style:style style:name="P141" style:family="paragraph" style:parent-style-name="Table_20_Contents">
      <style:text-properties officeooo:rsid="00acb201" officeooo:paragraph-rsid="00acb201"/>
    </style:style>
    <style:style style:name="P142" style:family="paragraph" style:parent-style-name="Table_20_Contents">
      <style:text-properties officeooo:rsid="00acb201" officeooo:paragraph-rsid="00aecf07"/>
    </style:style>
    <style:style style:name="P143" style:family="paragraph" style:parent-style-name="Table_20_Contents">
      <style:text-properties officeooo:rsid="00aecf07" officeooo:paragraph-rsid="00aecf07"/>
    </style:style>
    <style:style style:name="P144" style:family="paragraph" style:parent-style-name="Table_20_Contents">
      <style:text-properties officeooo:rsid="00b04b05" officeooo:paragraph-rsid="00b04b05"/>
    </style:style>
    <style:style style:name="P145" style:family="paragraph" style:parent-style-name="Standard">
      <style:text-properties fo:font-style="normal" style:text-underline-style="none" officeooo:rsid="00a25913" officeooo:paragraph-rsid="00a25913" style:font-style-asian="normal" style:font-style-complex="normal"/>
    </style:style>
    <style:style style:name="P146" style:family="paragraph" style:parent-style-name="Standard">
      <style:text-properties fo:font-style="normal" style:text-underline-style="none" officeooo:rsid="00a25913" officeooo:paragraph-rsid="00a41953" style:font-style-asian="normal" style:font-style-complex="normal"/>
    </style:style>
    <style:style style:name="P147" style:family="paragraph" style:parent-style-name="Standard">
      <style:text-properties fo:font-style="normal" style:text-underline-style="none" officeooo:rsid="00a25913" officeooo:paragraph-rsid="00a8d062" style:font-style-asian="normal" style:font-style-complex="normal"/>
    </style:style>
    <style:style style:name="P148" style:family="paragraph" style:parent-style-name="Standard">
      <style:text-properties fo:font-style="normal" style:text-underline-style="none" officeooo:rsid="00a25913" officeooo:paragraph-rsid="00aecf07" style:font-style-asian="normal" style:font-style-complex="normal"/>
    </style:style>
    <style:style style:name="P149" style:family="paragraph" style:parent-style-name="Standard">
      <style:text-properties fo:font-style="normal" style:text-underline-style="none" officeooo:rsid="00a25913" officeooo:paragraph-rsid="00bd0ce1" style:font-style-asian="normal" style:font-style-complex="normal"/>
    </style:style>
    <style:style style:name="P150" style:family="paragraph" style:parent-style-name="Standard">
      <style:text-properties fo:font-style="normal" style:text-underline-style="none" officeooo:rsid="00a41953" officeooo:paragraph-rsid="00a41953" style:font-style-asian="normal" style:font-style-complex="normal"/>
    </style:style>
    <style:style style:name="P151" style:family="paragraph" style:parent-style-name="Standard">
      <style:text-properties fo:font-style="normal" style:text-underline-style="none" officeooo:rsid="00a434f9" officeooo:paragraph-rsid="00a434f9" style:font-style-asian="normal" style:font-style-complex="normal"/>
    </style:style>
    <style:style style:name="P152" style:family="paragraph" style:parent-style-name="Standard">
      <style:text-properties fo:font-style="normal" style:text-underline-style="none" officeooo:rsid="00bc9fd4" officeooo:paragraph-rsid="00bc9fd4" style:font-style-asian="normal" style:font-style-complex="normal"/>
    </style:style>
    <style:style style:name="P153" style:family="paragraph" style:parent-style-name="Standard">
      <style:text-properties fo:font-style="normal" style:text-underline-style="none" officeooo:rsid="00abb3e6" officeooo:paragraph-rsid="00bd0ce1" style:font-style-asian="normal" style:font-style-complex="normal"/>
    </style:style>
    <style:style style:name="P154" style:family="paragraph" style:parent-style-name="Standard">
      <style:text-properties fo:font-style="normal" style:text-underline-style="none" officeooo:rsid="00becd5a" officeooo:paragraph-rsid="00becd5a" style:font-style-asian="normal" style:font-style-complex="normal"/>
    </style:style>
    <style:style style:name="P155" style:family="paragraph" style:parent-style-name="Standard">
      <style:text-properties fo:font-style="normal" style:text-underline-style="none" officeooo:rsid="00bf7294" officeooo:paragraph-rsid="00bf7294" style:font-style-asian="normal" style:font-style-complex="normal"/>
    </style:style>
    <style:style style:name="P156" style:family="paragraph" style:parent-style-name="Standard">
      <style:text-properties fo:font-style="normal" style:text-underline-style="solid" style:text-underline-type="double" style:text-underline-width="auto" style:text-underline-color="font-color" officeooo:rsid="00a434f9" officeooo:paragraph-rsid="00a434f9" style:font-style-asian="normal" style:font-style-complex="normal"/>
    </style:style>
    <style:style style:name="P157" style:family="paragraph">
      <style:paragraph-properties fo:text-align="center"/>
    </style:style>
    <style:style style:name="P158" style:family="paragraph">
      <style:paragraph-properties fo:text-align="center"/>
      <style:text-properties fo:font-size="12pt"/>
    </style:style>
    <style:style style:name="P159" style:family="paragraph">
      <style:text-properties fo:font-size="12pt"/>
    </style:style>
    <style:style style:name="P160" style:family="paragraph">
      <loext:graphic-properties draw:fill-color="#729fcf"/>
      <style:paragraph-properties fo:text-align="center"/>
    </style:style>
    <style:style style:name="P161" style:family="paragraph">
      <loext:graphic-properties draw:fill-color="#00cc33"/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415119"/>
    </style:style>
    <style:style style:name="T3" style:family="text">
      <style:text-properties style:text-underline-style="none" officeooo:rsid="00421128"/>
    </style:style>
    <style:style style:name="T4" style:family="text">
      <style:text-properties style:text-underline-style="none" officeooo:rsid="002e8dbc"/>
    </style:style>
    <style:style style:name="T5" style:family="text">
      <style:text-properties style:text-underline-style="none" officeooo:rsid="002ce37f"/>
    </style:style>
    <style:style style:name="T6" style:family="text">
      <style:text-properties style:text-underline-style="none" officeooo:rsid="0038c844"/>
    </style:style>
    <style:style style:name="T7" style:family="text">
      <style:text-properties style:text-underline-style="none" officeooo:rsid="003ceed3"/>
    </style:style>
    <style:style style:name="T8" style:family="text">
      <style:text-properties style:text-underline-style="none" officeooo:rsid="0067bd07"/>
    </style:style>
    <style:style style:name="T9" style:family="text">
      <style:text-properties style:text-underline-style="none" officeooo:rsid="0077acdd"/>
    </style:style>
    <style:style style:name="T10" style:family="text">
      <style:text-properties style:text-underline-style="none" officeooo:rsid="008b1e95"/>
    </style:style>
    <style:style style:name="T11" style:family="text">
      <style:text-properties style:text-underline-style="none" officeooo:rsid="009555e8"/>
    </style:style>
    <style:style style:name="T12" style:family="text">
      <style:text-properties style:text-underline-style="none" officeooo:rsid="009623e8"/>
    </style:style>
    <style:style style:name="T13" style:family="text">
      <style:text-properties style:text-underline-style="none" officeooo:rsid="00976331"/>
    </style:style>
    <style:style style:name="T14" style:family="text">
      <style:text-properties style:text-underline-style="none" officeooo:rsid="009a1655"/>
    </style:style>
    <style:style style:name="T15" style:family="text">
      <style:text-properties style:text-underline-style="none" officeooo:rsid="009ef2a2"/>
    </style:style>
    <style:style style:name="T16" style:family="text">
      <style:text-properties style:text-underline-style="none" officeooo:rsid="00a01cda"/>
    </style:style>
    <style:style style:name="T17" style:family="text">
      <style:text-properties style:text-underline-style="none" officeooo:rsid="00a41953"/>
    </style:style>
    <style:style style:name="T18" style:family="text">
      <style:text-properties style:text-underline-style="none" officeooo:rsid="00a434f9"/>
    </style:style>
    <style:style style:name="T19" style:family="text">
      <style:text-properties style:text-underline-style="none" officeooo:rsid="00a54820"/>
    </style:style>
    <style:style style:name="T20" style:family="text">
      <style:text-properties style:text-underline-style="none" officeooo:rsid="00a6fefd"/>
    </style:style>
    <style:style style:name="T21" style:family="text">
      <style:text-properties style:text-underline-style="none" officeooo:rsid="00a99211"/>
    </style:style>
    <style:style style:name="T22" style:family="text">
      <style:text-properties style:text-underline-style="none" officeooo:rsid="00aa6940"/>
    </style:style>
    <style:style style:name="T23" style:family="text">
      <style:text-properties officeooo:rsid="001c5d0e"/>
    </style:style>
    <style:style style:name="T24" style:family="text">
      <style:text-properties officeooo:rsid="001d9a57"/>
    </style:style>
    <style:style style:name="T25" style:family="text">
      <style:text-properties officeooo:rsid="001e880e"/>
    </style:style>
    <style:style style:name="T26" style:family="text">
      <style:text-properties officeooo:rsid="002124d4"/>
    </style:style>
    <style:style style:name="T27" style:family="text">
      <style:text-properties officeooo:rsid="0029eb0b"/>
    </style:style>
    <style:style style:name="T28" style:family="text">
      <style:text-properties officeooo:rsid="002ae096"/>
    </style:style>
    <style:style style:name="T29" style:family="text">
      <style:text-properties officeooo:rsid="002bf8e3"/>
    </style:style>
    <style:style style:name="T30" style:family="text">
      <style:text-properties style:text-underline-style="solid" style:text-underline-type="double" style:text-underline-width="auto" style:text-underline-color="font-color"/>
    </style:style>
    <style:style style:name="T31" style:family="text">
      <style:text-properties style:text-underline-style="solid" style:text-underline-type="double" style:text-underline-width="auto" style:text-underline-color="font-color" officeooo:rsid="00344bb5"/>
    </style:style>
    <style:style style:name="T32" style:family="text">
      <style:text-properties officeooo:rsid="00300078"/>
    </style:style>
    <style:style style:name="T33" style:family="text">
      <style:text-properties officeooo:rsid="0031c379"/>
    </style:style>
    <style:style style:name="T34" style:family="text">
      <style:text-properties officeooo:rsid="0032fef8"/>
    </style:style>
    <style:style style:name="T35" style:family="text">
      <style:text-properties officeooo:rsid="004b4d46"/>
    </style:style>
    <style:style style:name="T36" style:family="text">
      <style:text-properties officeooo:rsid="004ce290"/>
    </style:style>
    <style:style style:name="T37" style:family="text">
      <style:text-properties officeooo:rsid="004dde1a"/>
    </style:style>
    <style:style style:name="T38" style:family="text">
      <style:text-properties officeooo:rsid="00513ea8"/>
    </style:style>
    <style:style style:name="T39" style:family="text">
      <style:text-properties officeooo:rsid="00515c1c"/>
    </style:style>
    <style:style style:name="T40" style:family="text">
      <style:text-properties officeooo:rsid="0052e142"/>
    </style:style>
    <style:style style:name="T41" style:family="text">
      <style:text-properties officeooo:rsid="00595ed2"/>
    </style:style>
    <style:style style:name="T42" style:family="text">
      <style:text-properties officeooo:rsid="005c27f5"/>
    </style:style>
    <style:style style:name="T43" style:family="text">
      <style:text-properties officeooo:rsid="005d71b7"/>
    </style:style>
    <style:style style:name="T44" style:family="text">
      <style:text-properties officeooo:rsid="005f6e01"/>
    </style:style>
    <style:style style:name="T45" style:family="text">
      <style:text-properties fo:color="#00cc33" style:text-underline-style="none"/>
    </style:style>
    <style:style style:name="T46" style:family="text">
      <style:text-properties fo:color="#00cc33" officeooo:rsid="00b48158"/>
    </style:style>
    <style:style style:name="T47" style:family="text">
      <style:text-properties officeooo:rsid="00735161"/>
    </style:style>
    <style:style style:name="T48" style:family="text">
      <style:text-properties officeooo:rsid="00751a45"/>
    </style:style>
    <style:style style:name="T49" style:family="text">
      <style:text-properties officeooo:rsid="007ad906"/>
    </style:style>
    <style:style style:name="T50" style:family="text">
      <style:text-properties officeooo:rsid="007b13f1"/>
    </style:style>
    <style:style style:name="T51" style:family="text">
      <style:text-properties officeooo:rsid="0083f9bb"/>
    </style:style>
    <style:style style:name="T52" style:family="text">
      <style:text-properties officeooo:rsid="0085a45a"/>
    </style:style>
    <style:style style:name="T53" style:family="text">
      <style:text-properties officeooo:rsid="0086f89d"/>
    </style:style>
    <style:style style:name="T54" style:family="text">
      <style:text-properties officeooo:rsid="0087e1dc"/>
    </style:style>
    <style:style style:name="T55" style:family="text">
      <style:text-properties officeooo:rsid="008916fa"/>
    </style:style>
    <style:style style:name="T56" style:family="text">
      <style:text-properties officeooo:rsid="002ce37f"/>
    </style:style>
    <style:style style:name="T57" style:family="text">
      <style:text-properties officeooo:rsid="008cc746"/>
    </style:style>
    <style:style style:name="T58" style:family="text">
      <style:text-properties officeooo:rsid="008dcc30"/>
    </style:style>
    <style:style style:name="T59" style:family="text">
      <style:text-properties officeooo:rsid="008e4ab2"/>
    </style:style>
    <style:style style:name="T60" style:family="text">
      <style:text-properties officeooo:rsid="008f254b"/>
    </style:style>
    <style:style style:name="T61" style:family="text">
      <style:text-properties officeooo:rsid="00909367"/>
    </style:style>
    <style:style style:name="T62" style:family="text">
      <style:text-properties officeooo:rsid="009187b3"/>
    </style:style>
    <style:style style:name="T63" style:family="text">
      <style:text-properties officeooo:rsid="0093879c"/>
    </style:style>
    <style:style style:name="T64" style:family="text">
      <style:text-properties officeooo:rsid="00a1ce61"/>
    </style:style>
    <style:style style:name="T65" style:family="text">
      <style:text-properties officeooo:rsid="00a434f9"/>
    </style:style>
    <style:style style:name="T66" style:family="text">
      <style:text-properties officeooo:rsid="00aecf07"/>
    </style:style>
    <style:style style:name="T67" style:family="text">
      <style:text-properties officeooo:rsid="00b48158"/>
    </style:style>
    <style:style style:name="T68" style:family="text">
      <style:text-properties fo:color="#ff9900" officeooo:rsid="00b48158"/>
    </style:style>
    <style:style style:name="T69" style:family="text">
      <style:text-properties fo:color="#ff9900" officeooo:rsid="00b8f93c"/>
    </style:style>
    <style:style style:name="T70" style:family="text">
      <style:text-properties fo:color="#cc00cc" officeooo:rsid="00b6517b" fo:background-color="#ffffff" loext:char-shading-value="0"/>
    </style:style>
    <style:style style:name="T71" style:family="text">
      <style:text-properties officeooo:rsid="00b7b8af"/>
    </style:style>
    <style:style style:name="T72" style:family="text">
      <style:text-properties officeooo:rsid="00b8f93c"/>
    </style:style>
    <style:style style:name="T73" style:family="text">
      <style:text-properties fo:color="#ff0000" officeooo:rsid="00b48158"/>
    </style:style>
    <style:style style:name="T74" style:family="text">
      <style:text-properties fo:color="#0000ff" officeooo:rsid="00b8f93c"/>
    </style:style>
    <style:style style:name="T75" style:family="text">
      <style:text-properties officeooo:rsid="00bc9fd4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2.249cm" fo:min-width="2.5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fo:min-height="2.33cm" fo:min-width="1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5.405cm" fo:min-width="4.6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cc33" draw:fill-color="#729fc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cc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00cc33" draw:textarea-horizontal-align="justify" draw:textarea-vertical-align="middle" draw:auto-grow-height="false" fo:min-height="0.3cm" fo:min-width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00cc33" draw:textarea-horizontal-align="justify" draw:textarea-vertical-align="middle" draw:auto-grow-height="false" fo:min-height="0.245cm" fo:min-width="0.2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00cc33" draw:textarea-horizontal-align="justify" draw:textarea-vertical-align="middle" draw:auto-grow-height="false" fo:min-height="0.28cm" fo:min-width="0.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vg:stroke-color="#ff99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cc00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3333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color="#ffcc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kel Montassier</text:p>
      <text:p text:style-name="P1"><text:a xlink:type="simple" xlink:href="mailto:mickael.montassier@lirmm.fr" text:style-name="Internet_20_link" text:visited-style-name="Visited_20_Internet_20_Link">mickael.montassier@lirmm.fr</text:a></text:p>
      <text:p text:style-name="P1"/>
      <text:p text:style-name="P9">HLIN305 - Théorie des graphes:</text:p>
      <text:p text:style-name="P1"/>
      <text:p text:style-name="P1">Un control continu en Amphi le 28 Novembre durée: 1h sans documents</text:p>
      <text:p text:style-name="P1">Un control en TP le 12 décembre sur les créneaux de TD et TP</text:p>
      <text:p text:style-name="P1"/>
      <text:p text:style-name="P4">Chapitre 1: Définition de base et connexité</text:p>
      <text:p text:style-name="P1"/>
      <text:p text:style-name="P4">I) Graphes:</text:p>
      <text:p text:style-name="P4"/>
      <text:p text:style-name="P23">Un graphe G(V, E) est constitué</text:p>
      <text:p text:style-name="P23"/>
      <text:p text:style-name="P23">- d'un ensemble (fini) de sommet V, de taille n;</text:p>
      <text:p text:style-name="P3">- d'un ensemble d'arêtes E (fini), constitué de paires d'élements de V, de taille m</text:p>
      <text:p text:style-name="P1"/>
      <text:p text:style-name="P2">Deux sommets x, y e V tels que {x, y} e E, sont voisins, reliés, adjacents.</text:p>
      <text:p text:style-name="P2"/>
      <text:p text:style-name="P2">On écrit xy e E, yx e E.</text:p>
      <text:p text:style-name="P2"/>
      <text:p text:style-name="P4">Exemples:</text:p>
      <text:p text:style-name="P4"/>
      <text:p text:style-name="P23"><draw:line text:anchor-type="paragraph" draw:z-index="0" draw:name="Forme1" draw:style-name="gr1" draw:text-style-name="P157" svg:x1="1.184cm" svg:y1="1.52cm" svg:x2="1.793cm" svg:y2="0.356cm"><text:p/></draw:line><draw:line text:anchor-type="paragraph" draw:z-index="4" draw:name="Forme5" draw:style-name="gr1" draw:text-style-name="P157" svg:x1="3.882cm" svg:y1="0.409cm" svg:x2="3.353cm" svg:y2="1.52cm"><text:p/></draw:line><draw:line text:anchor-type="paragraph" draw:z-index="1" draw:name="Forme2" draw:style-name="gr1" draw:text-style-name="P157" svg:x1="1.792cm" svg:y1="0.356cm" svg:x2="2.295cm" svg:y2="1.573cm"><text:p/></draw:line><draw:line text:anchor-type="paragraph" draw:z-index="2" draw:name="Forme3" draw:style-name="gr1" draw:text-style-name="P157" svg:x1="2.295cm" svg:y1="1.573cm" svg:x2="2.824cm" svg:y2="0.303cm"><text:p/></draw:line><draw:line text:anchor-type="paragraph" draw:z-index="3" draw:name="Forme4" draw:style-name="gr1" draw:text-style-name="P157" svg:x1="2.824cm" svg:y1="0.303cm" svg:x2="3.353cm" svg:y2="1.52cm"><text:p/></draw:line>1) <text:s text:c="11"/>2 <text:s text:c="7"/>4 <text:s text:c="8"/>6</text:p>
      <text:p text:style-name="P4"/>
      <text:p text:style-name="P4"/>
      <text:p text:style-name="P23"><text:s text:c="9"/>1 <text:s text:c="9"/>3 <text:s text:c="9"/>5</text:p>
      <text:p text:style-name="P23"/>
      <text:p text:style-name="P23"/>
      <text:p text:style-name="P23">V = {1, 2, 3, 4, 5, 6}</text:p>
      <text:p text:style-name="P23">E = {12, 23, 34, 45, 56}</text:p>
      <text:p text:style-name="P23"/>
      <text:p text:style-name="P23">Le chemin (en chaine)</text:p>
      <text:p text:style-name="P23">de longueur 5 On le not P6</text:p>
      <text:p text:style-name="P23"/>
      <text:p text:style-name="P23">Plus généralement On note Pk le chemin sur k sommets</text:p>
      <text:p text:style-name="P23"/>
      <text:p text:style-name="P23"><draw:custom-shape text:anchor-type="paragraph" draw:z-index="5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2) <text:s text:c="9"/>1 <text:s text:c="24"/>2</text:p>
      <text:p text:style-name="P23"/>
      <text:p text:style-name="P23"/>
      <text:p text:style-name="P23"/>
      <text:p text:style-name="P23"/>
      <text:p text:style-name="P23"/>
      <text:p text:style-name="P23"><text:s text:c="15"/>4 <text:s text:c="22"/>3</text:p>
      <text:p text:style-name="P23"/>
      <text:p text:style-name="P23">V= {1, 2, 3, 4}</text:p>
      <text:p text:style-name="P23">E = {12, 23, 34, 41}</text:p>
      <text:p text:style-name="P23"/>
      <text:p text:style-name="P23">Le cycle de longueur 4 On le note C4</text:p>
      <text:p text:style-name="P23">On note Ck le cycle sur k sommets</text:p>
      <text:p text:style-name="P23"/>
      <text:p text:style-name="P23"/>
      <text:p text:style-name="P23"><text:soft-page-break/>3)</text:p>
      <text:p text:style-name="P23"><text:s text:c="31"/><text:span text:style-name="T23">1</text:span></text:p>
      <text:p text:style-name="P23"><draw:custom-shape text:anchor-type="paragraph" draw:z-index="26" draw:name="Forme7" draw:style-name="gr3" svg:width="3.149cm" svg:height="3.043cm" svg:x="1.819cm" svg:y="0.238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27" draw:name="Forme8" draw:style-name="gr1" draw:text-style-name="P157" svg:x1="2.454cm" svg:y1="3.281cm" svg:x2="3.38cm" svg:y2="0.238cm"><text:p/></draw:line><draw:line text:anchor-type="paragraph" draw:z-index="29" draw:name="Forme10" draw:style-name="gr1" draw:text-style-name="P157" svg:x1="4.412cm" svg:y1="3.281cm" svg:x2="3.38cm" svg:y2="0.238cm"><text:p/></draw:line></text:p>
      <text:p text:style-name="P23"/>
      <text:p text:style-name="P23"><draw:line text:anchor-type="paragraph" draw:z-index="28" draw:name="Forme9" draw:style-name="gr1" draw:text-style-name="P157" svg:x1="1.819cm" svg:y1="0.46cm" svg:x2="4.968cm" svg:y2="0.46cm"><text:p/></draw:line><draw:line text:anchor-type="paragraph" draw:z-index="30" draw:name="Forme11" draw:style-name="gr1" draw:text-style-name="P157" svg:x1="2.454cm" svg:y1="2.307cm" svg:x2="4.968cm" svg:y2="0.46cm"><text:p/></draw:line><draw:line text:anchor-type="paragraph" draw:z-index="31" draw:name="Forme12" draw:style-name="gr1" draw:text-style-name="P157" svg:x1="4.412cm" svg:y1="2.307cm" svg:x2="1.819cm" svg:y2="0.46cm"><text:p/></draw:line> <text:s text:c="13"/><text:span text:style-name="T23">5 <text:s text:c="31"/>2</text:span></text:p>
      <text:p text:style-name="P23"/>
      <text:p text:style-name="P23"/>
      <text:p text:style-name="P23"/>
      <text:p text:style-name="P23"/>
      <text:p text:style-name="P23"><text:tab/> <text:s text:c="8"/><text:span text:style-name="T23">4<text:tab/> <text:s text:c="17"/>3</text:span></text:p>
      <text:p text:style-name="P23"/>
      <text:p text:style-name="P24">V= {1, 2, 3, 4, <text:span text:style-name="T24">5</text:span>}</text:p>
      <text:p text:style-name="P24">E = {12, <text:span text:style-name="T24">13, 14, 15, </text:span><text:s/>23, <text:span text:style-name="T24">2</text:span>4, <text:span text:style-name="T24">25, 34, 35, 45</text:span>}</text:p>
      <text:p text:style-name="P24"/>
      <text:p text:style-name="P28">Le graphe complet sur 5 sommets on le note K5</text:p>
      <text:p text:style-name="P28"/>
      <text:p text:style-name="P28">4)</text:p>
      <text:p text:style-name="P28"/>
      <text:p text:style-name="P28"><text:s text:c="19"/>* </text:p>
      <text:p text:style-name="P28"><text:s/><text:tab/>* <text:s text:c="10"/>*</text:p>
      <text:p text:style-name="P28"><text:tab/> <text:s text:c="6"/>*</text:p>
      <text:p text:style-name="P28"/>
      <text:p text:style-name="P29">Stable de taille 4 (plus d'arêtes)</text:p>
      <text:p text:style-name="P29"/>
      <text:p text:style-name="P29"/>
      <text:p text:style-name="P29"><draw:line text:anchor-type="paragraph" draw:z-index="6" draw:name="Forme13" draw:style-name="gr1" draw:text-style-name="P157" svg:x1="1.236cm" svg:y1="0.455cm" svg:x2="1.104cm" svg:y2="2.492cm"><text:p/></draw:line><draw:line text:anchor-type="paragraph" draw:z-index="8" draw:name="Forme15" draw:style-name="gr1" draw:text-style-name="P157" svg:x1="4.2cm" svg:y1="0.455cm" svg:x2="3.247cm" svg:y2="2.598cm"><text:p/></draw:line>5)</text:p>
      <text:p text:style-name="P29"><draw:line text:anchor-type="paragraph" draw:z-index="7" draw:name="Forme14" draw:style-name="gr1" draw:text-style-name="P157" svg:x1="2.136cm" svg:y1="0.074cm" svg:x2="2.533cm" svg:y2="2.058cm"><text:p/></draw:line></text:p>
      <text:p text:style-name="P29"/>
      <text:p text:style-name="P29"/>
      <text:p text:style-name="P29"/>
      <text:p text:style-name="P29"/>
      <text:p text:style-name="P29">Couplage, ensemble d'arêtes deux à deux disjointes.</text:p>
      <text:p text:style-name="P29"/>
      <text:p text:style-name="P29"/>
      <text:p text:style-name="P29">6)</text:p>
      <text:p text:style-name="P25"><draw:line text:anchor-type="paragraph" draw:z-index="9" draw:name="Forme1" draw:style-name="gr1" draw:text-style-name="P157" svg:x1="1.184cm" svg:y1="1.52cm" svg:x2="1.793cm" svg:y2="0.356cm"><text:p/></draw:line><draw:line text:anchor-type="paragraph" draw:z-index="10" draw:name="Forme2" draw:style-name="gr1" draw:text-style-name="P157" svg:x1="1.792cm" svg:y1="0.356cm" svg:x2="2.295cm" svg:y2="1.573cm"><text:p/></draw:line><draw:line text:anchor-type="paragraph" draw:z-index="11" draw:name="Forme3" draw:style-name="gr1" draw:text-style-name="P157" svg:x1="2.295cm" svg:y1="1.573cm" svg:x2="2.824cm" svg:y2="0.303cm"><text:p/></draw:line><draw:line text:anchor-type="paragraph" draw:z-index="12" draw:name="Forme4" draw:style-name="gr1" draw:text-style-name="P157" svg:x1="2.824cm" svg:y1="0.303cm" svg:x2="3.353cm" svg:y2="1.52cm"><text:p/></draw:line><draw:line text:anchor-type="paragraph" draw:z-index="13" draw:name="Forme5" draw:style-name="gr1" draw:text-style-name="P157" svg:x1="3.882cm" svg:y1="0.409cm" svg:x2="3.353cm" svg:y2="1.52cm"><text:p/></draw:line><draw:line text:anchor-type="paragraph" draw:z-index="14" draw:name="Forme16" draw:style-name="gr1" draw:text-style-name="P157" svg:x1="1.184cm" svg:y1="1.52cm" svg:x2="2.824cm" svg:y2="0.303cm"><text:p/></draw:line><draw:line text:anchor-type="paragraph" draw:z-index="15" draw:name="Forme17" draw:style-name="gr1" draw:text-style-name="P157" svg:x1="3.883cm" svg:y1="0.409cm" svg:x2="1.184cm" svg:y2="1.52cm"><text:p/></draw:line><draw:line text:anchor-type="paragraph" draw:z-index="16" draw:name="Forme18" draw:style-name="gr1" draw:text-style-name="P157" svg:x1="1.792cm" svg:y1="0.356cm" svg:x2="3.353cm" svg:y2="1.52cm"><text:p/></draw:line><draw:line text:anchor-type="paragraph" draw:z-index="17" draw:name="Forme19" draw:style-name="gr1" draw:text-style-name="P157" svg:x1="2.295cm" svg:y1="1.573cm" svg:x2="3.883cm" svg:y2="0.409cm"><text:p/></draw:line><draw:line text:anchor-type="paragraph" draw:z-index="18" draw:name="Forme20" draw:style-name="gr1" draw:text-style-name="P157" svg:x1="3.882cm" svg:y1="0.409cm" svg:x2="4.385cm" svg:y2="1.566cm"><text:p/></draw:line><draw:line text:anchor-type="paragraph" draw:z-index="19" draw:name="Forme21" draw:style-name="gr1" draw:text-style-name="P157" svg:x1="4.385cm" svg:y1="1.566cm" svg:x2="1.792cm" svg:y2="0.356cm"><text:p/></draw:line><draw:line text:anchor-type="paragraph" draw:z-index="20" draw:name="Forme22" draw:style-name="gr1" draw:text-style-name="P157" svg:x1="2.824cm" svg:y1="0.303cm" svg:x2="4.385cm" svg:y2="1.566cm"><text:p/></draw:line> <text:s text:c="6"/><text:tab/> <text:s/>2 <text:s text:c="7"/>4 <text:s text:c="9"/>6</text:p>
      <text:p text:style-name="P5"/>
      <text:p text:style-name="P5"/>
      <text:p text:style-name="P25"><text:s text:c="9"/>1 <text:s text:c="9"/>3 <text:s text:c="9"/>5 <text:s text:c="6"/><text:span text:style-name="T25">7</text:span></text:p>
      <text:p text:style-name="P25"/>
      <text:p text:style-name="P29">Ka,b le graphe bipartie complet avec bipartition V= AUB</text:p>
      <text:p text:style-name="P29"/>
      <text:p text:style-name="P29">et |A|=a |B|=b</text:p>
      <text:p text:style-name="P29"/>
      <text:p text:style-name="P29">Remarques</text:p>
      <text:p text:style-name="P29">-Un graphe est biparti s'il admet une partition de ses sommets en 2 stables</text:p>
      <text:p text:style-name="P29"/>
      <text:p text:style-name="P29">(C6 est biparti, C5 ne l'est pas )</text:p>
      <text:p text:style-name="P29"/>
      <text:p text:style-name="P29">- Soit contraire on interdit les boucles (xx) et les arêtes multiples (plusieurs je is xy)</text:p>
      <text:p text:style-name="P29"/>
      <text:p text:style-name="P29"/>
      <text:p text:style-name="P29"><text:soft-page-break/>On ne veut pas</text:p>
      <text:p text:style-name="P29"><draw:ellipse text:anchor-type="paragraph" draw:z-index="21" draw:name="Forme23" draw:style-name="gr1" draw:text-style-name="P157" svg:width="1.271cm" svg:height="0.98cm" svg:x="0.893cm" svg:y="0.337cm" draw:kind="arc" draw:start-angle="275.39" draw:end-angle="250.92"><text:p/></draw:ellipse></text:p>
      <text:p text:style-name="P29"/>
      <text:p text:style-name="P29"><text:s text:c="13"/>x</text:p>
      <text:p text:style-name="P29"/>
      <text:p text:style-name="P29"><draw:ellipse text:anchor-type="paragraph" draw:z-index="23" draw:name="Forme25" draw:style-name="gr1" draw:text-style-name="P158" svg:width="1.116cm" svg:height="0.355cm" svg:x="1.104cm" svg:y="0.175cm" draw:kind="arc" draw:start-angle="42.81" draw:end-angle="158.19"><text:p/></draw:ellipse> <text:s text:c="6"/>x <text:s text:c="11"/>y</text:p>
      <text:p text:style-name="P29"><draw:ellipse text:anchor-type="paragraph" draw:z-index="22" draw:name="Forme24" draw:style-name="gr1" draw:text-style-name="P158" svg:width="1.488cm" svg:height="0.726cm" svg:x="0.866cm" svg:y="-0.233cm" draw:kind="arc" draw:start-angle="162.77" draw:end-angle="5.31"><text:p/></draw:ellipse> <text:s text:c="2"/></text:p>
      <text:p text:style-name="P29"/>
      <text:p text:style-name="P29"/>
      <text:p text:style-name="P6">II) Codage</text:p>
      <text:p text:style-name="P29"/>
      <text:p text:style-name="P29">- On code généralement V par {1, ..., n} ou {0, ..., n-1}</text:p>
      <text:p text:style-name="P29">- On peut coder les adjacences de 3 façons (il y en a plus!)</text:p>
      <text:p text:style-name="P29"/>
      <text:p text:style-name="P29">1) par liste des arêtes</text:p>
      <text:p text:style-name="P29">2) par listes des voisins : Pour tout v e V, on associe L(v) sa liste</text:p>
      <text:p text:style-name="P29">3) par matrice d'adjacences: Ag=(aij)(1&lt;=i, j&lt;=n) où aij = 1 si ij e E 0 sinon</text:p>
      <text:p text:style-name="P29"/>
      <text:p text:style-name="P29"/>
      <text:p text:style-name="P6">Exemple:</text:p>
      <text:p text:style-name="P29"/>
      <text:p text:style-name="P29"/>
      <text:p text:style-name="P26"><draw:custom-shape text:anchor-type="paragraph" draw:z-index="24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25" draw:name="Forme26" draw:style-name="gr1" draw:text-style-name="P157" svg:x1="1.713cm" svg:y1="2.632cm" svg:x2="4.227cm" svg:y2="0.383cm"><text:p/></draw:line><text:span text:style-name="T26">G=</text:span> <text:s text:c="7"/>1 <text:s text:c="24"/>2</text:p>
      <text:p text:style-name="P26"/>
      <text:p text:style-name="P26"/>
      <text:p text:style-name="P26"/>
      <text:p text:style-name="P26"/>
      <text:p text:style-name="P26"/>
      <text:p text:style-name="P26"><text:s text:c="14"/>4 <text:s text:c="23"/>3</text:p>
      <text:p text:style-name="P26"/>
      <text:p text:style-name="P30">V= {1, 2, 3, 4}</text:p>
      <text:p text:style-name="P30"/>
      <text:p text:style-name="P30">1) On code G par {12, 23, <text:span text:style-name="T36">24, </text:span>34, 41}</text:p>
      <text:p text:style-name="P30"/>
      <text:p text:style-name="P30">2) On code L(1) = {2, 4}, <text:s/>L(2) = {1, 3, <text:s/>4}, <text:s/>L(3) = {2, 4}, <text:s/>L(4) = {1, 2, 3}</text:p>
      <text:p text:style-name="P30"/>
      <text:p text:style-name="P30"><draw:line text:anchor-type="paragraph" draw:z-index="81" draw:name="Forme75" draw:style-name="gr1" draw:text-style-name="P157" svg:x1="1.289cm" svg:y1="2.438cm" svg:x2="1.289cm" svg:y2="0.48cm"><text:p/></draw:line><draw:line text:anchor-type="paragraph" draw:z-index="82" draw:name="Forme76" draw:style-name="gr1" draw:text-style-name="P157" svg:x1="3.247cm" svg:y1="0.48cm" svg:x2="1.289cm" svg:y2="0.48cm"><text:p/></draw:line>3) Ag = 1 <text:s text:c="2"/>2 <text:s text:c="2"/>3 <text:s text:c="2"/>4</text:p>
      <text:p text:style-name="P30"><text:s text:c="9"/>1 <text:s/>0 <text:s text:c="2"/>1 <text:s text:c="2"/>0 <text:s text:c="2"/>1</text:p>
      <text:p text:style-name="P30"><text:s text:c="9"/>2 <text:s/>1 <text:s text:c="2"/>0 <text:s text:c="2"/>1 <text:s text:c="2"/>1</text:p>
      <text:p text:style-name="P30"><text:s text:c="9"/>3 <text:s/>0 <text:s text:c="2"/>1 <text:s text:c="2"/>0 <text:s text:c="2"/>1</text:p>
      <text:p text:style-name="P30"><text:s text:c="9"/>4 <text:s/>1 <text:s text:c="2"/>1 <text:s text:c="2"/>1 <text:s text:c="2"/>0</text:p>
      <text:p text:style-name="P30"/>
      <text:p text:style-name="P7">Propriété sur Ag:</text:p>
      <text:p text:style-name="P31"/>
      <text:p text:style-name="P31">1) Ag est symétrique car G est non ori<text:span text:style-name="T35">en</text:span>té (xy e E &lt;=&gt; yx e E)</text:p>
      <text:p text:style-name="P31"/>
      <text:p text:style-name="P31">2) 0 sur la diagonale car pas de boucles</text:p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8">Avantages: <text:span text:style-name="T47">(m = nb arêtes, n = nb sommets)</text:span></text:p>
      <text:p text:style-name="P32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136">Listes d'arrêtes</text:p>
          </table:table-cell>
          <table:table-cell table:style-name="Tableau1.A1" office:value-type="string">
            <text:p text:style-name="P136">Listes <text:span text:style-name="T29">de </text:span>voisins </text:p>
          </table:table-cell>
          <table:table-cell table:style-name="Tableau1.D1" office:value-type="string">
            <text:p text:style-name="P136">Matrices d'adjacents</text:p>
          </table:table-cell>
        </table:table-row>
        <table:table-row>
          <table:table-cell table:style-name="Tableau1.A2" office:value-type="string">
            <text:p text:style-name="P136">Taille de codage</text:p>
          </table:table-cell>
          <table:table-cell table:style-name="Tableau1.A2" office:value-type="string">
            <text:p text:style-name="P136">O(m)</text:p>
          </table:table-cell>
          <table:table-cell table:style-name="Tableau1.A2" office:value-type="string">
            <text:p text:style-name="P136">O(n + m)</text:p>
          </table:table-cell>
          <table:table-cell table:style-name="Tableau1.D2" office:value-type="string">
            <text:p text:style-name="P136">O(n²)</text:p>
          </table:table-cell>
        </table:table-row>
        <table:table-row>
          <table:table-cell table:style-name="Tableau1.A2" office:value-type="string">
            <text:p text:style-name="P138">T<text:span text:style-name="T29">em</text:span>ps par <text:span text:style-name="T48">selection</text:span>:</text:p>
            <text:p text:style-name="P138">"décider xy e E"</text:p>
          </table:table-cell>
          <table:table-cell table:style-name="Tableau1.A2" office:value-type="string">
            <text:p text:style-name="P137">O(m) (ou O(log n) si trié)</text:p>
          </table:table-cell>
          <table:table-cell table:style-name="Tableau1.A2" office:value-type="string">
            <text:p text:style-name="P137">O(n) (ou O(log n) si trié)</text:p>
          </table:table-cell>
          <table:table-cell table:style-name="Tableau1.D2" office:value-type="string">
            <text:p text:style-name="P137">O(1) (temps constant,</text:p>
            <text:p text:style-name="P137">on suppose l'accés mémoire constant)</text:p>
          </table:table-cell>
        </table:table-row>
        <table:table-row>
          <table:table-cell table:style-name="Tableau1.A2" office:value-type="string">
            <text:p text:style-name="P137">Trouver les voisins de x e V</text:p>
          </table:table-cell>
          <table:table-cell table:style-name="Tableau1.A2" office:value-type="string">
            <text:p text:style-name="P139">O(m)</text:p>
          </table:table-cell>
          <table:table-cell table:style-name="Tableau1.A2" office:value-type="string">
            <text:p text:style-name="P139">O(|L(x)|)</text:p>
          </table:table-cell>
          <table:table-cell table:style-name="Tableau1.D2" office:value-type="string">
            <text:p text:style-name="P139">O(n)</text:p>
          </table:table-cell>
        </table:table-row>
      </table:table>
      <text:p text:style-name="P31"><text:tab/><text:tab/></text:p>
      <text:p text:style-name="P31"/>
      <text:p text:style-name="P8">Remarques:</text:p>
      <text:p text:style-name="P32"/>
      <text:p text:style-name="P32">- On néglige la taille du codage des <text:span text:style-name="T29">e</text:span>ntiers: pour coder {1, ..., n}, <text:span text:style-name="T27">o</text:span>n prend O(n) et pas O(n log n)</text:p>
      <text:p text:style-name="P32">- <text:span text:style-name="T28">m &lt;= (n (n – 1)) / 2 =&gt; m = O(n²)</text:span></text:p>
      <text:p text:style-name="P32"/>
      <text:p text:style-name="P10">III) Degrés:</text:p>
      <text:p text:style-name="P33"/>
      <text:p text:style-name="P33">Le degré d'un sommet v e V est le nombre de ses voisins, on le note dG(v)</text:p>
      <text:p text:style-name="P33"/>
      <text:p text:style-name="P33">c'est également le nombre d'arêtes incidentes à v (ie. Dont une extrémité est v)</text:p>
      <text:p text:style-name="P33"/>
      <text:p text:style-name="P10">Exemples:</text:p>
      <text:p text:style-name="P33"/>
      <text:p text:style-name="P33">n = 4, m = 5</text:p>
      <text:p text:style-name="P32"/>
      <text:p text:style-name="P27"><draw:custom-shape text:anchor-type="paragraph" draw:z-index="32" draw:name="Forme6" draw:style-name="gr2" svg:width="2.514cm" svg:height="2.25cm" svg:x="1.713cm" svg:y="0.383cm"><text:p/><draw:enhanced-geometry svg:viewBox="0 0 21600 21600" draw:type="rectangle" draw:enhanced-path="M 0 0 L 21600 0 21600 21600 0 21600 0 0 Z N"/></draw:custom-shape><draw:line text:anchor-type="paragraph" draw:z-index="33" draw:name="Forme26" draw:style-name="gr1" draw:text-style-name="P157" svg:x1="1.713cm" svg:y1="2.632cm" svg:x2="4.227cm" svg:y2="0.383cm"><text:p/></draw:line> <text:s text:c="13"/>1 <text:s text:c="24"/>2</text:p>
      <text:p text:style-name="P27"/>
      <text:p text:style-name="P27"/>
      <text:p text:style-name="P27"/>
      <text:p text:style-name="P27"/>
      <text:p text:style-name="P27"/>
      <text:p text:style-name="P27"><text:s text:c="14"/>4 <text:s text:c="23"/>3</text:p>
      <text:p text:style-name="P27"/>
      <text:p text:style-name="P33">dG(1) = <text:span text:style-name="T37">2</text:span></text:p>
      <text:p text:style-name="P33">dG(2) = <text:span text:style-name="T37">3</text:span></text:p>
      <text:p text:style-name="P33">dG(3) = <text:span text:style-name="T37">2</text:span></text:p>
      <text:p text:style-name="P33">dG(4) = <text:span text:style-name="T37">3</text:span></text:p>
      <text:p text:style-name="P32"/>
      <text:p text:style-name="P33">dG(1) <text:s/>+ dG(2) + dG(3) + dG(4) = 10</text:p>
      <text:p text:style-name="P33"/>
      <text:p text:style-name="P10">Formule des degré:<text:span text:style-name="T1"> Pour tout G = (V, E)</text:span></text:p>
      <text:p text:style-name="P33"/>
      <text:p text:style-name="P33">Somme pour tout v e V de dG(v) = 2 |E|</text:p>
      <text:p text:style-name="P49">(La somme des degrées de chaque sommets = 2.|E|)</text:p>
      <text:p text:style-name="P33"/>
      <text:p text:style-name="P10">Preuve:<text:span text:style-name="T1"> Chaque arêtes xy est compilée deux fois, 1 fois pour x, et une autre pour y</text:span></text:p>
      <text:p text:style-name="P33"/>
      <text:p text:style-name="P33"/>
      <text:p text:style-name="P33"/>
      <text:p text:style-name="P10"><text:soft-page-break/>Remarques:</text:p>
      <text:p text:style-name="P33"/>
      <text:p text:style-name="P33">- <text:span text:style-name="T38">L</text:span>a somme des degré est paire</text:p>
      <text:p text:style-name="P33">- Un graphe est k-régulier si tous ses sommets sont de degré exactement k</text:p>
      <text:p text:style-name="P33"/>
      <text:p text:style-name="P33"/>
      <text:p text:style-name="P33">0-régulier &lt;=&gt; stable</text:p>
      <text:p text:style-name="P33">1-régulier &lt;=&gt; couplage</text:p>
      <text:p text:style-name="P33">2-régulier &lt;=&gt; Union disjointe de cycles </text:p>
      <text:p text:style-name="P36">3-régulier &lt;=&gt; Graphe cubique, structurelement plus compliqué</text:p>
      <text:p text:style-name="P33"/>
      <text:p text:style-name="P11">Le graphe de Peterson:</text:p>
      <text:p text:style-name="P11"/>
      <text:p text:style-name="P11"><draw:custom-shape text:anchor-type="paragraph" draw:z-index="34" draw:name="Forme27" draw:style-name="gr4" draw:text-style-name="P159" svg:width="7.674cm" svg:height="7.065cm" svg:x="0.416cm" svg:y="0.206cm"><text:p/>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</draw:custom-shape><draw:line text:anchor-type="paragraph" draw:z-index="41" draw:name="Forme34" draw:style-name="gr1" draw:text-style-name="P157" svg:x1="4.305cm" svg:y1="2.429cm" svg:x2="4.279cm" svg:y2="0.206cm"><text:p/></draw:line></text:p>
      <text:p text:style-name="P11"/>
      <text:p text:style-name="P11"/>
      <text:p text:style-name="P34"/>
      <text:p text:style-name="P34"><draw:line text:anchor-type="paragraph" draw:z-index="35" draw:name="Forme28" draw:style-name="gr1" draw:text-style-name="P157" svg:x1="2.85cm" svg:y1="1.593cm" svg:x2="5.681cm" svg:y2="1.593cm"><text:p/></draw:line><draw:line text:anchor-type="paragraph" draw:z-index="36" draw:name="Forme29" draw:style-name="gr1" draw:text-style-name="P157" svg:x1="5.047cm" svg:y1="3.789cm" svg:x2="4.306cm" svg:y2="0.482cm"><text:p/></draw:line><draw:line text:anchor-type="paragraph" draw:z-index="37" draw:name="Forme30" draw:style-name="gr1" draw:text-style-name="P157" svg:x1="3.671cm" svg:y1="3.789cm" svg:x2="4.306cm" svg:y2="0.482cm"><text:p/></draw:line><draw:line text:anchor-type="paragraph" draw:z-index="38" draw:name="Forme31" draw:style-name="gr1" draw:text-style-name="P157" svg:x1="2.85cm" svg:y1="1.593cm" svg:x2="5.046cm" svg:y2="3.789cm"><text:p/></draw:line><draw:line text:anchor-type="paragraph" draw:z-index="39" draw:name="Forme32" draw:style-name="gr1" draw:text-style-name="P157" svg:x1="3.671cm" svg:y1="3.789cm" svg:x2="5.682cm" svg:y2="1.593cm"><text:p/></draw:line><draw:line text:anchor-type="paragraph" draw:z-index="40" draw:name="Forme33" draw:style-name="gr1" draw:text-style-name="P157" svg:x1="8.089cm" svg:y1="0.984cm" svg:x2="5.681cm" svg:y2="1.593cm"><text:p/></draw:line><draw:line text:anchor-type="paragraph" draw:z-index="42" draw:name="Forme35" draw:style-name="gr1" draw:text-style-name="P157" svg:x1="5.046cm" svg:y1="3.789cm" svg:x2="6.607cm" svg:y2="5.324cm"><text:p/></draw:line><draw:line text:anchor-type="paragraph" draw:z-index="43" draw:name="Forme36" draw:style-name="gr1" draw:text-style-name="P157" svg:x1="1.924cm" svg:y1="5.324cm" svg:x2="3.67cm" svg:y2="3.789cm"><text:p/></draw:line><draw:line text:anchor-type="paragraph" draw:z-index="44" draw:name="Forme37" draw:style-name="gr1" draw:text-style-name="P157" svg:x1="0.416cm" svg:y1="0.958cm" svg:x2="2.85cm" svg:y2="1.593cm"><text:p/></draw:lin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- <text:span text:style-name="T39">P</text:span>lus petits smark</text:p>
      <text:p text:style-name="P34">(X' = Delta + 1)</text:p>
      <text:p text:style-name="P34"/>
      <text:p text:style-name="P34">- <text:span text:style-name="T39">P</text:span>lus petit cubique non hamiltonnien</text:p>
      <text:p text:style-name="P34"/>
      <text:p text:style-name="P34">- <text:span text:style-name="T39">Pl</text:span>us grand graphe <text:span text:style-name="T32">graphe de Moore</text:span> pour Delta = 3 et disymétrie 2</text:p>
      <text:p text:style-name="P34"/>
      <text:p text:style-name="P11">IV<text:span text:style-name="T33">)</text:span> Connexité:</text:p>
      <text:p text:style-name="P34"/>
      <text:p text:style-name="P34">-Soient x,y e V</text:p>
      <text:p text:style-name="P34"/>
      <text:p text:style-name="P34">Une marche de x à y est une suite x = x0, x1, x2,..., <text:s/>xp = y</text:p>
      <text:p text:style-name="P34">telle que xi, xi+1 e E (Pour tout i = 0, p – 1)</text:p>
      <text:p text:style-name="P34">Sa longueur est l</text:p>
      <text:p text:style-name="P34"/>
      <text:p text:style-name="P34">si tout les <text:span text:style-name="T40">som</text:span>mets sont distincts, alors on a un chemin de x a y</text:p>
      <text:p text:style-name="P34"/>
      <text:p text:style-name="P12">Lemne:</text:p>
      <text:p text:style-name="P35"/>
      <text:p text:style-name="P35">Soient G un graphe. x, y deux sommets de G, avec G con<text:span text:style-name="T55">ten</text:span>ant une marche de x à y &lt;=&gt; G contient un chemin de x à y.</text:p>
      <text:p text:style-name="P35"/>
      <text:p text:style-name="P35"><text:soft-page-break/></text:p>
      <text:p text:style-name="P35"/>
      <text:p text:style-name="P35"><text:tab/><text:tab/> <text:s text:c="7"/><text:span text:style-name="T33">x = x4</text:span></text:p>
      <text:p text:style-name="P35"><draw:line text:anchor-type="paragraph" draw:z-index="45" draw:name="Forme38" draw:style-name="gr1" draw:text-style-name="P157" svg:x1="1.157cm" svg:y1="1.538cm" svg:x2="3.829cm" svg:y2="0.374cm"><text:p/></draw:line><draw:line text:anchor-type="paragraph" draw:z-index="46" draw:name="Forme39" draw:style-name="gr1" draw:text-style-name="P157" svg:x1="6.475cm" svg:y1="1.618cm" svg:x2="3.829cm" svg:y2="0.374cm"><text:p/></draw:line><draw:line text:anchor-type="paragraph" draw:z-index="47" draw:name="Forme40" draw:style-name="gr1" draw:text-style-name="P157" svg:x1="2.321cm" svg:y1="3.073cm" svg:x2="3.829cm" svg:y2="0.374cm"><text:p/></draw:line><draw:line text:anchor-type="paragraph" draw:z-index="48" draw:name="Forme41" draw:style-name="gr1" draw:text-style-name="P157" svg:x1="4.067cm" svg:y1="3.443cm" svg:x2="3.829cm" svg:y2="0.374cm"><text:p/></draw:line> <text:s text:c="29"/></text:p>
      <text:p text:style-name="P35"/>
      <text:p text:style-name="P35"><text:s text:c="3"/><text:span text:style-name="T33">x = x0</text:span></text:p>
      <text:p text:style-name="P35"><draw:line text:anchor-type="paragraph" draw:z-index="49" draw:name="Forme42" draw:style-name="gr1" draw:text-style-name="P157" svg:x1="6.476cm" svg:y1="0.157cm" svg:x2="4.068cm" svg:y2="1.983cm"><text:p/></draw:line> <text:s text:c="62"/><text:span text:style-name="T33">x3</text:span></text:p>
      <text:p text:style-name="P35"/>
      <text:p text:style-name="P35"/>
      <text:p text:style-name="P35"><draw:line text:anchor-type="paragraph" draw:z-index="50" draw:name="Forme43" draw:style-name="gr1" draw:text-style-name="P157" svg:x1="2.321cm" svg:y1="0.152cm" svg:x2="4.067cm" svg:y2="2.375cm"><text:p/></draw:line><text:tab/> <text:s text:c="3"/><text:span text:style-name="T33">x5</text:span></text:p>
      <text:p text:style-name="P35"><text:s text:c="37"/><text:span text:style-name="T33"><text:s/>x2</text:span></text:p>
      <text:p text:style-name="P35"/>
      <text:p text:style-name="P35"/>
      <text:p text:style-name="P13"/>
      <text:p text:style-name="P37"><text:s text:c="35"/>x6 = y</text:p>
      <text:p text:style-name="P13"/>
      <text:p text:style-name="P13">Preuve:</text:p>
      <text:p text:style-name="P37"/>
      <text:p text:style-name="P37">(&lt;=) trivial</text:p>
      <text:p text:style-name="P37">(=&gt;) Prenons M une marche de x à y On applique l'algo suivant: </text:p>
      <text:p text:style-name="P37">Tant que M contient 2 sommets identiques xi = xj avec i &lt; j</text:p>
      <text:p text:style-name="P37">M &lt;= x1 x2 xi-1 xi xj+i...xp</text:p>
      <text:p text:style-name="P37"/>
      <text:p text:style-name="P37"><draw:line text:anchor-type="paragraph" draw:z-index="64" draw:name="Forme59" draw:style-name="gr1" draw:text-style-name="P157" svg:x1="5.417cm" svg:y1="0.411cm" svg:x2="4.65cm" svg:y2="1.178cm"><text:p/></draw:line><draw:line text:anchor-type="paragraph" draw:z-index="65" draw:name="Forme60" draw:style-name="gr1" draw:text-style-name="P157" svg:x1="6.343cm" svg:y1="0.332cm" svg:x2="5.417cm" svg:y2="0.411cm"><text:p/></draw:line><draw:line text:anchor-type="paragraph" draw:z-index="67" draw:name="Forme61" draw:style-name="gr1" draw:text-style-name="P157" svg:x1="6.978cm" svg:y1="1.099cm" svg:x2="6.343cm" svg:y2="0.332cm"><text:p/></draw:line></text:p>
      <text:p text:style-name="P37"/>
      <text:p text:style-name="P37"><draw:line text:anchor-type="paragraph" draw:z-index="58" draw:name="Forme53" draw:style-name="gr1" draw:text-style-name="P157" svg:x1="0.152cm" svg:y1="0.734cm" svg:x2="2.216cm" svg:y2="0.152cm"><text:p/></draw:line><draw:line text:anchor-type="paragraph" draw:z-index="59" draw:name="Forme54" draw:style-name="gr1" draw:text-style-name="P157" svg:x1="3.75cm" svg:y1="0.84cm" svg:x2="2.215cm" svg:y2="0.152cm"><text:p/></draw:line><draw:line text:anchor-type="paragraph" draw:z-index="63" draw:name="Forme58" draw:style-name="gr1" draw:text-style-name="P157" svg:x1="6.026cm" svg:y1="0.893cm" svg:x2="4.65cm" svg:y2="0.205cm"><text:p/></draw:line><draw:line text:anchor-type="paragraph" draw:z-index="66" draw:name="Forme62" draw:style-name="gr1" draw:text-style-name="P157" svg:x1="6.025cm" svg:y1="0.892cm" svg:x2="6.978cm" svg:y2="0.125cm"><text:p/></draw:line></text:p>
      <text:p text:style-name="P37"><draw:line text:anchor-type="paragraph" draw:z-index="60" draw:name="Forme55" draw:style-name="gr1" draw:text-style-name="P157" svg:x1="6.025cm" svg:y1="0.406cm" svg:x2="3.75cm" svg:y2="0.353cm"><text:p/></draw:line><draw:line text:anchor-type="paragraph" draw:z-index="61" draw:name="Forme56" draw:style-name="gr1" draw:text-style-name="P157" svg:x1="7.507cm" svg:y1="0.035cm" svg:x2="6.025cm" svg:y2="0.405cm"><text:p/></draw:line><draw:line text:anchor-type="paragraph" draw:z-index="62" draw:name="Forme57" draw:style-name="gr1" draw:text-style-name="P157" svg:x1="9.253cm" svg:y1="0.485cm" svg:x2="7.507cm" svg:y2="0.035cm"><text:p/></draw:line></text:p>
      <text:p text:style-name="P37"/>
      <text:p text:style-name="P37"/>
      <text:p text:style-name="P37">La longueur de M décroit à chaque tour: l'algo s'arrête. On a alors M un chemin</text:p>
      <text:p text:style-name="P37"/>
      <text:p text:style-name="P39">G est connexe si pour tou<text:span text:style-name="T41">t</text:span> x, y e V, il existe un chemin de x à y (on peut remplacer chemin par marche) Comment décrire un graphe s'il n'est pas connexe ? Une composante connexe est un ensemble maximal pour l'inclusion de sommets qui forme un graphe connexe.</text:p>
      <text:p text:style-name="P39"/>
      <text:p text:style-name="P14">Exemple:</text:p>
      <text:p text:style-name="P39"/>
      <text:p text:style-name="P39"><draw:line text:anchor-type="paragraph" draw:z-index="51" draw:name="Forme44" draw:style-name="gr1" draw:text-style-name="P157" svg:x1="0.469cm" svg:y1="0.469cm" svg:x2="3.67cm" svg:y2="0.469cm"><text:p/></draw:line><draw:line text:anchor-type="paragraph" draw:z-index="52" draw:name="Forme45" draw:style-name="gr1" draw:text-style-name="P157" svg:x1="0.495cm" svg:y1="3.247cm" svg:x2="0.469cm" svg:y2="0.469cm"><text:p/></draw:line><draw:line text:anchor-type="paragraph" draw:z-index="54" draw:name="Forme47" draw:style-name="gr1" draw:text-style-name="P157" svg:x1="3.671cm" svg:y1="0.469cm" svg:x2="0.496cm" svg:y2="3.247cm"><text:p/></draw:line></text:p>
      <text:p text:style-name="P37"/>
      <text:p text:style-name="P37"><draw:line text:anchor-type="paragraph" draw:z-index="55" draw:name="Forme48" draw:style-name="gr1" draw:text-style-name="P157" svg:x1="3.671cm" svg:y1="2.273cm" svg:x2="5.47cm" svg:y2="0.289cm"><text:p/></draw:line></text:p>
      <text:p text:style-name="P37"><draw:line text:anchor-type="paragraph" draw:z-index="53" draw:name="Forme46" draw:style-name="gr1" draw:text-style-name="P157" svg:x1="3.671cm" svg:y1="1.787cm" svg:x2="0.496cm" svg:y2="1.787cm"><text:p/></draw:line><text:tab/><text:tab/><text:tab/><text:tab/><text:tab/><text:span text:style-name="T34">graphe connexe 1 seule composante connexe</text:span></text:p>
      <text:p text:style-name="P37"/>
      <text:p text:style-name="P37"/>
      <text:p text:style-name="P37"/>
      <text:p text:style-name="P37"/>
      <text:p text:style-name="P37"><draw:line text:anchor-type="paragraph" draw:z-index="56" draw:name="Forme49" draw:style-name="gr1" draw:text-style-name="P157" svg:x1="0.522cm" svg:y1="3.31cm" svg:x2="2.692cm" svg:y2="0.347cm"><text:p/></draw:line><draw:line text:anchor-type="paragraph" draw:z-index="57" draw:name="Forme51" draw:style-name="gr1" draw:text-style-name="P157" svg:x1="2.692cm" svg:y1="0.347cm" svg:x2="4.65cm" svg:y2="3.31cm"><text:p/></draw:line></text:p>
      <text:p text:style-name="P37"/>
      <text:p text:style-name="P37"/>
      <text:p text:style-name="P39"><text:s/><text:tab/><text:tab/><text:tab/><text:tab/><text:tab/><text:tab/>3 composante connexe</text:p>
      <text:p text:style-name="P38"><text:tab/><text:tab/><text:tab/><text:tab/><text:tab/><text:tab/><text:tab/><text:tab/><text:tab/></text:p>
      <text:p text:style-name="P15"/>
      <text:p text:style-name="P15"><draw:line text:anchor-type="paragraph" draw:z-index="83" draw:name="Forme50" draw:style-name="gr1" draw:text-style-name="P157" svg:x1="0.522cm" svg:y1="0.39cm" svg:x2="4.65cm" svg:y2="0.39cm"><text:p/></draw:line></text:p>
      <text:p text:style-name="P40"><text:soft-page-break/><text:span text:style-name="T30">Propriété:</text:span> </text:p>
      <text:p text:style-name="P40"><text:span text:style-name="T43">L</text:span>es composantes connexes sont des ensembles disjoints de sommet</text:p>
      <text:p text:style-name="P40"/>
      <text:p text:style-name="P41"><text:span text:style-name="T30">Remarque</text:span><text:span text:style-name="T31">s:</text:span> </text:p>
      <text:p text:style-name="P41"><text:span text:style-name="T43">C</text:span>e sont les classes d'équivalences de la relati<text:span text:style-name="T42">on</text:span> x ~ <text:s/>y (si il existe un che<text:span text:style-name="T42">min</text:span> de x à y)</text:p>
      <text:p text:style-name="P41"/>
      <text:p text:style-name="P40"><text:span text:style-name="T43">C</text:span>onnexes &lt;=&gt; 1 seule composante </text:p>
      <text:p text:style-name="P40"/>
      <text:p text:style-name="P40"><text:span text:style-name="T43">P</text:span>as d'arêtes entre 2 composante connexes distinctes</text:p>
      <text:p text:style-name="P37"/>
      <text:p text:style-name="P16">V) Calcul des composantes connexes du graphe:</text:p>
      <text:p text:style-name="P42"/>
      <text:p text:style-name="P16">Entrée:<text:span text:style-name="T1"> G = (V, E) donné par liste d'arrêtes.</text:span></text:p>
      <text:p text:style-name="P16">Sortie:<text:span text:style-name="T1"> comp: V -&gt; V : fonction (ou un tableau) telle que comp(x) = comp(y) ssi x et y appartiennent à la même composante connexe. (en d'autres termes il existe un xy-chemin entre x et y.)</text:span></text:p>
      <text:p text:style-name="P42"/>
      <text:p text:style-name="P43">les composantes connexes sont alors les sommets ayant la même valeur de comp.</text:p>
      <text:p text:style-name="P43"/>
      <text:p text:style-name="P17">Exemple:</text:p>
      <text:p text:style-name="P43"/>
      <text:p text:style-name="P43">G = (V, E) <text:s text:c="2"/>V = {1, 2, 3, 4, 5, 6, 7} <text:s text:c="3"/>E = {1<text:span text:style-name="T44">3</text:span>, 14, 25, 34, 46}</text:p>
      <text:p text:style-name="P43"/>
      <text:p text:style-name="P43"><draw:line text:anchor-type="paragraph" draw:z-index="68" draw:name="Forme52" draw:style-name="gr1" draw:text-style-name="P157" svg:x1="1.369cm" svg:y1="2.51cm" svg:x2="2.401cm" svg:y2="0.367cm"><text:p/></draw:line><draw:line text:anchor-type="paragraph" draw:z-index="69" draw:name="Forme63" draw:style-name="gr1" draw:text-style-name="P157" svg:x1="3.433cm" svg:y1="2.484cm" svg:x2="2.401cm" svg:y2="0.367cm"><text:p/></draw:line><draw:line text:anchor-type="paragraph" draw:z-index="70" draw:name="Forme64" draw:style-name="gr1" draw:text-style-name="P157" svg:x1="4.333cm" svg:y1="0.314cm" svg:x2="3.433cm" svg:y2="2.484cm"><text:p/></draw:line><draw:line text:anchor-type="paragraph" draw:z-index="71" draw:name="Forme65" draw:style-name="gr1" draw:text-style-name="P157" svg:x1="5.523cm" svg:y1="2.589cm" svg:x2="6.211cm" svg:y2="0.499cm"><text:p/></draw:line><draw:line text:anchor-type="paragraph" draw:z-index="72" draw:name="Forme66" draw:style-name="gr1" draw:text-style-name="P157" svg:x1="1.369cm" svg:y1="2.51cm" svg:x2="3.433cm" svg:y2="2.484cm"><text:p/></draw:line> <text:s text:c="20"/>3 <text:s text:c="16"/>6 <text:s text:c="16"/>2</text:p>
      <text:p text:style-name="P43"/>
      <text:p text:style-name="P43"/>
      <text:p text:style-name="P43"/>
      <text:p text:style-name="P43"/>
      <text:p text:style-name="P43"><text:s text:c="11"/>1 <text:s text:c="20"/><text:span text:style-name="T44">4</text:span> <text:s text:c="11"/>5</text:p>
      <text:p text:style-name="P43"/>
      <text:p text:style-name="P17">Principe:</text:p>
      <text:p text:style-name="P43"/>
      <text:p text:style-name="P43">Au début, pour tout x e V, comp(x) = x</text:p>
      <text:p text:style-name="P43">("chaque sommet est dans sa propre composante")</text:p>
      <text:p text:style-name="P43">On lit les arêtes une à une. A chaque arêtes xy e E, on fusionne les composantes numérotées comp(x) et comp(y).</text:p>
      <text:p text:style-name="P52"/>
      <table:table table:name="Tableau2" table:style-name="Tableau2">
        <table:table-column table:style-name="Tableau2.A"/>
        <table:table-column table:style-name="Tableau2.B" table:number-columns-repeated="5"/>
        <table:table-column table:style-name="Tableau2.G"/>
        <table:table-row>
          <table:table-cell table:style-name="Tableau2.A1" office:value-type="string">
            <text:p text:style-name="P140">Arêtes lues</text:p>
          </table:table-cell>
          <table:table-cell table:style-name="Tableau2.A1" office:value-type="string">
            <text:p text:style-name="P140">Aucune</text:p>
          </table:table-cell>
          <table:table-cell table:style-name="Tableau2.A1" office:value-type="string">
            <text:p text:style-name="P140">13</text:p>
          </table:table-cell>
          <table:table-cell table:style-name="Tableau2.A1" office:value-type="string">
            <text:p text:style-name="P140">14</text:p>
          </table:table-cell>
          <table:table-cell table:style-name="Tableau2.A1" office:value-type="string">
            <text:p text:style-name="P140">25</text:p>
          </table:table-cell>
          <table:table-cell table:style-name="Tableau2.A1" office:value-type="string">
            <text:p text:style-name="P140">34</text:p>
          </table:table-cell>
          <table:table-cell table:style-name="Tableau2.G1" office:value-type="string">
            <text:p text:style-name="P140">46</text:p>
          </table:table-cell>
        </table:table-row>
        <table:table-row>
          <table:table-cell table:style-name="Tableau2.A2" office:value-type="string">
            <text:p text:style-name="P140">fonction</text:p>
          </table:table-cell>
          <table:table-cell table:style-name="Tableau2.A2" office:value-type="string">
            <text:p text:style-name="P140">Comp(1) = 1</text:p>
          </table:table-cell>
          <table:table-cell table:style-name="Tableau2.A2" office:value-type="string">
            <text:p text:style-name="P140">Comp(1) = <text:span text:style-name="T49">3</text:span></text:p>
          </table:table-cell>
          <table:table-cell table:style-name="Tableau2.A2" office:value-type="string">
            <text:p text:style-name="P140">Comp(1) = <text:span text:style-name="T49">3</text:span></text:p>
          </table:table-cell>
          <table:table-cell table:style-name="Tableau2.A2" office:value-type="string">
            <text:p text:style-name="P140">Comp(1) = <text:span text:style-name="T49">3</text:span></text:p>
          </table:table-cell>
          <table:table-cell table:style-name="Tableau2.A2" office:value-type="string">
            <text:p text:style-name="P140">Comp(1) = <text:span text:style-name="T50">4</text:span></text:p>
          </table:table-cell>
          <table:table-cell table:style-name="Tableau2.G2" office:value-type="string">
            <text:p text:style-name="P140">Comp(1) = <text:span text:style-name="T50">6</text:span></text:p>
          </table:table-cell>
        </table:table-row>
        <table:table-row>
          <table:table-cell table:style-name="Tableau2.A2" office:value-type="string">
            <text:p text:style-name="P140">comp</text:p>
          </table:table-cell>
          <table:table-cell table:style-name="Tableau2.A2" office:value-type="string">
            <text:p text:style-name="P140">Comp(2) = 2</text:p>
          </table:table-cell>
          <table:table-cell table:style-name="Tableau2.A2" office:value-type="string">
            <text:p text:style-name="P140">Comp(2) = 2</text:p>
          </table:table-cell>
          <table:table-cell table:style-name="Tableau2.A2" office:value-type="string">
            <text:p text:style-name="P140">Comp(2) = 2</text:p>
          </table:table-cell>
          <table:table-cell table:style-name="Tableau2.A2" office:value-type="string">
            <text:p text:style-name="P140">Comp(2) = <text:span text:style-name="T49">5</text:span></text:p>
          </table:table-cell>
          <table:table-cell table:style-name="Tableau2.A2" office:value-type="string">
            <text:p text:style-name="P140">Comp(2) = <text:span text:style-name="T49">5</text:span></text:p>
          </table:table-cell>
          <table:table-cell table:style-name="Tableau2.G2" office:value-type="string">
            <text:p text:style-name="P140">Comp(2) = <text:span text:style-name="T49">5</text:span></text:p>
          </table:table-cell>
        </table:table-row>
        <table:table-row>
          <table:table-cell table:style-name="Tableau2.A2" office:value-type="string">
            <text:p text:style-name="P140"/>
          </table:table-cell>
          <table:table-cell table:style-name="Tableau2.A2" office:value-type="string">
            <text:p text:style-name="P140">Comp(3) = 3</text:p>
          </table:table-cell>
          <table:table-cell table:style-name="Tableau2.A2" office:value-type="string">
            <text:p text:style-name="P140">Comp(3) = <text:span text:style-name="T49">3</text:span></text:p>
          </table:table-cell>
          <table:table-cell table:style-name="Tableau2.A2" office:value-type="string">
            <text:p text:style-name="P140">Comp(3) = <text:span text:style-name="T49">3</text:span></text:p>
          </table:table-cell>
          <table:table-cell table:style-name="Tableau2.A2" office:value-type="string">
            <text:p text:style-name="P140">Comp(3) = <text:span text:style-name="T49">3</text:span></text:p>
          </table:table-cell>
          <table:table-cell table:style-name="Tableau2.A2" office:value-type="string">
            <text:p text:style-name="P140">Comp(3) = <text:span text:style-name="T49">4</text:span></text:p>
          </table:table-cell>
          <table:table-cell table:style-name="Tableau2.G2" office:value-type="string">
            <text:p text:style-name="P140">Comp(3) = <text:span text:style-name="T50">6</text:span></text:p>
          </table:table-cell>
        </table:table-row>
        <table:table-row>
          <table:table-cell table:style-name="Tableau2.A2" office:value-type="string">
            <text:p text:style-name="P140"/>
          </table:table-cell>
          <table:table-cell table:style-name="Tableau2.A2" office:value-type="string">
            <text:p text:style-name="P140">Comp(4) = 4</text:p>
          </table:table-cell>
          <table:table-cell table:style-name="Tableau2.A2" office:value-type="string">
            <text:p text:style-name="P140">Comp(4) = 4</text:p>
          </table:table-cell>
          <table:table-cell table:style-name="Tableau2.A2" office:value-type="string">
            <text:p text:style-name="P140">Comp(4) = <text:span text:style-name="T49">4</text:span></text:p>
          </table:table-cell>
          <table:table-cell table:style-name="Tableau2.A2" office:value-type="string">
            <text:p text:style-name="P140">Comp(4) = <text:span text:style-name="T49">4</text:span></text:p>
          </table:table-cell>
          <table:table-cell table:style-name="Tableau2.A2" office:value-type="string">
            <text:p text:style-name="P140">Comp(4) = <text:span text:style-name="T49">4</text:span></text:p>
          </table:table-cell>
          <table:table-cell table:style-name="Tableau2.G2" office:value-type="string">
            <text:p text:style-name="P140">Comp(4) = <text:span text:style-name="T50">6</text:span></text:p>
          </table:table-cell>
        </table:table-row>
        <table:table-row>
          <table:table-cell table:style-name="Tableau2.A2" office:value-type="string">
            <text:p text:style-name="P140"/>
          </table:table-cell>
          <table:table-cell table:style-name="Tableau2.A2" office:value-type="string">
            <text:p text:style-name="P140">Comp(5) = 5</text:p>
          </table:table-cell>
          <table:table-cell table:style-name="Tableau2.A2" office:value-type="string">
            <text:p text:style-name="P140">Comp(5) = 5</text:p>
          </table:table-cell>
          <table:table-cell table:style-name="Tableau2.A2" office:value-type="string">
            <text:p text:style-name="P140">Comp(5) = 5</text:p>
          </table:table-cell>
          <table:table-cell table:style-name="Tableau2.A2" office:value-type="string">
            <text:p text:style-name="P140">Comp(5) = 5</text:p>
          </table:table-cell>
          <table:table-cell table:style-name="Tableau2.A2" office:value-type="string">
            <text:p text:style-name="P140">Comp(5) = 5</text:p>
          </table:table-cell>
          <table:table-cell table:style-name="Tableau2.G2" office:value-type="string">
            <text:p text:style-name="P140">Comp(5) = 5</text:p>
          </table:table-cell>
        </table:table-row>
        <table:table-row>
          <table:table-cell table:style-name="Tableau2.A2" office:value-type="string">
            <text:p text:style-name="P140"/>
          </table:table-cell>
          <table:table-cell table:style-name="Tableau2.A2" office:value-type="string">
            <text:p text:style-name="P140">Comp(6) = 6</text:p>
          </table:table-cell>
          <table:table-cell table:style-name="Tableau2.A2" office:value-type="string">
            <text:p text:style-name="P140">Comp(6) = 6</text:p>
          </table:table-cell>
          <table:table-cell table:style-name="Tableau2.A2" office:value-type="string">
            <text:p text:style-name="P140">Comp(6) = 6</text:p>
          </table:table-cell>
          <table:table-cell table:style-name="Tableau2.A2" office:value-type="string">
            <text:p text:style-name="P140">Comp(6) = 6</text:p>
          </table:table-cell>
          <table:table-cell table:style-name="Tableau2.A2" office:value-type="string">
            <text:p text:style-name="P140">Comp(6) = 6</text:p>
          </table:table-cell>
          <table:table-cell table:style-name="Tableau2.G2" office:value-type="string">
            <text:p text:style-name="P140">Comp(6) = 6</text:p>
          </table:table-cell>
        </table:table-row>
      </table:table>
      <text:p text:style-name="P44"/>
      <text:p text:style-name="P53"><text:span text:style-name="T1">(Voir algo poly </text:span><text:span text:style-name="T3">cours</text:span><text:span text:style-name="T1">)</text:span></text:p>
      <text:p text:style-name="P45"/>
      <text:p text:style-name="P45"/>
      <text:p text:style-name="P45"/>
      <text:p text:style-name="P45"/>
      <text:p text:style-name="P18"><text:soft-page-break/>Analyse de Composante:</text:p>
      <text:p text:style-name="P46"/>
      <text:p text:style-name="P18"><text:span text:style-name="T1">- </text:span>Terminaison:</text:p>
      <text:p text:style-name="P46">L'algo contient que des "boucles pour" et des tests. Il termine.</text:p>
      <text:p text:style-name="P46"/>
      <text:p text:style-name="P18"><text:span text:style-name="T1">- </text:span>Preuve:</text:p>
      <text:p text:style-name="P18"><text:span text:style-name="T1">(voir </text:span><text:span text:style-name="T3">preuve </text:span><text:span text:style-name="T1">poly </text:span><text:span text:style-name="T2">de cours</text:span><text:span text:style-name="T1">)</text:span></text:p>
      <text:p text:style-name="P46"/>
      <text:p text:style-name="P19">Problème du jour n°1:</text:p>
      <text:p text:style-name="P47"/>
      <text:p text:style-name="P48">Cherchons des marches ou chemins ayant diverses prorpiétés. Regardons la proriété "passons par tous les sommets".</text:p>
      <text:p text:style-name="P48"/>
      <text:p text:style-name="P20">Probleme 1:<text:span text:style-name="T1"> Existe t-il une marche qui passe par tous les sommets ?</text:span></text:p>
      <text:p text:style-name="P20">Réponse:<text:span text:style-name="T1"> Oui ssi le graphe est </text:span><text:span text:style-name="T9">c</text:span><text:span text:style-name="T1">onnexe et on sait faire !</text:span></text:p>
      <text:p text:style-name="P48"/>
      <text:p text:style-name="P20">Problème 2:<text:span text:style-name="T1"> Existe t-il un chemin qui passe par tous les sommets ? (CHEMIN HAMILTONIEN)</text:span></text:p>
      <text:p text:style-name="P48"><text:s/></text:p>
      <text:p text:style-name="P48">K2,4:</text:p>
      <text:p text:style-name="P48"><draw:line text:anchor-type="paragraph" draw:z-index="73" draw:name="Forme67" draw:style-name="gr1" draw:text-style-name="P157" svg:x1="1.395cm" svg:y1="2.191cm" svg:x2="3.485cm" svg:y2="0.418cm"><text:p/></draw:line><draw:line text:anchor-type="paragraph" draw:z-index="77" draw:name="Forme71" draw:style-name="gr1" draw:text-style-name="P157" svg:x1="3.486cm" svg:y1="0.418cm" svg:x2="1.422cm" svg:y2="4.546cm"><text:p/></draw:line></text:p>
      <text:p text:style-name="P20"><draw:line text:anchor-type="paragraph" draw:z-index="74" draw:name="Forme68" draw:style-name="gr1" draw:text-style-name="P157" svg:x1="1.422cm" svg:y1="4.059cm" svg:x2="3.883cm" svg:y2="5.303cm"><text:p/></draw:line><draw:line text:anchor-type="paragraph" draw:z-index="75" draw:name="Forme69" draw:style-name="gr1" draw:text-style-name="P157" svg:x1="3.697cm" svg:y1="3.582cm" svg:x2="1.422cm" svg:y2="4.058cm"><text:p/></draw:line><draw:line text:anchor-type="paragraph" draw:z-index="76" draw:name="Forme70" draw:style-name="gr1" draw:text-style-name="P157" svg:x1="1.395cm" svg:y1="1.704cm" svg:x2="3.538cm" svg:y2="1.969cm"><text:p/></draw:line><draw:line text:anchor-type="paragraph" draw:z-index="78" draw:name="Forme72" draw:style-name="gr1" draw:text-style-name="P157" svg:x1="1.422cm" svg:y1="1.704cm" svg:x2="3.697cm" svg:y2="3.583cm"><text:p/></draw:line><draw:line text:anchor-type="paragraph" draw:z-index="79" draw:name="Forme73" draw:style-name="gr1" draw:text-style-name="P157" svg:x1="3.883cm" svg:y1="5.302cm" svg:x2="1.422cm" svg:y2="1.704cm"><text:p/></draw:line><draw:line text:anchor-type="paragraph" draw:z-index="80" draw:name="Forme74" draw:style-name="gr1" draw:text-style-name="P157" svg:x1="1.422cm" svg:y1="4.059cm" svg:x2="3.539cm" svg:y2="1.969cm"><text:p/></draw:lin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Réponse:<text:span text:style-name="T1"> Pas toujours, Ex: K2, 4, Nous n'avons à ce jour pas de "bons" algorithmes (polynomial) qui permet de décider si un tel chemin existe Actuellement que des algo exponentielle.</text:span></text:p>
      <text:p text:style-name="P50"/>
      <text:p text:style-name="P22">Chaptitre 2: Arbres couvrants:</text:p>
      <text:p text:style-name="P51"/>
      <text:p text:style-name="P55">I) Arbres:</text:p>
      <text:p text:style-name="P99"/>
      <text:p text:style-name="P55">Exemples:</text:p>
      <text:p text:style-name="P99"><draw:line text:anchor-type="paragraph" draw:z-index="90" draw:name="Forme7" draw:style-name="gr1" draw:text-style-name="P157" svg:x1="5.417cm" svg:y1="0.249cm" svg:x2="6.237cm" svg:y2="0.752cm"><text:p/></draw:line><draw:line text:anchor-type="paragraph" draw:z-index="91" draw:name="Forme8" draw:style-name="gr1" draw:text-style-name="P157" svg:x1="7.401cm" svg:y1="0.275cm" svg:x2="6.237cm" svg:y2="0.751cm"><text:p/></draw:line></text:p>
      <text:p text:style-name="P99"><draw:line text:anchor-type="paragraph" draw:z-index="89" draw:name="Forme6" draw:style-name="gr1" draw:text-style-name="P157" svg:x1="6.237cm" svg:y1="0.265cm" svg:x2="6.131cm" svg:y2="1.588cm"><text:p/></draw:line></text:p>
      <text:p text:style-name="P99"/>
      <text:p text:style-name="P99"><draw:line text:anchor-type="paragraph" draw:z-index="93" draw:name="Forme10" draw:style-name="gr1" draw:text-style-name="P157" svg:x1="7.692cm" svg:y1="1.54cm" svg:x2="8.962cm" svg:y2="0.429cm"><text:p/></draw:line></text:p>
      <text:p text:style-name="P99"><draw:line text:anchor-type="paragraph" draw:z-index="85" draw:name="Forme2" draw:style-name="gr1" draw:text-style-name="P157" svg:x1="2.506cm" svg:y1="0.471cm" svg:x2="4.517cm" svg:y2="1.027cm"><text:p/></draw:line><draw:line text:anchor-type="paragraph" draw:z-index="88" draw:name="Forme5" draw:style-name="gr1" draw:text-style-name="P157" svg:x1="4.517cm" svg:y1="1.027cm" svg:x2="6.131cm" svg:y2="0.127cm"><text:p/></draw:line><draw:line text:anchor-type="paragraph" draw:z-index="92" draw:name="Forme9" draw:style-name="gr1" draw:text-style-name="P157" svg:x1="6.131cm" svg:y1="0.127cm" svg:x2="7.692cm" svg:y2="1.053cm"><text:p/></draw:line></text:p>
      <text:p text:style-name="P99"/>
      <text:p text:style-name="P99"><draw:line text:anchor-type="paragraph" draw:z-index="84" draw:name="Forme1" draw:style-name="gr1" draw:text-style-name="P157" svg:x1="2.48cm" svg:y1="0.423cm" svg:x2="4.517cm" svg:y2="0.053cm"><text:p/></draw:line><draw:line text:anchor-type="paragraph" draw:z-index="86" draw:name="Forme3" draw:style-name="gr1" draw:text-style-name="P157" svg:x1="4.094cm" svg:y1="1.72cm" svg:x2="4.517cm" svg:y2="0.053cm"><text:p/></draw:line><draw:line text:anchor-type="paragraph" draw:z-index="94" draw:name="Forme11" draw:style-name="gr1" draw:text-style-name="P157" svg:x1="7.798cm" svg:y1="1.799cm" svg:x2="7.692cm" svg:y2="0.079cm"><text:p/></draw:line></text:p>
      <text:p text:style-name="P99"/>
      <text:p text:style-name="P99"/>
      <text:p text:style-name="P99"><draw:line text:anchor-type="paragraph" draw:z-index="87" draw:name="Forme4" draw:style-name="gr1" draw:text-style-name="P157" svg:x1="3.036cm" svg:y1="0.497cm" svg:x2="4.094cm" svg:y2="0.259cm"><text:p/></draw:line></text:p>
      <text:p text:style-name="P99"/>
      <text:p text:style-name="P99"/>
      <text:p text:style-name="P55"><text:soft-page-break/>Un arbre:<text:span text:style-name="T1"> T = (V, A) est un graphe connexe sans cycles.</text:span></text:p>
      <text:p text:style-name="P99">Une feuille de T est un sommet de degré 1. </text:p>
      <text:p text:style-name="P99"/>
      <text:p text:style-name="P99">Un arbre a-t-il toujours une feuille ?</text:p>
      <text:p text:style-name="P99"/>
      <text:p text:style-name="P55">Proposition:</text:p>
      <text:p text:style-name="P99"/>
      <text:p text:style-name="P99">Tout arbre ayant au moins 2 sommets a au moins 2 feuilles.</text:p>
      <text:p text:style-name="P99"/>
      <text:p text:style-name="P55">Preuve:<text:span text:style-name="T1"> Soient v1, ...., vt un chemin maximal (inextensible)</text:span></text:p>
      <text:p text:style-name="P99"/>
      <text:p text:style-name="P99"><draw:line text:anchor-type="paragraph" draw:z-index="95" draw:name="Forme12" draw:style-name="gr1" draw:text-style-name="P157" svg:x1="0.549cm" svg:y1="0.286cm" svg:x2="1.025cm" svg:y2="0.286cm"><text:p/></draw:line><draw:line text:anchor-type="paragraph" draw:z-index="96" draw:name="Forme15" draw:style-name="gr1" draw:text-style-name="P157" svg:x1="4.411cm" svg:y1="0.259cm" svg:x2="4.914cm" svg:y2="0.259cm"><text:p/></draw:line><draw:line text:anchor-type="paragraph" draw:z-index="97" draw:name="Forme13" draw:style-name="gr1" draw:text-style-name="P157" svg:x1="1.713cm" svg:y1="0.259cm" svg:x2="2.322cm" svg:y2="0.259cm"><text:p/></draw:line><draw:line text:anchor-type="paragraph" draw:z-index="98" draw:name="Forme14" draw:style-name="gr1" draw:text-style-name="P157" svg:x1="2.85cm" svg:y1="0.233cm" svg:x2="3.644cm" svg:y2="0.233cm"><text:p/></draw:line>v1<text:tab/>v2<text:tab/>...<text:tab/>vt-1<text:tab/>vt</text:p>
      <text:p text:style-name="P99"/>
      <text:p text:style-name="P99"/>
      <text:p text:style-name="P99">v1 n'a pas d'autre voisin que v2 sinon on peut étendre le chemin ou créer un cycle. D'où v1 est de degré 1 v1 est une feuille.</text:p>
      <text:p text:style-name="P99">Idem pour vt</text:p>
      <text:p text:style-name="P99"/>
      <text:p text:style-name="P55">Remarques:</text:p>
      <text:p text:style-name="P99"/>
      <text:p text:style-name="P99">Si f est une feuille de T, T\{f} (T privé de f) est encore un arbre.</text:p>
      <text:p text:style-name="P99">Peut constituer:</text:p>
      <text:p text:style-name="P99">Si T est un arbre à n sommets, on note f1 une feuille de T</text:p>
      <text:p text:style-name="P99"/>
      <text:p text:style-name="P55"><draw:line text:anchor-type="paragraph" draw:z-index="131" draw:name="Forme31" draw:style-name="gr1" draw:text-style-name="P157" svg:x1="0.443cm" svg:y1="0.28cm" svg:x2="2.374cm" svg:y2="0.28cm"><text:p/></draw:line><text:span text:style-name="T1">f1<text:tab/><text:tab/>T\</text:span><text:span text:style-name="T4">{f1}</text:span></text:p>
      <text:p text:style-name="P55"><draw:line text:anchor-type="paragraph" draw:z-index="132" draw:name="Forme32" draw:style-name="gr1" draw:text-style-name="P157" svg:x1="0.496cm" svg:y1="0.296cm" svg:x2="2.401cm" svg:y2="0.296cm"><text:p/></draw:line><text:span text:style-name="T1">f2<text:tab/><text:tab/></text:span><text:span text:style-name="T4">T\{f1, f2}</text:span></text:p>
      <text:p text:style-name="P99">...</text:p>
      <text:p text:style-name="P99"/>
      <text:p text:style-name="P99">On obtient ainsi une énumération des sommets de T: f1, f2, ..., fn-1, fn appelée schéma d'élimination de T.</text:p>
      <text:p text:style-name="P99">Pout tout i, fi est une feuille deu sous-arbre de T réduit à {f1, ... fi}</text:p>
      <text:p text:style-name="P99"/>
      <text:p text:style-name="P56">Exemple:</text:p>
      <text:p text:style-name="P100"/>
      <text:p text:style-name="P100"><draw:line text:anchor-type="paragraph" draw:z-index="104" draw:name="Forme21" draw:style-name="gr1" draw:text-style-name="P157" svg:x1="7.851cm" svg:y1="1.56cm" svg:x2="9.782cm" svg:y2="0.316cm"><text:p/></draw:line><text:tab/><text:tab/><text:tab/><text:tab/><text:tab/><text:tab/><text:tab/><text:tab/>5</text:p>
      <text:p text:style-name="P100"/>
      <text:p text:style-name="P100"/>
      <text:p text:style-name="P100"><draw:line text:anchor-type="paragraph" draw:z-index="99" draw:name="Forme16" draw:style-name="gr1" draw:text-style-name="P157" svg:x1="0.363cm" svg:y1="0.416cm" svg:x2="2.321cm" svg:y2="1.739cm"><text:p/></draw:line><draw:line text:anchor-type="paragraph" draw:z-index="102" draw:name="Forme19" draw:style-name="gr1" draw:text-style-name="P157" svg:x1="5.364cm" svg:y1="1.686cm" svg:x2="7.348cm" svg:y2="0.337cm"><text:p/></draw:line><draw:line text:anchor-type="paragraph" draw:z-index="105" draw:name="Forme22" draw:style-name="gr1" draw:text-style-name="P157" svg:x1="9.835cm" svg:y1="1.581cm" svg:x2="7.851cm" svg:y2="0.099cm"><text:p/></draw:line>2<text:tab/><text:tab/><text:tab/><text:tab/><text:tab/><text:tab/>8</text:p>
      <text:p text:style-name="P100"/>
      <text:p text:style-name="P100"/>
      <text:p text:style-name="P100"><draw:line text:anchor-type="paragraph" draw:z-index="100" draw:name="Forme17" draw:style-name="gr1" draw:text-style-name="P157" svg:x1="0.39cm" svg:y1="1.681cm" svg:x2="2.321cm" svg:y2="0.279cm"><text:p/></draw:line><draw:line text:anchor-type="paragraph" draw:z-index="101" draw:name="Forme18" draw:style-name="gr1" draw:text-style-name="P157" svg:x1="2.877cm" svg:y1="0.279cm" svg:x2="4.861cm" svg:y2="0.279cm"><text:p/></draw:line><draw:line text:anchor-type="paragraph" draw:z-index="103" draw:name="Forme20" draw:style-name="gr1" draw:text-style-name="P157" svg:x1="7.375cm" svg:y1="1.681cm" svg:x2="5.364cm" svg:y2="0.226cm"><text:p/></draw:line><text:tab/><text:tab/>1<text:tab/><text:tab/>4<text:tab/><text:tab/><text:tab/><text:tab/>6</text:p>
      <text:p text:style-name="P100"/>
      <text:p text:style-name="P100"/>
      <text:p text:style-name="P100">3<text:tab/><text:tab/><text:tab/><text:tab/><text:tab/><text:tab/>7</text:p>
      <text:p text:style-name="P100"/>
      <text:p text:style-name="P100"/>
      <text:p text:style-name="P100"/>
      <text:p text:style-name="P101">1, 2, 4, 8, 3, 7, 6, 5</text:p>
      <text:p text:style-name="P101"/>
      <text:p text:style-name="P101"/>
      <text:p text:style-name="P101"/>
      <text:p text:style-name="P101"/>
      <text:p text:style-name="P57"><text:soft-page-break/>II) Arbres couvrants:</text:p>
      <text:p text:style-name="P101"/>
      <text:p text:style-name="P101">Soit G = (V, E) un graphe. Un gra<text:span text:style-name="T57">ph</text:span>e H = (V', E') avec V'cV</text:p>
      <text:p text:style-name="P101">et E' c E est un sous-graphe de G. Si de plus V' = V, alors H est un sous-graphe couvrant.</text:p>
      <text:p text:style-name="P101"/>
      <text:p text:style-name="P57">Exemple:</text:p>
      <text:p text:style-name="P57"/>
      <text:p text:style-name="P101"/>
      <text:p text:style-name="P101"><draw:line text:anchor-type="paragraph" draw:z-index="106" draw:name="Forme23" draw:style-name="gr1" draw:text-style-name="P157" svg:x1="0.337cm" svg:y1="0.247cm" svg:x2="3.565cm" svg:y2="0.247cm"><text:p/></draw:line><draw:line text:anchor-type="paragraph" draw:z-index="111" draw:name="Forme28" draw:style-name="gr1" draw:text-style-name="P157" svg:x1="3.988cm" svg:y1="0.3cm" svg:x2="6.131cm" svg:y2="1.676cm"><text:p/></draw:line><draw:line text:anchor-type="paragraph" draw:z-index="112" draw:name="Forme29" draw:style-name="gr1" draw:text-style-name="P157" svg:x1="0.31cm" svg:y1="2.972cm" svg:x2="3.644cm" svg:y2="0.432cm"><text:p/></draw:line><draw:line text:anchor-type="paragraph" draw:z-index="113" draw:name="Forme30" draw:style-name="gr1" draw:text-style-name="P157" svg:x1="3.644cm" svg:y1="2.972cm" svg:x2="0.31cm" svg:y2="0.432cm"><text:p/></draw:line>5<text:tab/><text:tab/><text:tab/>1</text:p>
      <text:p text:style-name="P101"><draw:line text:anchor-type="paragraph" draw:z-index="107" draw:name="Forme24" draw:style-name="gr1" draw:text-style-name="P157" svg:x1="0.125cm" svg:y1="2.433cm" svg:x2="0.125cm" svg:y2="0.025cm"><text:p/></draw:line><draw:line text:anchor-type="paragraph" draw:z-index="108" draw:name="Forme25" draw:style-name="gr1" draw:text-style-name="P157" svg:x1="3.856cm" svg:y1="2.38cm" svg:x2="3.856cm" svg:y2="0.131cm"><text:p/></draw:line></text:p>
      <text:p text:style-name="P101"/>
      <text:p text:style-name="P57"><draw:line text:anchor-type="paragraph" draw:z-index="110" draw:name="Forme27" draw:style-name="gr1" draw:text-style-name="P157" svg:x1="4.068cm" svg:y1="1.617cm" svg:x2="6.132cm" svg:y2="0.215cm"><text:p/></draw:line><text:span text:style-name="T1"><text:tab/><text:tab/><text:tab/><text:tab/><text:tab/>2 <text:s/></text:span><text:span text:style-name="T5">(G)</text:span></text:p>
      <text:p text:style-name="P101"/>
      <text:p text:style-name="P101"/>
      <text:p text:style-name="P101"><draw:line text:anchor-type="paragraph" draw:z-index="109" draw:name="Forme26" draw:style-name="gr1" draw:text-style-name="P157" svg:x1="0.31cm" svg:y1="0.236cm" svg:x2="3.644cm" svg:y2="0.236cm"><text:p/></draw:line>4<text:tab/><text:tab/><text:tab/>3</text:p>
      <text:p text:style-name="P101"/>
      <text:p text:style-name="P101"><draw:line text:anchor-type="paragraph" draw:z-index="114" draw:name="Forme23" draw:style-name="gr1" draw:text-style-name="P157" svg:x1="0.337cm" svg:y1="0.247cm" svg:x2="3.565cm" svg:y2="0.247cm"><text:p/></draw:line><draw:line text:anchor-type="paragraph" draw:z-index="117" draw:name="Forme29" draw:style-name="gr1" draw:text-style-name="P157" svg:x1="0.31cm" svg:y1="2.972cm" svg:x2="3.644cm" svg:y2="0.432cm"><text:p/></draw:line>5<text:tab/><text:tab/><text:tab/>1</text:p>
      <text:p text:style-name="P101"><draw:line text:anchor-type="paragraph" draw:z-index="115" draw:name="Forme24" draw:style-name="gr1" draw:text-style-name="P157" svg:x1="0.125cm" svg:y1="2.433cm" svg:x2="0.125cm" svg:y2="0.025cm"><text:p/></draw:line></text:p>
      <text:p text:style-name="P101"/>
      <text:p text:style-name="P57"><text:span text:style-name="T1"><text:tab/><text:tab/><text:tab/><text:tab/><text:tab/></text:span><text:span text:style-name="T5">(Sous graphe de G)</text:span></text:p>
      <text:p text:style-name="P101"/>
      <text:p text:style-name="P101"/>
      <text:p text:style-name="P101"><draw:line text:anchor-type="paragraph" draw:z-index="116" draw:name="Forme26" draw:style-name="gr1" draw:text-style-name="P157" svg:x1="0.31cm" svg:y1="0.236cm" svg:x2="3.644cm" svg:y2="0.236cm"><text:p/></draw:line>4<text:tab/><text:tab/><text:tab/>3</text:p>
      <text:p text:style-name="P101"/>
      <text:p text:style-name="P101"><draw:line text:anchor-type="paragraph" draw:z-index="121" draw:name="Forme28" draw:style-name="gr1" draw:text-style-name="P157" svg:x1="3.988cm" svg:y1="0.3cm" svg:x2="6.131cm" svg:y2="1.676cm"><text:p/></draw:line><draw:line text:anchor-type="paragraph" draw:z-index="122" draw:name="Forme30" draw:style-name="gr1" draw:text-style-name="P157" svg:x1="3.644cm" svg:y1="2.972cm" svg:x2="0.31cm" svg:y2="0.432cm"><text:p/></draw:line>5<text:tab/><text:tab/><text:tab/>1</text:p>
      <text:p text:style-name="P101"><draw:line text:anchor-type="paragraph" draw:z-index="118" draw:name="Forme24" draw:style-name="gr1" draw:text-style-name="P157" svg:x1="0.125cm" svg:y1="2.433cm" svg:x2="0.125cm" svg:y2="0.025cm"><text:p/></draw:line></text:p>
      <text:p text:style-name="P101"/>
      <text:p text:style-name="P57"><draw:line text:anchor-type="paragraph" draw:z-index="120" draw:name="Forme27" draw:style-name="gr1" draw:text-style-name="P157" svg:x1="4.068cm" svg:y1="1.617cm" svg:x2="6.132cm" svg:y2="0.215cm"><text:p/></draw:line><text:span text:style-name="T1"><text:tab/><text:tab/><text:tab/><text:tab/><text:tab/>2 </text:span><text:span text:style-name="T5">(Sous graphe de G couvrant </text:span><text:span text:style-name="T10">(mais pas arbre)</text:span><text:span text:style-name="T5">)</text:span></text:p>
      <text:p text:style-name="P101"/>
      <text:p text:style-name="P101"/>
      <text:p text:style-name="P101"><draw:line text:anchor-type="paragraph" draw:z-index="119" draw:name="Forme26" draw:style-name="gr1" draw:text-style-name="P157" svg:x1="0.31cm" svg:y1="0.236cm" svg:x2="3.644cm" svg:y2="0.236cm"><text:p/></draw:line>4<text:tab/><text:tab/><text:tab/>3</text:p>
      <text:p text:style-name="P101"/>
      <text:p text:style-name="P101"><draw:line text:anchor-type="paragraph" draw:z-index="126" draw:name="Forme28" draw:style-name="gr1" draw:text-style-name="P157" svg:x1="3.988cm" svg:y1="0.3cm" svg:x2="6.131cm" svg:y2="1.676cm"><text:p/></draw:line>5<text:tab/><text:tab/><text:tab/>1</text:p>
      <text:p text:style-name="P101"><draw:line text:anchor-type="paragraph" draw:z-index="123" draw:name="Forme24" draw:style-name="gr1" draw:text-style-name="P157" svg:x1="0.125cm" svg:y1="2.433cm" svg:x2="0.125cm" svg:y2="0.025cm"><text:p/></draw:line></text:p>
      <text:p text:style-name="P101"/>
      <text:p text:style-name="P102"><draw:line text:anchor-type="paragraph" draw:z-index="125" draw:name="Forme27" draw:style-name="gr1" draw:text-style-name="P157" svg:x1="4.068cm" svg:y1="1.617cm" svg:x2="6.132cm" svg:y2="0.215cm"><text:p/></draw:line><text:tab/><text:tab/><text:tab/><text:tab/><text:tab/>2 <text:span text:style-name="T56">('arbres couvrants)</text:span></text:p>
      <text:p text:style-name="P101"/>
      <text:p text:style-name="P101"/>
      <text:p text:style-name="P101"><draw:line text:anchor-type="paragraph" draw:z-index="124" draw:name="Forme26" draw:style-name="gr1" draw:text-style-name="P157" svg:x1="0.31cm" svg:y1="0.236cm" svg:x2="3.644cm" svg:y2="0.236cm"><text:p/></draw:line>4<text:tab/><text:tab/><text:tab/>3</text:p>
      <text:p text:style-name="P101"/>
      <text:p text:style-name="P101"><draw:line text:anchor-type="paragraph" draw:z-index="127" draw:name="Forme23" draw:style-name="gr1" draw:text-style-name="P157" svg:x1="0.337cm" svg:y1="0.247cm" svg:x2="3.565cm" svg:y2="0.247cm"><text:p/></draw:line><draw:line text:anchor-type="paragraph" draw:z-index="128" draw:name="Forme28" draw:style-name="gr1" draw:text-style-name="P157" svg:x1="3.988cm" svg:y1="0.3cm" svg:x2="6.131cm" svg:y2="1.676cm"><text:p/></draw:line><draw:line text:anchor-type="paragraph" draw:z-index="129" draw:name="Forme29" draw:style-name="gr1" draw:text-style-name="P157" svg:x1="0.31cm" svg:y1="2.972cm" svg:x2="3.644cm" svg:y2="0.432cm"><text:p/></draw:line><draw:line text:anchor-type="paragraph" draw:z-index="130" draw:name="Forme30" draw:style-name="gr1" draw:text-style-name="P157" svg:x1="3.644cm" svg:y1="2.972cm" svg:x2="0.31cm" svg:y2="0.432cm"><text:p/></draw:line>5<text:tab/><text:tab/><text:tab/>1</text:p>
      <text:p text:style-name="P101"/>
      <text:p text:style-name="P101"/>
      <text:p text:style-name="P57"><text:span text:style-name="T1"><text:tab/><text:tab/><text:tab/><text:tab/><text:tab/>2 <text:s/></text:span><text:span text:style-name="T5">(2eme ex d'arbres couvrants)</text:span></text:p>
      <text:p text:style-name="P101"/>
      <text:p text:style-name="P101"/>
      <text:p text:style-name="P101">4<text:tab/><text:tab/><text:tab/>3</text:p>
      <text:p text:style-name="P101"/>
      <text:p text:style-name="P101"/>
      <text:p text:style-name="P101"/>
      <text:p text:style-name="P101"/>
      <text:p text:style-name="P101"/>
      <text:p text:style-name="P59"><text:soft-page-break/>Proposition:</text:p>
      <text:p text:style-name="P94">Un graphe G est connexe ssi il admet un arbre <text:span text:style-name="T58">T </text:span>couvrant.</text:p>
      <text:p text:style-name="P94"/>
      <text:p text:style-name="P59">Preuve:</text:p>
      <text:p text:style-name="P94"/>
      <text:p text:style-name="P94">(&lt;=) Immédiat, un xy-chemin de T est un xy-chemin de G</text:p>
      <text:p text:style-name="P94">(=&gt;) Supposons G connexe, Si G n'a pas de cycles alors G est un arbre</text:p>
      <text:p text:style-name="P94"/>
      <text:p text:style-name="P94">Supposons G possède un cycle x0, x1, ... xk, x0</text:p>
      <text:p text:style-name="P94"/>
      <text:p text:style-name="P94">Si on supprime l'arrête x0, x1, le graphe reste connexe: toute marche empruntant x0x1 peut être re-router en passant par x0xkxk-1...x2x1</text:p>
      <text:p text:style-name="P57"/>
      <text:p text:style-name="P101"><text:tab/><text:tab/><text:tab/><text:span text:style-name="T59">x0</text:span></text:p>
      <text:p text:style-name="P101"><draw:ellipse text:anchor-type="paragraph" draw:z-index="133" draw:style-name="gr1" draw:text-style-name="P157" svg:width="4.022cm" svg:height="3.731cm" svg:x="1.977cm" svg:y="0.113cm" draw:kind="arc" draw:start-angle="137.16" draw:end-angle="94.75"><text:p/></draw:ellipse><text:tab/><text:tab/><text:span text:style-name="T60">xk</text:span></text:p>
      <text:p text:style-name="P101"><text:tab/><text:tab/></text:p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3">On applique l'algo suivant:</text:p>
      <text:p text:style-name="P103"/>
      <text:p text:style-name="P60"><text:span text:style-name="T1">Tant que il existe un cycle C de G </text:span><text:span text:style-name="T6">{ </text:span><text:span text:style-name="T1">faire Enlever une arête de C </text:span><text:span text:style-name="T6">}</text:span></text:p>
      <text:p text:style-name="P103">L'algo termine: le nombre de cycles (en arêtes) décroit strictement à chaque itération</text:p>
      <text:p text:style-name="P103"/>
      <text:p text:style-name="P103">À la fin de l'algo, on obtient:</text:p>
      <text:p text:style-name="P103"/>
      <text:p text:style-name="P103">1) un sous-graphe couvrant (on a s<text:span text:style-name="T61">u</text:span>pprimé que des arêtes)</text:p>
      <text:p text:style-name="P103">2) Ce sous-graphe ne contient pas de cycles (condition de continuation)</text:p>
      <text:p text:style-name="P103"/>
      <text:p text:style-name="P103">On obtient donc un arbre couvrant</text:p>
      <text:p text:style-name="P103"/>
      <text:p text:style-name="P60">Remarque:</text:p>
      <text:p text:style-name="P103"/>
      <text:p text:style-name="P103">Cet algo calcule un arbre couvrant, On verra plus rapide. Un arbre couvrant est un certificat de connexité.</text:p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60"><text:soft-page-break/>II) Un algorithme de calcul d'un arbre couvrant:</text:p>
      <text:p text:style-name="P103"/>
      <text:p text:style-name="P104">(voir poly)</text:p>
      <text:p text:style-name="P95"/>
      <text:p text:style-name="P61">Exemple:</text:p>
      <text:p text:style-name="P61"/>
      <text:p text:style-name="P95"><text:tab/> <text:s text:c="4"/>1</text:p>
      <text:p text:style-name="P61"><draw:line text:anchor-type="paragraph" draw:z-index="142" draw:name="Forme33" draw:style-name="gr6" draw:text-style-name="P157" svg:x1="0.284cm" svg:y1="1.826cm" svg:x2="1.872cm" svg:y2="0.053cm"><text:p/></draw:line><draw:line text:anchor-type="paragraph" draw:z-index="143" draw:name="Forme34" draw:style-name="gr1" draw:text-style-name="P157" svg:x1="3.723cm" svg:y1="1.905cm" svg:x2="1.871cm" svg:y2="0.053cm"><text:p/></draw:line></text:p>
      <text:p text:style-name="P61"/>
      <text:p text:style-name="P61"/>
      <text:p text:style-name="P95"/>
      <text:p text:style-name="P57"><draw:line text:anchor-type="paragraph" draw:z-index="134" draw:name="Forme23" draw:style-name="gr1" draw:text-style-name="P157" svg:x1="0.337cm" svg:y1="0.247cm" svg:x2="3.565cm" svg:y2="0.247cm"><text:p/></draw:line><draw:line text:anchor-type="paragraph" draw:z-index="139" draw:name="Forme28" draw:style-name="gr1" draw:text-style-name="P157" svg:x1="3.988cm" svg:y1="0.3cm" svg:x2="6.131cm" svg:y2="1.676cm"><text:p/></draw:line><draw:line text:anchor-type="paragraph" draw:z-index="140" draw:name="Forme29" draw:style-name="gr1" draw:text-style-name="P157" svg:x1="0.31cm" svg:y1="2.972cm" svg:x2="3.644cm" svg:y2="0.432cm"><text:p/></draw:line><draw:line text:anchor-type="paragraph" draw:z-index="141" draw:name="Forme30" draw:style-name="gr1" draw:text-style-name="P157" svg:x1="3.644cm" svg:y1="2.972cm" svg:x2="0.31cm" svg:y2="0.432cm"><text:p/></draw:line><text:span text:style-name="T7">2</text:span><text:span text:style-name="T1"><text:tab/><text:tab/><text:tab/></text:span><text:span text:style-name="T7">3</text:span></text:p>
      <text:p text:style-name="P101"><draw:line text:anchor-type="paragraph" draw:z-index="135" draw:name="Forme24" draw:style-name="gr5" draw:text-style-name="P160" svg:x1="0.125cm" svg:y1="2.433cm" svg:x2="0.125cm" svg:y2="0.025cm"><text:p/></draw:line><draw:line text:anchor-type="paragraph" draw:z-index="136" draw:name="Forme25" draw:style-name="gr6" draw:text-style-name="P157" svg:x1="3.856cm" svg:y1="2.38cm" svg:x2="3.856cm" svg:y2="0.131cm"><text:p/></draw:line></text:p>
      <text:p text:style-name="P101"/>
      <text:p text:style-name="P57"><draw:line text:anchor-type="paragraph" draw:z-index="138" draw:name="Forme27" draw:style-name="gr6" draw:text-style-name="P157" svg:x1="4.068cm" svg:y1="1.617cm" svg:x2="6.132cm" svg:y2="0.215cm"><text:p/></draw:line><text:span text:style-name="T1"><text:tab/><text:tab/><text:tab/><text:tab/><text:tab/></text:span><text:span text:style-name="T7">6</text:span><text:span text:style-name="T1"> <text:s/></text:span></text:p>
      <text:p text:style-name="P101"/>
      <text:p text:style-name="P101"/>
      <text:p text:style-name="P57"><draw:line text:anchor-type="paragraph" draw:z-index="137" draw:name="Forme26" draw:style-name="gr6" draw:text-style-name="P157" svg:x1="0.31cm" svg:y1="0.236cm" svg:x2="3.644cm" svg:y2="0.236cm"><text:p/></draw:line><text:span text:style-name="T1">4<text:tab/><text:tab/><text:tab/></text:span><text:span text:style-name="T7">5</text:span></text:p>
      <text:p text:style-name="P101"/>
      <text:p text:style-name="P96">E = {24, 35, 56, 36, 45, 32, 12, 13}</text:p>
      <text:p text:style-name="P96"/>
      <text:p text:style-name="P62"><text:span text:style-name="T1">A? </text:span><text:span text:style-name="T45">24, 35, 56, 45, 12</text:span></text:p>
      <text:p text:style-name="P134"/>
      <text:p text:style-name="P135">Analyse de l'Arbre couvrant:</text:p>
      <text:p text:style-name="P96"/>
      <text:p text:style-name="P105">(voir poly)</text:p>
      <text:p text:style-name="P54"/>
      <text:p text:style-name="P63">Problème du jour N°2:</text:p>
      <text:p text:style-name="P106"/>
      <text:p text:style-name="P64">Problème (Stainer tree):</text:p>
      <text:p text:style-name="P107"/>
      <text:p text:style-name="P64">Entrée:<text:span text:style-name="T1"> G = (V, E) connexe, S c= V, p e N</text:span></text:p>
      <text:p text:style-name="P64">Sortie:<text:span text:style-name="T1"> T = (V, A) un sous arbre de G couvrant s avec |A| &lt;= p</text:span></text:p>
      <text:p text:style-name="P107"/>
      <text:p text:style-name="P107">"Connecter les sommets de s à un cout minimum"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><text:soft-page-break/></text:p>
      <text:p text:style-name="P107"><draw:line text:anchor-type="paragraph" draw:z-index="144" draw:name="Forme77" draw:style-name="gr6" draw:text-style-name="P157" svg:x1="1.66cm" svg:y1="2.501cm" svg:x2="2.983cm" svg:y2="0.358cm"><text:p/></draw:line><draw:line text:anchor-type="paragraph" draw:z-index="145" draw:name="Forme78" draw:style-name="gr6" draw:text-style-name="P157" svg:x1="5.655cm" svg:y1="0.305cm" svg:x2="2.983cm" svg:y2="0.358cm"><text:p/></draw:line><draw:line text:anchor-type="paragraph" draw:z-index="146" draw:name="Forme79" draw:style-name="gr6" draw:text-style-name="P157" svg:x1="6.264cm" svg:y1="2.528cm" svg:x2="5.655cm" svg:y2="0.305cm"><text:p/></draw:line><draw:line text:anchor-type="paragraph" draw:z-index="155" draw:name="Forme88" draw:style-name="gr1" draw:text-style-name="P157" svg:x1="2.983cm" svg:y1="0.358cm" svg:x2="3.697cm" svg:y2="4.036cm"><text:p/></draw:line><draw:line text:anchor-type="paragraph" draw:z-index="156" draw:name="Forme89" draw:style-name="gr1" draw:text-style-name="P157" svg:x1="6.184cm" svg:y1="5.147cm" svg:x2="2.983cm" svg:y2="0.305cm"><text:p/></draw:line><draw:custom-shape text:anchor-type="paragraph" draw:z-index="171" draw:name="Forme91" draw:style-name="gr8" draw:text-style-name="P161" svg:width="0.345cm" svg:height="0.345cm" svg:x="5.523cm" svg:y="0.17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7"/>
      <text:p text:style-name="P107"/>
      <text:p text:style-name="P107"/>
      <text:p text:style-name="P107"><draw:custom-shape text:anchor-type="paragraph" draw:z-index="170" draw:name="Forme90" draw:style-name="gr7" draw:text-style-name="P161" svg:width="0.424cm" svg:height="0.424cm" svg:x="1.528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7"><draw:line text:anchor-type="paragraph" draw:z-index="147" draw:name="Forme80" draw:style-name="gr1" draw:text-style-name="P157" svg:x1="1.66cm" svg:y1="0.067cm" svg:x2="1.739cm" svg:y2="2.766cm"><text:p/></draw:line><draw:line text:anchor-type="paragraph" draw:z-index="149" draw:name="Forme82" draw:style-name="gr6" draw:text-style-name="P157" svg:x1="6.263cm" svg:y1="0.093cm" svg:x2="6.184cm" svg:y2="2.712cm"><text:p/></draw:line><draw:line text:anchor-type="paragraph" draw:z-index="150" draw:name="Forme83" draw:style-name="gr1" draw:text-style-name="P157" svg:x1="1.66cm" svg:y1="0.067cm" svg:x2="6.184cm" svg:y2="0.093cm"><text:p/></draw:line><draw:line text:anchor-type="paragraph" draw:z-index="152" draw:name="Forme85" draw:style-name="gr1" draw:text-style-name="P157" svg:x1="1.66cm" svg:y1="0.093cm" svg:x2="3.697cm" svg:y2="1.601cm"><text:p/></draw:line><draw:line text:anchor-type="paragraph" draw:z-index="153" draw:name="Forme86" draw:style-name="gr1" draw:text-style-name="P157" svg:x1="6.263cm" svg:y1="0.093cm" svg:x2="3.697cm" svg:y2="1.601cm"><text:p/></draw:line></text:p>
      <text:p text:style-name="P107"/>
      <text:p text:style-name="P107"/>
      <text:p text:style-name="P107"><draw:line text:anchor-type="paragraph" draw:z-index="151" draw:name="Forme84" draw:style-name="gr1" draw:text-style-name="P157" svg:x1="1.739cm" svg:y1="1.252cm" svg:x2="3.697cm" svg:y2="0.141cm"><text:p/></draw:line><draw:line text:anchor-type="paragraph" draw:z-index="154" draw:name="Forme87" draw:style-name="gr1" draw:text-style-name="P157" svg:x1="6.184cm" svg:y1="1.252cm" svg:x2="3.697cm" svg:y2="0.141cm"><text:p/></draw:line></text:p>
      <text:p text:style-name="P107"/>
      <text:p text:style-name="P107"><draw:line text:anchor-type="paragraph" draw:z-index="148" draw:name="Forme81" draw:style-name="gr1" draw:text-style-name="P157" svg:x1="6.184cm" svg:y1="0.279cm" svg:x2="1.739cm" svg:y2="0.332cm"><text:p/></draw:line><draw:custom-shape text:anchor-type="paragraph" draw:z-index="172" draw:name="Forme92" draw:style-name="gr7" draw:text-style-name="P161" svg:width="0.424cm" svg:height="0.424cm" svg:x="6.052cm" svg:y="0.0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7"/>
      <text:p text:style-name="P64"/>
      <text:p text:style-name="P97">Coût: 4</text:p>
      <text:p text:style-name="P107"/>
      <text:p text:style-name="P108"><draw:line text:anchor-type="paragraph" draw:z-index="157" draw:name="Forme77" draw:style-name="gr6" draw:text-style-name="P157" svg:x1="1.66cm" svg:y1="2.501cm" svg:x2="2.983cm" svg:y2="0.358cm"><text:p/></draw:line><draw:line text:anchor-type="paragraph" draw:z-index="158" draw:name="Forme78" draw:style-name="gr6" draw:text-style-name="P157" svg:x1="5.655cm" svg:y1="0.305cm" svg:x2="2.983cm" svg:y2="0.358cm"><text:p/></draw:line><draw:line text:anchor-type="paragraph" draw:z-index="159" draw:name="Forme79" draw:style-name="gr1" draw:text-style-name="P157" svg:x1="6.264cm" svg:y1="2.528cm" svg:x2="5.655cm" svg:y2="0.305cm"><text:p/></draw:line><draw:line text:anchor-type="paragraph" draw:z-index="168" draw:name="Forme88" draw:style-name="gr1" draw:text-style-name="P157" svg:x1="2.983cm" svg:y1="0.358cm" svg:x2="3.697cm" svg:y2="4.036cm"><text:p/></draw:line><draw:line text:anchor-type="paragraph" draw:z-index="169" draw:name="Forme89" draw:style-name="gr6" draw:text-style-name="P157" svg:x1="6.184cm" svg:y1="5.147cm" svg:x2="2.983cm" svg:y2="0.305cm"><text:p/></draw:line><draw:custom-shape text:anchor-type="paragraph" draw:z-index="174" draw:name="Forme94" draw:style-name="gr8" draw:text-style-name="P161" svg:width="0.345cm" svg:height="0.345cm" svg:x="5.47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8"/>
      <text:p text:style-name="P108"/>
      <text:p text:style-name="P108"/>
      <text:p text:style-name="P108"><draw:custom-shape text:anchor-type="paragraph" draw:z-index="173" draw:name="Forme93" draw:style-name="gr7" draw:text-style-name="P161" svg:width="0.424cm" svg:height="0.424cm" svg:x="1.528cm" svg:y="0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8"><draw:line text:anchor-type="paragraph" draw:z-index="160" draw:name="Forme80" draw:style-name="gr1" draw:text-style-name="P157" svg:x1="1.66cm" svg:y1="0.067cm" svg:x2="1.739cm" svg:y2="2.766cm"><text:p/></draw:line><draw:line text:anchor-type="paragraph" draw:z-index="162" draw:name="Forme82" draw:style-name="gr1" draw:text-style-name="P157" svg:x1="6.263cm" svg:y1="0.093cm" svg:x2="6.184cm" svg:y2="2.712cm"><text:p/></draw:line><draw:line text:anchor-type="paragraph" draw:z-index="163" draw:name="Forme83" draw:style-name="gr1" draw:text-style-name="P157" svg:x1="1.66cm" svg:y1="0.067cm" svg:x2="6.184cm" svg:y2="0.093cm"><text:p/></draw:line><draw:line text:anchor-type="paragraph" draw:z-index="165" draw:name="Forme85" draw:style-name="gr1" draw:text-style-name="P157" svg:x1="1.66cm" svg:y1="0.093cm" svg:x2="3.697cm" svg:y2="1.601cm"><text:p/></draw:line><draw:line text:anchor-type="paragraph" draw:z-index="166" draw:name="Forme86" draw:style-name="gr1" draw:text-style-name="P157" svg:x1="6.263cm" svg:y1="0.093cm" svg:x2="3.697cm" svg:y2="1.601cm"><text:p/></draw:line></text:p>
      <text:p text:style-name="P108"/>
      <text:p text:style-name="P108"/>
      <text:p text:style-name="P108"><draw:line text:anchor-type="paragraph" draw:z-index="164" draw:name="Forme84" draw:style-name="gr1" draw:text-style-name="P157" svg:x1="1.739cm" svg:y1="1.252cm" svg:x2="3.697cm" svg:y2="0.141cm"><text:p/></draw:line><draw:line text:anchor-type="paragraph" draw:z-index="167" draw:name="Forme87" draw:style-name="gr1" draw:text-style-name="P157" svg:x1="6.184cm" svg:y1="1.252cm" svg:x2="3.697cm" svg:y2="0.141cm"><text:p/></draw:line></text:p>
      <text:p text:style-name="P108"/>
      <text:p text:style-name="P108"><draw:line text:anchor-type="paragraph" draw:z-index="161" draw:name="Forme81" draw:style-name="gr1" draw:text-style-name="P157" svg:x1="6.184cm" svg:y1="0.279cm" svg:x2="1.739cm" svg:y2="0.332cm"><text:p/></draw:line><draw:custom-shape text:anchor-type="paragraph" draw:z-index="175" draw:name="Forme95" draw:style-name="gr9" draw:text-style-name="P161" svg:width="0.398cm" svg:height="0.398cm" svg:x="6.052cm" svg:y="0.1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08"/>
      <text:p text:style-name="P108"/>
      <text:p text:style-name="P97">Coût: 3</text:p>
      <text:p text:style-name="P108"/>
      <text:p text:style-name="P108"/>
      <text:p text:style-name="P109">Le problème est dit Np-difficile, "il s'agit de l'équivalent de NP-complet des probl<text:span text:style-name="T51">e</text:span>mes de décision vaux problèmes d'optimisation (i.e. trouver la meilleur solution). Actuellement, on ne connait pas d'algorithme pol<text:span text:style-name="T52">y</text:span>nomial, ("que" des exponentiel).</text:p>
      <text:p text:style-name="P109"/>
      <text:p text:style-name="P65">Remarques:</text:p>
      <text:p text:style-name="P109"/>
      <text:p text:style-name="P110">- Si S = V, on s<text:span text:style-name="T53">ai</text:span>t faire c'est arbre couvrant.</text:p>
      <text:p text:style-name="P109">- Si S = {x, y}, cela revient <text:span text:style-name="T54">à </text:span>chercher un plus court chemin entre x et y (chapitre 4)</text:p>
      <text:p text:style-name="P109"/>
      <text:p text:style-name="P65">V Quelques propriétés;</text:p>
      <text:p text:style-name="P109"/>
      <text:p text:style-name="P65">Proposition:<text:span text:style-name="T1"> un arbre sur n sommets contient n-1 arêtes</text:span></text:p>
      <text:p text:style-name="P65">Preuve:<text:span text:style-name="T1"> Induction:</text:span></text:p>
      <text:p text:style-name="P109">- Vrai si n = 1.</text:p>
      <text:p text:style-name="P65"><text:span text:style-name="T1">- Supposons que la propriété est vrai sur tous les arbres <text:s/>n sommets et considérons</text:span><text:span text:style-name="T8"> </text:span><text:span text:style-name="T1">T un arbre à n + 1 sommets</text:span></text:p>
      <text:p text:style-name="P109"/>
      <text:p text:style-name="P109">T possède une feuille f. T\f est un arbre sur n sommets. Par induction, T\f possède n-1 arêt<text:span text:style-name="T62">es</text:span> ainsi T possède (n-1) + 1 <text:s/>= n arêtes</text:p>
      <text:p text:style-name="P109"/>
      <text:p text:style-name="P109"><text:soft-page-break/></text:p>
      <text:p text:style-name="P109">Une forêt est une union disjointe d'arbres.</text:p>
      <text:p text:style-name="P109"/>
      <text:p text:style-name="P65">Proposition:<text:span text:style-name="T1"> Un graphe est une forêt ssi, il ne possède pas de cycles.</text:span></text:p>
      <text:p text:style-name="P65">Preuve:<text:span text:style-name="T1"> </text:span></text:p>
      <text:p text:style-name="P109">(=&gt;) Immédiat.</text:p>
      <text:p text:style-name="P109">(&lt;=) Si G est sans cycle, chacune de ses composantes connexes est sans cycles et connexe, donc un arbre</text:p>
      <text:p text:style-name="P109"/>
      <text:p text:style-name="P66">Proposition:<text:span text:style-name="T1"> Une forêt à n sommets ayant c composante connexes possède n – c arêtes.</text:span></text:p>
      <text:p text:style-name="P98"/>
      <text:p text:style-name="P66">Preuve:</text:p>
      <text:p text:style-name="P98">On note n1, n2, ..., nc la taille de chacune des composantes conne<text:span text:style-name="T63">x</text:span>es.</text:p>
      <text:p text:style-name="P98">On observe: n1 + n2 + ... + nc = n</text:p>
      <text:p text:style-name="P98"/>
      <text:p text:style-name="P111">m = (n1 – 1) + (n2 – 1) + ... + (nc -1) = n – c</text:p>
      <text:p text:style-name="P111"/>
      <text:p text:style-name="P67">VI) Arbres couvrant de poids minimum:</text:p>
      <text:p text:style-name="P112"/>
      <text:p text:style-name="P67">Problème:<text:span text:style-name="T1"> AcPM</text:span></text:p>
      <text:p text:style-name="P67">Entrée:<text:span text:style-name="T1"> G = (V, E) connexe et w : E -&gt; R^t une fonction de poids sur les arêtes.</text:span></text:p>
      <text:p text:style-name="P67">Sortie:<text:span text:style-name="T1"> T = (V, A) un arbre couvrant de G tel que w(A) = Somme de e eE w(e) soit minimum</text:span></text:p>
      <text:p text:style-name="P112"/>
      <text:p text:style-name="P67">Objectif:<text:span text:style-name="T1"> Relier tous les sommet</text:span><text:span text:style-name="T13">s</text:span><text:span text:style-name="T1"> à coût minimum.</text:span></text:p>
      <text:p text:style-name="P112"/>
      <text:p text:style-name="P112">(voir algo Kruskal).</text:p>
      <text:p text:style-name="P112"/>
      <text:p text:style-name="P68">Exemple:</text:p>
      <text:p text:style-name="P113"/>
      <text:p text:style-name="P114"/>
      <text:p text:style-name="P58"><draw:line text:anchor-type="paragraph" draw:z-index="177" draw:name="Forme97" draw:style-name="gr6" draw:text-style-name="P157" svg:x1="4.887cm" svg:y1="0.381cm" svg:x2="2.85cm" svg:y2="2.207cm"><text:p/></draw:line><draw:line text:anchor-type="paragraph" draw:z-index="179" draw:name="Forme99" draw:style-name="gr6" draw:text-style-name="P157" svg:x1="5.338cm" svg:y1="0.328cm" svg:x2="8.592cm" svg:y2="0.328cm"><text:p/></draw:line><draw:line text:anchor-type="paragraph" draw:z-index="180" draw:name="Forme100" draw:style-name="gr6" draw:text-style-name="P157" svg:x1="8.989cm" svg:y1="0.434cm" svg:x2="11.106cm" svg:y2="2.26cm"><text:p/></draw:line><text:span text:style-name="T7"><text:tab/><text:tab/><text:tab/><text:tab/></text:span><text:span text:style-name="T11">a<text:tab/> <text:s text:c="5"/>5<text:tab/><text:tab/></text:span><text:span text:style-name="T12">f</text:span></text:p>
      <text:p text:style-name="P113"><draw:line text:anchor-type="paragraph" draw:z-index="178" draw:name="Forme98" draw:style-name="gr6" draw:text-style-name="P157" svg:x1="5.099cm" svg:y1="0.106cm" svg:x2="5.099cm" svg:y2="3.413cm"><text:p/></draw:line><draw:line text:anchor-type="paragraph" draw:z-index="183" draw:name="Forme103" draw:style-name="gr6" draw:text-style-name="P157" svg:x1="8.856cm" svg:y1="0cm" svg:x2="8.856cm" svg:y2="3.466cm"><text:p/></draw:line><draw:line text:anchor-type="paragraph" draw:z-index="184" draw:name="Forme104" draw:style-name="gr1" draw:text-style-name="P157" svg:x1="5.311cm" svg:y1="0.159cm" svg:x2="8.698cm" svg:y2="3.546cm"><text:p/></draw:line></text:p>
      <text:p text:style-name="P113"><text:tab/><text:tab/><text:tab/>1<text:tab/><text:tab/><text:tab/><text:tab/><text:tab/>2</text:p>
      <text:p text:style-name="P113"/>
      <text:p text:style-name="P58"><draw:line text:anchor-type="paragraph" draw:z-index="176" draw:name="Forme96" draw:style-name="gr1" draw:text-style-name="P157" svg:x1="4.914cm" svg:y1="2.085cm" svg:x2="2.85cm" svg:y2="0.259cm"><text:p/></draw:line><draw:line text:anchor-type="paragraph" draw:z-index="181" draw:name="Forme101" draw:style-name="gr1" draw:text-style-name="P157" svg:x1="9.068cm" svg:y1="2.217cm" svg:x2="11.105cm" svg:y2="0.312cm"><text:p/></draw:line><text:span text:style-name="T11"><text:tab/><text:tab/>b<text:tab/><text:tab/>2<text:tab/> <text:s text:c="5"/>6<text:tab/><text:tab/></text:span><text:span text:style-name="T12">4</text:span><text:span text:style-name="T11"><text:tab/><text:tab/>e</text:span></text:p>
      <text:p text:style-name="P113"/>
      <text:p text:style-name="P113"><text:tab/><text:tab/><text:tab/>3<text:tab/><text:tab/><text:tab/><text:tab/><text:tab/>4</text:p>
      <text:p text:style-name="P113"/>
      <text:p text:style-name="P113"><draw:line text:anchor-type="paragraph" draw:z-index="182" draw:name="Forme102" draw:style-name="gr1" draw:text-style-name="P157" svg:x1="5.311cm" svg:y1="0.296cm" svg:x2="8.645cm" svg:y2="0.296cm"><text:p/></draw:line><text:tab/><text:tab/><text:tab/><text:tab/>c<text:tab/> <text:s text:c="5"/>7<text:tab/><text:tab/>d</text:p>
      <text:p text:style-name="P113"/>
      <text:p text:style-name="P113"/>
      <text:p text:style-name="P113"/>
      <text:p text:style-name="P113"/>
      <text:p text:style-name="P69"><draw:line text:anchor-type="paragraph" draw:z-index="185" draw:name="Forme105" draw:style-name="gr10" draw:text-style-name="P157" svg:x1="4.676cm" svg:y1="0.481cm" svg:x2="4.994cm" svg:y2="0.111cm"><text:p/></draw:line><draw:line text:anchor-type="paragraph" draw:z-index="186" draw:name="Forme106" draw:style-name="gr10" draw:text-style-name="P157" svg:x1="6.555cm" svg:y1="0.535cm" svg:x2="6.767cm" svg:y2="0.138cm"><text:p/></draw:line><draw:line text:anchor-type="paragraph" draw:z-index="187" draw:name="Forme107" draw:style-name="gr10" draw:text-style-name="P157" svg:x1="5.893cm" svg:y1="0.508cm" svg:x2="6.131cm" svg:y2="0.058cm"><text:p/></draw:line><draw:line text:anchor-type="paragraph" draw:z-index="188" draw:name="Forme108" draw:style-name="gr10" draw:text-style-name="P157" svg:x1="3.644cm" svg:y1="0.456cm" svg:x2="3.829cm" svg:y2="0.138cm"><text:p/></draw:line><text:span text:style-name="T11">E </text:span><text:span text:style-name="T1">trié = {ba, fe, ca, <text:s/>cb, df, de, af, da, cd</text:span><text:span text:style-name="T13">}</text:span></text:p>
      <text:p text:style-name="P115"/>
      <text:p text:style-name="P70">Remarques:</text:p>
      <text:p text:style-name="P116"/>
      <text:p text:style-name="P71"><text:span text:style-name="T1">La solution par l'algo Kruskal n'est pas unique: </text:span><text:span text:style-name="T14">cela dépend de l'odre des arêtes de poids egal. </text:span></text:p>
      <text:p text:style-name="P117">Algo glouton. (pas backtrack)</text:p>
      <text:p text:style-name="P117">En randomisé: O(m)</text:p>
      <text:p text:style-name="P117">En non-randomisé: O(m.a(n, m)) =&gt; a = niveau de fonction d'ackerman</text:p>
      <text:p text:style-name="P117"/>
      <text:p text:style-name="P72"><text:soft-page-break/>VII) Problème du jeu n°3:</text:p>
      <text:p text:style-name="P72"/>
      <text:p text:style-name="P74">TSP:</text:p>
      <text:p text:style-name="P72">Problème:<text:span text:style-name="T1"> (Voyageur de commercer)</text:span></text:p>
      <text:p text:style-name="P73">Entrée:<text:span text:style-name="T1"> Un ensemble n points du points du plan (1, ......., n)</text:span></text:p>
      <text:p text:style-name="P73">Sortie:<text:span text:style-name="T1"> une énumération des sommets (v1, ... , vn telle que d(v1, v2) + d(v2, v3) + ... + d(vn-1, vn) soit minimum.</text:span></text:p>
      <text:p text:style-name="P118"/>
      <text:p text:style-name="P119">C'est un problème NP-difficile. Dans TSP, il est possible d'approcher la solution optimale à facteur 3 en temps polynomial: On parle d'une 2-approximation.</text:p>
      <text:p text:style-name="P119"/>
      <text:p text:style-name="P75">2-approx:</text:p>
      <text:p text:style-name="P120"/>
      <text:p text:style-name="P75"><text:span text:style-name="T1">-Construire Kn sur {1, ..., n}</text:span><text:span text:style-name="T14"> </text:span><text:span text:style-name="T1">pondéré par w(ij) = d(i, j)</text:span></text:p>
      <text:p text:style-name="P120">-On calcule T AcPM pour le graphe ci-dessus</text:p>
      <text:p text:style-name="P120">-On parcours T de façon à traverser chaque arête exactement 2 fois.</text:p>
      <text:p text:style-name="P120">-Modifier le parcours de façon à ne passer qu'une fois par chaque sommet (raccourcir)</text:p>
      <text:p text:style-name="P120"/>
      <text:p text:style-name="P120"/>
      <text:p text:style-name="P120"/>
      <text:p text:style-name="P76"><draw:line text:anchor-type="paragraph" draw:z-index="197" draw:name="Forme113" draw:style-name="gr11" draw:text-style-name="P157" svg:x1="5.232cm" svg:y1="1.453cm" svg:x2="6.211cm" svg:y2="0.395cm"><text:p/></draw:line><draw:line text:anchor-type="paragraph" draw:z-index="198" draw:name="Forme114" draw:style-name="gr11" draw:text-style-name="P157" svg:x1="6.528cm" svg:y1="0.157cm" svg:x2="8.645cm" svg:y2="0.157cm"><text:p/></draw:line><draw:line text:anchor-type="paragraph" draw:z-index="199" draw:name="Forme115" draw:style-name="gr11" draw:text-style-name="P157" svg:x1="8.989cm" svg:y1="0.289cm" svg:x2="9.968cm" svg:y2="1.956cm"><text:p/></draw:line><text:span text:style-name="T1"><text:tab/><text:tab/><text:tab/><text:tab/><text:tab/></text:span><text:span text:style-name="T15">6<text:tab/><text:tab/>7</text:span></text:p>
      <text:p text:style-name="P120"/>
      <text:p text:style-name="P120"/>
      <text:p text:style-name="P121"><draw:line text:anchor-type="paragraph" draw:z-index="192" draw:name="Forme112" draw:style-name="gr11" draw:text-style-name="P157" svg:x1="2.771cm" svg:y1="0.258cm" svg:x2="4.941cm" svg:y2="0.311cm"><text:p/></draw:line>3<text:tab/><text:tab/>4<text:tab/><text:tab/>5</text:p>
      <text:p text:style-name="P121"><draw:line text:anchor-type="paragraph" draw:z-index="190" draw:name="Forme110" draw:style-name="gr11" draw:text-style-name="P157" svg:x1="0.205cm" svg:y1="0.035cm" svg:x2="1.237cm" svg:y2="1.57cm"><text:p/></draw:line><draw:line text:anchor-type="paragraph" draw:z-index="191" draw:name="Forme111" draw:style-name="gr11" draw:text-style-name="P157" svg:x1="1.528cm" svg:y1="1.464cm" svg:x2="2.428cm" svg:y2="0.115cm"><text:p/></draw:line><draw:line text:anchor-type="paragraph" draw:z-index="200" draw:name="Forme120" draw:style-name="gr11" draw:text-style-name="P157" svg:x1="5.205cm" svg:y1="0.035cm" svg:x2="6.158cm" svg:y2="1.384cm"><text:p/></draw:line><text:tab/><text:tab/><text:tab/><text:tab/><text:tab/><text:tab/><text:tab/><text:tab/>8</text:p>
      <text:p text:style-name="P121"/>
      <text:p text:style-name="P121"/>
      <text:p text:style-name="P121"><text:tab/>2<text:tab/><text:tab/><text:tab/><text:tab/>9<text:tab/><text:tab/><text:tab/></text:p>
      <text:p text:style-name="P121"><draw:line text:anchor-type="paragraph" draw:z-index="189" draw:name="Forme109" draw:style-name="gr11" draw:text-style-name="P157" svg:x1="1.368cm" svg:y1="1.818cm" svg:x2="1.342cm" svg:y2="0.072cm"><text:p/></draw:line><text:tab/><text:tab/><text:tab/><text:tab/><text:tab/></text:p>
      <text:p text:style-name="P121"/>
      <text:p text:style-name="P121"/>
      <text:p text:style-name="P121"/>
      <text:p text:style-name="P121"><draw:line text:anchor-type="paragraph" draw:z-index="193" draw:name="Forme116" draw:style-name="gr11" draw:text-style-name="P157" svg:x1="0.363cm" svg:y1="1.909cm" svg:x2="1.289cm" svg:y2="0.48cm"><text:p/></draw:line><text:tab/>1</text:p>
      <text:p text:style-name="P121"><draw:line text:anchor-type="paragraph" draw:z-index="194" draw:name="Forme117" draw:style-name="gr11" draw:text-style-name="P157" svg:x1="1.501cm" svg:y1="0.125cm" svg:x2="2.48cm" svg:y2="1.421cm"><text:p/></draw:line></text:p>
      <text:p text:style-name="P121"/>
      <text:p text:style-name="P121"/>
      <text:p text:style-name="P121">13<text:tab/><text:tab/>10</text:p>
      <text:p text:style-name="P121"><draw:line text:anchor-type="paragraph" draw:z-index="195" draw:name="Forme118" draw:style-name="gr11" draw:text-style-name="P157" svg:x1="2.903cm" svg:y1="0.03cm" svg:x2="3.829cm" svg:y2="1.3cm"><text:p/></draw:line><draw:line text:anchor-type="paragraph" draw:z-index="196" draw:name="Forme119" draw:style-name="gr11" draw:text-style-name="P157" svg:x1="1.66cm" svg:y1="1.405cm" svg:x2="2.507cm" svg:y2="0.109cm"><text:p/></draw:line></text:p>
      <text:p text:style-name="P121"><text:tab/></text:p>
      <text:p text:style-name="P121"><text:tab/></text:p>
      <text:p text:style-name="P121"><text:tab/>12<text:tab/><text:tab/>11</text:p>
      <text:p text:style-name="P121"/>
      <text:p text:style-name="P77">Remarques:</text:p>
      <text:p text:style-name="P122"/>
      <text:p text:style-name="P77"><text:span text:style-name="T1">- Christo</text:span><text:span text:style-name="T16">f</text:span><text:span text:style-name="T1">ides (1976), 3/2-approx dans le cas métrique (inégalité triangulaire)</text:span></text:p>
      <text:p text:style-name="P122">- Sebö, Vygen (2012), 7/5-approx dasn le casa graphique</text:p>
      <text:p text:style-name="P122"/>
      <text:p text:style-name="P122"/>
      <text:p text:style-name="P122">/////////////////////////////////////////////////////// <text:span text:style-name="T64">ATTENTION ///////////////////////////////////////////////////////////////////</text:span></text:p>
      <text:p text:style-name="P123">COURS A INSERER ICI</text:p>
      <text:p text:style-name="P123">///////////////////////////////////////////////////////////////////////////////////////////////////////////////////////////////////////////////////</text:p>
      <text:p text:style-name="P78"><text:soft-page-break/>Chapitre 4: Graphes Orientés:</text:p>
      <text:p text:style-name="P80"/>
      <text:p text:style-name="P79">1) Définitions:</text:p>
      <text:p text:style-name="P81"/>
      <text:p text:style-name="P124">Un graphe orienté D=(V, A) est formé de sommets V et d'arêtes A qui sont des couples d'éléments distincts de V (et non plus des paires).</text:p>
      <text:p text:style-name="P124"/>
      <text:p text:style-name="P124"/>
      <text:p text:style-name="P124">Si xy est un acr du D, alors yx peut l'être aussi mais pas nécessairement.</text:p>
      <text:p text:style-name="P124"/>
      <text:p text:style-name="P82">Exemples:</text:p>
      <text:p text:style-name="P124"/>
      <text:p text:style-name="P124"><draw:path text:anchor-type="paragraph" draw:z-index="201" draw:name="Forme121" draw:style-name="gr1" draw:text-style-name="P157" svg:width="2.055cm" svg:height="1.807cm" draw:transform="rotate (1.43832583656853) translate (1.59455555555553cm 2.16076388888889cm)" svg:viewBox="0 0 2056 1808" svg:d="M0 0c1602 0 2056 1808 2056 1808"><text:p/></draw:path><draw:path text:anchor-type="paragraph" draw:z-index="202" draw:name="Forme122" draw:style-name="gr1" draw:text-style-name="P157" svg:width="2.555cm" svg:height="1.187cm" draw:transform="rotate (0.257261531743964) translate (1.34522018057279cm 1.17066586711923cm)" svg:viewBox="0 0 2556 1188" svg:d="M0 1188c2079 0 2556-1188 2556-1188"><text:p/></draw:path><draw:path text:anchor-type="paragraph" draw:z-index="203" draw:name="Forme123" draw:style-name="gr1" draw:text-style-name="P157" svg:width="2.576cm" svg:height="0.853cm" draw:transform="rotate (2.8005553177501) translate (6.1453888858564cm 2.08138889743365cm)" svg:viewBox="0 0 2577 854" svg:d="M0 0c1741 0 2577 854 2577 854"><text:p/></draw:path><draw:polyline text:anchor-type="paragraph" draw:z-index="374" draw:name="Forme222" draw:style-name="gr16" draw:text-style-name="P157" svg:width="0.565cm" svg:height="0.488cm" draw:transform="rotate (1.38264983342991) translate (2.54308672601701cm 2.06933096418206cm)" svg:viewBox="0 0 566 489" draw:points="0,489 566,489 446,0 455,52"><text:p/></draw:polyline><draw:polyline text:anchor-type="paragraph" draw:z-index="375" draw:name="Forme223" draw:style-name="gr16" draw:text-style-name="P157" svg:width="0.639cm" svg:height="0.682cm" draw:transform="rotate (-1.69523830246209) translate (2.93338772078545cm 0.446328791200153cm)" svg:viewBox="0 0 640 683" draw:points="0,683 640,683 555,0"><text:p/></draw:polyline><draw:polyline text:anchor-type="paragraph" draw:z-index="376" draw:name="Forme224" draw:style-name="gr16" draw:text-style-name="P157" svg:width="0.661cm" svg:height="0.529cm" draw:transform="rotate (0.0399680398706701) translate (4.19276079278679cm 0.943462015152526cm)" svg:viewBox="0 0 662 530" draw:points="0,530 662,530 657,0"><text:p/></draw:polyline>1)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/text:p>
      <text:p text:style-name="P124"><text:tab/><text:tab/><text:tab/><text:tab/><text:tab/><text:tab/><text:tab/><text:tab/><text:tab/><text:tab/><text:tab/><text:tab/><text:tab/></text:p>
      <text:p text:style-name="P124"/>
      <text:p text:style-name="P124"><draw:line text:anchor-type="paragraph" draw:z-index="204" draw:name="Forme124" draw:style-name="gr1" draw:text-style-name="P157" svg:x1="1.542cm" svg:y1="2.113cm" svg:x2="3.712cm" svg:y2="0.367cm"><text:p/></draw:line><draw:line text:anchor-type="paragraph" draw:z-index="205" draw:name="Forme125" draw:style-name="gr1" draw:text-style-name="P157" svg:x1="6.172cm" svg:y1="2.166cm" svg:x2="4.029cm" svg:y2="0.367cm"><text:p/></draw:line><draw:line text:anchor-type="paragraph" draw:z-index="206" draw:name="Forme126" draw:style-name="gr1" draw:text-style-name="P157" svg:x1="6.516cm" svg:y1="2.14cm" svg:x2="8.659cm" svg:y2="0.42cm"><text:p/></draw:line><draw:polyline text:anchor-type="paragraph" draw:z-index="377" draw:name="Forme225" draw:style-name="gr16" draw:text-style-name="P157" svg:width="0.912cm" svg:height="0.725cm" draw:transform="rotate (-0.174707458124632) translate (1.77976948739199cm 1.02831550390617cm)" svg:viewBox="0 0 913 726" draw:points="0,0 913,0 907,726"><text:p/></draw:polyline><draw:polyline text:anchor-type="paragraph" draw:z-index="378" draw:name="Forme226" draw:style-name="gr16" draw:text-style-name="P157" svg:width="0.943cm" svg:height="0.803cm" draw:transform="rotate (-1.37339958839434) translate (4.87538888888889cm 0.366888888888889cm)" svg:viewBox="0 0 944 804" draw:points="0,0 944,0 918,804"><text:p/></draw:polyline><draw:polyline text:anchor-type="paragraph" draw:z-index="379" draw:name="Forme227" draw:style-name="gr16" draw:text-style-name="P157" svg:width="0.981cm" svg:height="0.88cm" draw:transform="rotate (-0.0809832772925369) translate (6.85977017979078cm 0.948894710622933cm)" svg:viewBox="0 0 982 881" draw:points="0,0 982,0 921,881"><text:p/></draw:polyline>2)<text:tab/><text:tab/><text:tab/>b<text:tab/>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a<text:tab/><text:tab/><text:tab/><text:tab/>c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6"><draw:line text:anchor-type="paragraph" draw:z-index="207" draw:name="Forme127" draw:style-name="gr1" draw:text-style-name="P157" svg:x1="1.33cm" svg:y1="3.997cm" svg:x2="1.33cm" svg:y2="1.007cm"><text:p/></draw:line><draw:line text:anchor-type="paragraph" draw:z-index="208" draw:name="Forme128" draw:style-name="gr1" draw:text-style-name="P157" svg:x1="1.542cm" svg:y1="0.743cm" svg:x2="4.876cm" svg:y2="0.743cm"><text:p/></draw:line><draw:line text:anchor-type="paragraph" draw:z-index="209" draw:name="Forme129" draw:style-name="gr1" draw:text-style-name="P157" svg:x1="5.087cm" svg:y1="3.917cm" svg:x2="5.087cm" svg:y2="0.954cm"><text:p/></draw:line><draw:line text:anchor-type="paragraph" draw:z-index="210" draw:name="Forme130" draw:style-name="gr1" draw:text-style-name="P157" svg:x1="1.489cm" svg:y1="4.235cm" svg:x2="4.955cm" svg:y2="4.235cm"><text:p/></draw:line><draw:polyline text:anchor-type="paragraph" draw:z-index="380" draw:name="Forme228" draw:style-name="gr16" draw:text-style-name="P157" svg:width="0.766cm" svg:height="0.633cm" draw:transform="rotate (-0.760963553869528) translate (2.78518055555556cm 0.213430555555556cm)" svg:viewBox="0 0 767 634" draw:points="0,0 767,0 677,634"><text:p/></draw:polyline><draw:polyline text:anchor-type="paragraph" draw:z-index="381" draw:name="Forme229" draw:style-name="gr16" draw:text-style-name="P157" svg:width="0.883cm" svg:height="0.731cm" draw:transform="rotate (-0.891339648993504) translate (5.10105906624822cm 1.71122230148693cm)" svg:viewBox="0 0 884 732" draw:points="0,732 884,732 694,0"><text:p/></draw:polyline><draw:polyline text:anchor-type="paragraph" draw:z-index="382" draw:name="Forme230" draw:style-name="gr16" draw:text-style-name="P157" svg:width="0.946cm" svg:height="0.821cm" draw:transform="rotate (2.51484491919863) translate (4.02871953676862cm 4.79072593066802cm)" svg:viewBox="0 0 947 822" draw:points="0,0 947,0 759,822"><text:p/></draw:polyline><draw:polyline text:anchor-type="paragraph" draw:z-index="383" draw:name="Forme231" draw:style-name="gr16" draw:text-style-name="P157" svg:width="0.823cm" svg:height="0.727cm" draw:transform="rotate (0.830776723949301) translate (0.774320010037953cm 2.96507237408332cm)" svg:viewBox="0 0 824 728" draw:points="0,0 824,0 772,728"><text:p/></draw:polyline>3)<text:tab/><text:tab/><text:tab/><text:tab/><text:tab/><text:tab/><text:tab/><text:tab/><text:tab/><text:tab/><text:tab/><text:tab/><text:tab/><text:tab/>a<text:tab/><text:tab/><text:tab/>b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c<text:tab/><text:tab/><text:tab/>d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83"><text:span text:style-name="T17">lorsque xy e A, on dit que y est un voisin sortant de x et est un voisin entrant de y. Le voisinage sortant de x: N+(x)={y : xy e A} ou vois+(x)</text:span><text:span text:style-name="T1"><text:tab/></text:span></text:p>
      <text:p text:style-name="P146"/>
      <text:p text:style-name="P150">le degrés sortant de x est dt(x) = |N+(x)|</text:p>
      <text:p text:style-name="P150">Idem pour le voisinage entrant N- ou vois- et le degré entrant d-(x)</text:p>
      <text:p text:style-name="P150"/>
      <text:p text:style-name="P150"><draw:path text:anchor-type="paragraph" draw:z-index="211" draw:name="Forme131" draw:style-name="gr1" draw:text-style-name="P157" svg:width="1.98cm" svg:height="1.174cm" draw:transform="rotate (2.07153128919207) translate (2.57351388888889cm 3.84351388888889cm)" svg:viewBox="0 0 1981 1175" svg:d="M0 0c1598 0 1981 1175 1981 1175"><text:p/></draw:path><draw:path text:anchor-type="paragraph" draw:z-index="212" draw:name="Forme132" draw:style-name="gr1" draw:text-style-name="P157" svg:width="1.896cm" svg:height="1.158cm" draw:transform="rotate (-0.998328332140757) translate (2.83809722222222cm 1.59455555555556cm)" svg:viewBox="0 0 1897 1159" svg:d="M0 0c1416 0 1897 1159 1897 1159"><text:p/></draw:path><draw:path text:anchor-type="paragraph" draw:z-index="213" draw:name="Forme133" draw:style-name="gr1" draw:text-style-name="P157" svg:width="1.506cm" svg:height="0.95cm" draw:transform="rotate (3.03983995819852) translate (4.27609097103724cm 1.58803544827672cm)" svg:viewBox="0 0 1507 951" svg:d="M0 951c1303 0 1507-872 1507-872l-8-79"><text:p/></draw:path><draw:path text:anchor-type="paragraph" draw:z-index="214" draw:name="Forme134" draw:style-name="gr1" draw:text-style-name="P157" svg:width="1.69cm" svg:height="0.79cm" draw:transform="rotate (-0.0753982236861559) translate (2.89768965149984cm 3.02818470372712cm)" svg:viewBox="0 0 1691 791" svg:d="M0 791c1406 0 1643-734 1643-734l48-57"><text:p/></draw:path><draw:line text:anchor-type="paragraph" draw:z-index="215" draw:name="Forme135" draw:style-name="gr1" draw:text-style-name="P157" svg:x1="7.707cm" svg:y1="3.499cm" svg:x2="7.548cm" svg:y2="1.224cm"><text:p/></draw:line><draw:line text:anchor-type="paragraph" draw:z-index="216" draw:name="Forme136" draw:style-name="gr1" draw:text-style-name="P157" svg:x1="10.035cm" svg:y1="0.88cm" svg:x2="7.548cm" svg:y2="1.224cm"><text:p/></draw:line><draw:line text:anchor-type="paragraph" draw:z-index="217" draw:name="Forme137" draw:style-name="gr1" draw:text-style-name="P157" svg:x1="10.299cm" svg:y1="3.156cm" svg:x2="7.706cm" svg:y2="3.5cm"><text:p/></draw:line><draw:polyline text:anchor-type="paragraph" draw:z-index="384" draw:name="Forme232" draw:style-name="gr16" draw:text-style-name="P157" svg:width="0.769cm" svg:height="0.681cm" draw:transform="rotate (-1.03428211473184) translate (2.44550800770354cm 1.96021613864739cm)" svg:viewBox="0 0 770 682" draw:points="0,682 770,682 406,0"><text:p/></draw:polyline><draw:polyline text:anchor-type="paragraph" draw:z-index="385" draw:name="Forme233" draw:style-name="gr16" draw:text-style-name="P157" svg:width="0.765cm" svg:height="0.65cm" draw:transform="rotate (2.22389853289117) translate (3.14095283116086cm 3.55142947758123cm)" svg:viewBox="0 0 766 651" draw:points="0,651 766,651 498,0"><text:p/></draw:polyline><draw:polyline text:anchor-type="paragraph" draw:z-index="386" draw:name="Forme234" draw:style-name="gr16" draw:text-style-name="P157" svg:width="0.733cm" svg:height="0.695cm" draw:transform="rotate (-0.16632987771506) translate (2.78518055555554cm 0.627944444444547cm)" svg:viewBox="0 0 734 696" draw:points="0,0 724,0 734,696"><text:p/></draw:polyline><draw:polyline text:anchor-type="paragraph" draw:z-index="387" draw:name="Forme235" draw:style-name="gr16" draw:text-style-name="P157" svg:width="0.61cm" svg:height="0.517cm" draw:transform="rotate (-0.308050612976999) translate (3.60538888888889cm 3.34080555555556cm)" svg:viewBox="0 0 611 518" draw:points="0,0 611,0 554,518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D<text:tab/><text:tab/><text:tab/><text:tab/>u(D)<text:tab/><text:tab/><text:tab/><text:tab/><text:tab/><text:tab/></text:p>
      <text:p text:style-name="P84"><text:soft-page-break/><text:span text:style-name="T17">lorsqu</text:span><text:span text:style-name="T18">e d-(x) = 0, alors x est une source. Si d+(x) = 0, alors x est un puit, lorsqu'on oublie les orientations, on obtient un graphe non orienté, dit graphe sous-jacent, noté u(D)</text:span></text:p>
      <text:p text:style-name="P151"/>
      <text:p text:style-name="P84"><text:span text:style-name="T65">Codage:</text:span><text:span text:style-name="T18"> On peut coder par:</text:span></text:p>
      <text:p text:style-name="P151">- liste des arcs.</text:p>
      <text:p text:style-name="P84"><text:span text:style-name="T17">- </text:span><text:span text:style-name="T18">listes des voisins sortants pour chaque x e V: N+(x)</text:span></text:p>
      <text:p text:style-name="P151">- matrice d'adjacences. Où aij = 0 si ij non(e) A, 1 si ij e A</text:p>
      <text:p text:style-name="P151">AD = (aij) 1&lt;= ij &lt;= n (AD n'est pas nécesserement symétrique).</text:p>
      <text:p text:style-name="P151"/>
      <text:p text:style-name="P156">2) Parcours:</text:p>
      <text:p text:style-name="P151"/>
      <text:p text:style-name="P84"><text:span text:style-name="T20">I</text:span><text:span text:style-name="T18">dentique au cas non orienté en exeminant vois+(x) au lieu de vois(x)</text:span></text:p>
      <text:p text:style-name="P85"><text:span text:style-name="T18">On part d'une racine et on suit les arcs sortants. On va obtenir des arborescences </text:span><text:span text:style-name="T19">sor</text:span><text:span text:style-name="T18">tantes. </text:span><text:span text:style-name="T20">Il </text:span><text:span text:style-name="T18">s'agi</text:span><text:span text:style-name="T20">t</text:span><text:span text:style-name="T18"> de l'orientation d'un arbre enraciné en r tq: pour tout x, il existe chemin orienté de r à x. </text:span><text:span text:style-name="T1"><text:tab/></text:span></text:p>
      <text:p text:style-name="P147"/>
      <text:p text:style-name="P147"><draw:polyline text:anchor-type="paragraph" draw:z-index="232" draw:name="Forme152" draw:style-name="gr1" draw:text-style-name="P157" svg:width="0.727cm" svg:height="0.523cm" draw:transform="rotate (2.80840929938408) translate (3.81705555555558cm 1.05833333333333cm)" svg:viewBox="0 0 728 524" draw:points="0,0 728,0 265,524"><text:p/></draw:polyline><draw:polyline text:anchor-type="paragraph" draw:z-index="233" draw:name="Forme153" draw:style-name="gr1" draw:text-style-name="P157" svg:width="0.827cm" svg:height="0.614cm" draw:transform="rotate (-0.463733982254894) translate (6.59521255517512cm 0.423269347911278cm)" svg:viewBox="0 0 828 615" draw:points="0,0 828,0 485,615"><text:p/></draw:polyline></text:p>
      <text:p text:style-name="P85"><draw:line text:anchor-type="paragraph" draw:z-index="218" draw:name="Forme138" draw:style-name="gr10" draw:text-style-name="P157" svg:x1="1.356cm" svg:y1="4.99cm" svg:x2="1.356cm" svg:y2="3.085cm"><text:p/></draw:line><draw:line text:anchor-type="paragraph" draw:z-index="219" draw:name="Forme139" draw:style-name="gr1" draw:text-style-name="P157" svg:x1="1.383cm" svg:y1="2.477cm" svg:x2="1.383cm" svg:y2="0.704cm"><text:p/></draw:line><draw:line text:anchor-type="paragraph" draw:z-index="220" draw:name="Forme140" draw:style-name="gr10" draw:text-style-name="P157" svg:x1="5.114cm" svg:y1="2.503cm" svg:x2="5.114cm" svg:y2="0.545cm"><text:p/></draw:line><draw:line text:anchor-type="paragraph" draw:z-index="221" draw:name="Forme141" draw:style-name="gr1" draw:text-style-name="P157" svg:x1="8.818cm" svg:y1="2.398cm" svg:x2="8.818cm" svg:y2="0.519cm"><text:p/></draw:line><draw:line text:anchor-type="paragraph" draw:z-index="222" draw:name="Forme142" draw:style-name="gr1" draw:text-style-name="P157" svg:x1="8.791cm" svg:y1="4.937cm" svg:x2="8.791cm" svg:y2="2.953cm"><text:p/></draw:line><draw:line text:anchor-type="paragraph" draw:z-index="223" draw:name="Forme143" draw:style-name="gr10" draw:text-style-name="P157" svg:x1="5.114cm" svg:y1="4.885cm" svg:x2="5.114cm" svg:y2="3.006cm"><text:p/></draw:line><draw:line text:anchor-type="paragraph" draw:z-index="224" draw:name="Forme144" draw:style-name="gr10" draw:text-style-name="P157" svg:x1="1.542cm" svg:y1="5.122cm" svg:x2="4.849cm" svg:y2="5.122cm"><text:p/></draw:line><draw:line text:anchor-type="paragraph" draw:z-index="225" draw:name="Forme145" draw:style-name="gr1" draw:text-style-name="P157" svg:x1="5.246cm" svg:y1="5.096cm" svg:x2="8.633cm" svg:y2="5.096cm"><text:p/></draw:line><draw:line text:anchor-type="paragraph" draw:z-index="226" draw:name="Forme146" draw:style-name="gr1" draw:text-style-name="P157" svg:x1="1.595cm" svg:y1="2.688cm" svg:x2="4.796cm" svg:y2="2.688cm"><text:p/></draw:line><draw:line text:anchor-type="paragraph" draw:z-index="227" draw:name="Forme147" draw:style-name="gr1" draw:text-style-name="P157" svg:x1="5.325cm" svg:y1="2.715cm" svg:x2="8.632cm" svg:y2="2.715cm"><text:p/></draw:line><draw:line text:anchor-type="paragraph" draw:z-index="228" draw:name="Forme148" draw:style-name="gr10" draw:text-style-name="P157" svg:x1="1.568cm" svg:y1="0.333cm" svg:x2="4.769cm" svg:y2="0.333cm"><text:p/></draw:line><draw:line text:anchor-type="paragraph" draw:z-index="229" draw:name="Forme149" draw:style-name="gr10" draw:text-style-name="P157" svg:x1="5.352cm" svg:y1="0.307cm" svg:x2="8.659cm" svg:y2="0.307cm"><text:p/></draw:line><draw:polyline text:anchor-type="paragraph" draw:z-index="230" draw:name="Forme150" draw:style-name="gr1" draw:text-style-name="P157" svg:width="0.714cm" svg:height="0.64cm" draw:transform="rotate (2.4610887782372) translate (3.76413888888884cm 3.13795833333333cm)" svg:viewBox="0 0 715 641" draw:points="0,0 715,0 553,641"><text:p/></draw:polyline><draw:polyline text:anchor-type="paragraph" draw:z-index="231" draw:name="Forme151" draw:style-name="gr1" draw:text-style-name="P157" svg:width="0.693cm" svg:height="0.652cm" draw:transform="rotate (-0.72658056760524) translate (1.34013198866181cm 0.851051255840746cm)" svg:viewBox="0 0 694 653" draw:points="0,653 637,653 694,0"><text:p/></draw:polyline><draw:polyline text:anchor-type="paragraph" draw:z-index="234" draw:name="Forme154" draw:style-name="gr1" draw:text-style-name="P157" svg:width="0.829cm" svg:height="0.682cm" draw:transform="rotate (1.03585291105863) translate (8.39434722222235cm 2.159cm)" svg:viewBox="0 0 830 683" draw:points="0,0 830,0 405,683"><text:p/></draw:polyline><draw:polyline text:anchor-type="paragraph" draw:z-index="235" draw:name="Forme155" draw:style-name="gr1" draw:text-style-name="P157" svg:width="0.682cm" svg:height="0.593cm" draw:transform="rotate (-0.950506310636112) translate (8.87736046469803cm 3.4014609755538cm)" svg:viewBox="0 0 683 594" draw:points="0,594 683,594 489,0"><text:p/></draw:polyline><draw:polyline text:anchor-type="paragraph" draw:z-index="236" draw:name="Forme156" draw:style-name="gr1" draw:text-style-name="P157" svg:width="0.668cm" svg:height="0.56cm" draw:transform="rotate (2.81992847244724) translate (7.25663888888889cm 5.30754166666656cm)" svg:viewBox="0 0 669 561" draw:points="0,0 669,0 243,561"><text:p/></draw:polyline><draw:polyline text:anchor-type="paragraph" draw:z-index="237" draw:name="Forme157" draw:style-name="gr1" draw:text-style-name="P157" svg:width="0.639cm" svg:height="0.698cm" draw:transform="rotate (2.62253173404668) translate (7.17726388888879cm 3.0321250000001cm)" svg:viewBox="0 0 640 699" draw:points="0,0 640,0 430,699"><text:p/></draw:polyline><draw:polyline text:anchor-type="paragraph" draw:z-index="238" draw:name="Forme158" draw:style-name="gr1" draw:text-style-name="P157" svg:width="0.719cm" svg:height="0.61cm" draw:transform="rotate (-0.628842129493558) translate (2.86457496368197cm 4.69897331639783cm)" svg:viewBox="0 0 720 611" draw:points="0,0 720,0 510,611"><text:p/></draw:polyline><draw:polyline text:anchor-type="paragraph" draw:z-index="239" draw:name="Forme159" draw:style-name="gr1" draw:text-style-name="P157" svg:width="0.567cm" svg:height="0.55cm" draw:transform="rotate (1.08629292644127) translate (1.09183441775068cm 4.4079515937213cm)" svg:viewBox="0 0 568 551" draw:points="0,0 568,0 260,551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8">Parcours en largeurs:</text:p>
      <text:p text:style-name="P88"/>
      <text:p text:style-name="P125">AT: a, b, d, e, h, g, i</text:p>
      <table:table table:name="Tableau3" table:style-name="Tableau3">
        <table:table-column table:style-name="Tableau3.A" table:number-columns-repeated="9"/>
        <table:table-column table:style-name="Tableau3.J"/>
        <table:table-row>
          <table:table-cell table:style-name="Tableau3.A1" office:value-type="string">
            <text:p text:style-name="P141">Sommet</text:p>
          </table:table-cell>
          <table:table-cell table:style-name="Tableau3.A1" office:value-type="string">
            <text:p text:style-name="P141">a</text:p>
          </table:table-cell>
          <table:table-cell table:style-name="Tableau3.A1" office:value-type="string">
            <text:p text:style-name="P141">b</text:p>
          </table:table-cell>
          <table:table-cell table:style-name="Tableau3.A1" office:value-type="string">
            <text:p text:style-name="P141">c</text:p>
          </table:table-cell>
          <table:table-cell table:style-name="Tableau3.A1" office:value-type="string">
            <text:p text:style-name="P141">d</text:p>
          </table:table-cell>
          <table:table-cell table:style-name="Tableau3.A1" office:value-type="string">
            <text:p text:style-name="P141">e</text:p>
          </table:table-cell>
          <table:table-cell table:style-name="Tableau3.A1" office:value-type="string">
            <text:p text:style-name="P141">f</text:p>
          </table:table-cell>
          <table:table-cell table:style-name="Tableau3.A1" office:value-type="string">
            <text:p text:style-name="P141">g</text:p>
          </table:table-cell>
          <table:table-cell table:style-name="Tableau3.A1" office:value-type="string">
            <text:p text:style-name="P141">h</text:p>
          </table:table-cell>
          <table:table-cell table:style-name="Tableau3.J1" office:value-type="string">
            <text:p text:style-name="P141">i</text:p>
          </table:table-cell>
        </table:table-row>
        <table:table-row>
          <table:table-cell table:style-name="Tableau3.A2" office:value-type="string">
            <text:p text:style-name="P141">pere</text:p>
          </table:table-cell>
          <table:table-cell table:style-name="Tableau3.A2" office:value-type="string">
            <text:p text:style-name="P141">a</text:p>
          </table:table-cell>
          <table:table-cell table:style-name="Tableau3.A2" office:value-type="string">
            <text:p text:style-name="P141">a</text:p>
          </table:table-cell>
          <table:table-cell table:style-name="Tableau3.A2" office:value-type="string">
            <text:p text:style-name="P141">rien</text:p>
          </table:table-cell>
          <table:table-cell table:style-name="Tableau3.A2" office:value-type="string">
            <text:p text:style-name="P141">a</text:p>
          </table:table-cell>
          <table:table-cell table:style-name="Tableau3.A2" office:value-type="string">
            <text:p text:style-name="P141">b</text:p>
          </table:table-cell>
          <table:table-cell table:style-name="Tableau3.A2" office:value-type="string">
            <text:p text:style-name="P141">rien</text:p>
          </table:table-cell>
          <table:table-cell table:style-name="Tableau3.A2" office:value-type="string">
            <text:p text:style-name="P141">h</text:p>
          </table:table-cell>
          <table:table-cell table:style-name="Tableau3.A2" office:value-type="string">
            <text:p text:style-name="P141">e</text:p>
          </table:table-cell>
          <table:table-cell table:style-name="Tableau3.J2" office:value-type="string">
            <text:p text:style-name="P141">h</text:p>
          </table:table-cell>
        </table:table-row>
        <table:table-row>
          <table:table-cell table:style-name="Tableau3.A2" office:value-type="string">
            <text:p text:style-name="P141">ordre</text:p>
          </table:table-cell>
          <table:table-cell table:style-name="Tableau3.A2" office:value-type="string">
            <text:p text:style-name="P141">1</text:p>
          </table:table-cell>
          <table:table-cell table:style-name="Tableau3.A2" office:value-type="string">
            <text:p text:style-name="P141">2</text:p>
          </table:table-cell>
          <table:table-cell table:style-name="Tableau3.A2" office:value-type="string">
            <text:p text:style-name="P141">rien</text:p>
          </table:table-cell>
          <table:table-cell table:style-name="Tableau3.A2" office:value-type="string">
            <text:p text:style-name="P141">3</text:p>
          </table:table-cell>
          <table:table-cell table:style-name="Tableau3.A2" office:value-type="string">
            <text:p text:style-name="P141">4</text:p>
          </table:table-cell>
          <table:table-cell table:style-name="Tableau3.A2" office:value-type="string">
            <text:p text:style-name="P141">rien</text:p>
          </table:table-cell>
          <table:table-cell table:style-name="Tableau3.A2" office:value-type="string">
            <text:p text:style-name="P141">6</text:p>
          </table:table-cell>
          <table:table-cell table:style-name="Tableau3.A2" office:value-type="string">
            <text:p text:style-name="P141">5</text:p>
          </table:table-cell>
          <table:table-cell table:style-name="Tableau3.J2" office:value-type="string">
            <text:p text:style-name="P141">7</text:p>
          </table:table-cell>
        </table:table-row>
        <table:table-row>
          <table:table-cell table:style-name="Tableau3.A2" office:value-type="string">
            <text:p text:style-name="P141">niveau</text:p>
          </table:table-cell>
          <table:table-cell table:style-name="Tableau3.A2" office:value-type="string">
            <text:p text:style-name="P141">0</text:p>
          </table:table-cell>
          <table:table-cell table:style-name="Tableau3.A2" office:value-type="string">
            <text:p text:style-name="P141">1</text:p>
          </table:table-cell>
          <table:table-cell table:style-name="Tableau3.A2" office:value-type="string">
            <text:p text:style-name="P141">rien</text:p>
          </table:table-cell>
          <table:table-cell table:style-name="Tableau3.A2" office:value-type="string">
            <text:p text:style-name="P141">1</text:p>
          </table:table-cell>
          <table:table-cell table:style-name="Tableau3.A2" office:value-type="string">
            <text:p text:style-name="P141">2</text:p>
          </table:table-cell>
          <table:table-cell table:style-name="Tableau3.A2" office:value-type="string">
            <text:p text:style-name="P141">rien</text:p>
          </table:table-cell>
          <table:table-cell table:style-name="Tableau3.A2" office:value-type="string">
            <text:p text:style-name="P141">4</text:p>
          </table:table-cell>
          <table:table-cell table:style-name="Tableau3.A2" office:value-type="string">
            <text:p text:style-name="P141">3</text:p>
          </table:table-cell>
          <table:table-cell table:style-name="Tableau3.J2" office:value-type="string">
            <text:p text:style-name="P141">4</text:p>
          </table:table-cell>
        </table:table-row>
      </table:table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148"><draw:polyline text:anchor-type="paragraph" draw:z-index="253" draw:name="Forme152" draw:style-name="gr1" draw:text-style-name="P157" svg:width="0.727cm" svg:height="0.523cm" draw:transform="rotate (2.80840929938408) translate (3.81705555555556cm 1.05833333333333cm)" svg:viewBox="0 0 728 524" draw:points="0,0 728,0 265,524"><text:p/></draw:polyline><draw:polyline text:anchor-type="paragraph" draw:z-index="260" draw:name="Forme164" draw:style-name="gr1" draw:text-style-name="P157" svg:width="0.758cm" svg:height="0.648cm" draw:transform="rotate (2.56127067730168) translate (7.20370091653287cm 1.21006027435474cm)" svg:viewBox="0 0 759 649" draw:points="0,0 759,0 457,649"><text:p/></draw:polyline><text:soft-page-break/></text:p>
      <text:p text:style-name="P86"><draw:line text:anchor-type="paragraph" draw:z-index="240" draw:name="Forme138" draw:style-name="gr10" draw:text-style-name="P157" svg:x1="1.356cm" svg:y1="4.99cm" svg:x2="1.356cm" svg:y2="3.085cm"><text:p/></draw:line><draw:line text:anchor-type="paragraph" draw:z-index="241" draw:name="Forme139" draw:style-name="gr1" draw:text-style-name="P157" svg:x1="1.383cm" svg:y1="2.477cm" svg:x2="1.383cm" svg:y2="0.704cm"><text:p/></draw:line><draw:line text:anchor-type="paragraph" draw:z-index="242" draw:name="Forme140" draw:style-name="gr10" draw:text-style-name="P157" svg:x1="5.114cm" svg:y1="2.503cm" svg:x2="5.114cm" svg:y2="0.545cm"><text:p/></draw:line><draw:line text:anchor-type="paragraph" draw:z-index="243" draw:name="Forme141" draw:style-name="gr1" draw:text-style-name="P157" svg:x1="8.818cm" svg:y1="2.398cm" svg:x2="8.818cm" svg:y2="0.519cm"><text:p/></draw:line><draw:line text:anchor-type="paragraph" draw:z-index="244" draw:name="Forme142" draw:style-name="gr10" draw:text-style-name="P157" svg:x1="8.791cm" svg:y1="4.937cm" svg:x2="8.791cm" svg:y2="2.953cm"><text:p/></draw:line><draw:line text:anchor-type="paragraph" draw:z-index="245" draw:name="Forme143" draw:style-name="gr10" draw:text-style-name="P157" svg:x1="5.114cm" svg:y1="4.885cm" svg:x2="5.114cm" svg:y2="3.006cm"><text:p/></draw:line><draw:line text:anchor-type="paragraph" draw:z-index="246" draw:name="Forme144" draw:style-name="gr11" draw:text-style-name="P157" svg:x1="1.542cm" svg:y1="5.122cm" svg:x2="4.849cm" svg:y2="5.122cm"><text:p/></draw:line><draw:line text:anchor-type="paragraph" draw:z-index="247" draw:name="Forme145" draw:style-name="gr1" draw:text-style-name="P157" svg:x1="5.246cm" svg:y1="5.096cm" svg:x2="8.633cm" svg:y2="5.096cm"><text:p/></draw:line><draw:line text:anchor-type="paragraph" draw:z-index="248" draw:name="Forme146" draw:style-name="gr10" draw:text-style-name="P157" svg:x1="1.595cm" svg:y1="2.688cm" svg:x2="4.796cm" svg:y2="2.688cm"><text:p/></draw:line><draw:line text:anchor-type="paragraph" draw:z-index="249" draw:name="Forme147" draw:style-name="gr10" draw:text-style-name="P157" svg:x1="5.325cm" svg:y1="2.715cm" svg:x2="8.632cm" svg:y2="2.715cm"><text:p/></draw:line><draw:line text:anchor-type="paragraph" draw:z-index="250" draw:name="Forme148" draw:style-name="gr10" draw:text-style-name="P157" svg:x1="1.568cm" svg:y1="0.333cm" svg:x2="4.769cm" svg:y2="0.333cm"><text:p/></draw:line><draw:line text:anchor-type="paragraph" draw:z-index="251" draw:name="Forme149" draw:style-name="gr11" draw:text-style-name="P157" svg:x1="5.352cm" svg:y1="0.307cm" svg:x2="8.659cm" svg:y2="0.307cm"><text:p/></draw:line><draw:polyline text:anchor-type="paragraph" draw:z-index="252" draw:name="Forme151" draw:style-name="gr1" draw:text-style-name="P157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254" draw:name="Forme155" draw:style-name="gr1" draw:text-style-name="P157" svg:width="0.682cm" svg:height="0.593cm" draw:transform="rotate (-0.950506310636112) translate (8.87736046469795cm 3.4014609755538cm)" svg:viewBox="0 0 683 594" draw:points="0,594 683,594 489,0"><text:p/></draw:polyline><draw:polyline text:anchor-type="paragraph" draw:z-index="255" draw:name="Forme159" draw:style-name="gr1" draw:text-style-name="P157" svg:width="0.567cm" svg:height="0.55cm" draw:transform="rotate (1.08629292644127) translate (1.09183441775068cm 4.4079515937213cm)" svg:viewBox="0 0 568 551" draw:points="0,0 568,0 260,551"><text:p/></draw:polyline><draw:polyline text:anchor-type="paragraph" draw:z-index="256" draw:name="Forme160" draw:style-name="gr1" draw:text-style-name="P157" svg:width="0.756cm" svg:height="0.59cm" draw:transform="rotate (-0.692895713041749) translate (2.91747222222217cm 2.20486111111111cm)" svg:viewBox="0 0 757 591" draw:points="0,0 757,0 660,587 697,591"><text:p/></draw:polyline><draw:polyline text:anchor-type="paragraph" draw:z-index="257" draw:name="Forme161" draw:style-name="gr1" draw:text-style-name="P157" svg:width="0.766cm" svg:height="0.678cm" draw:transform="rotate (-0.595680873705665) translate (6.48935813657836cm 2.28422000884191cm)" svg:viewBox="0 0 767 679" draw:points="0,0 767,0 460,679"><text:p/></draw:polyline><draw:polyline text:anchor-type="paragraph" draw:z-index="258" draw:name="Forme162" draw:style-name="gr1" draw:text-style-name="P157" svg:width="0.738cm" svg:height="0.582cm" draw:transform="rotate (-0.536339679137858) translate (6.75393627820793cm 4.71839315121824cm)" svg:viewBox="0 0 739 583" draw:points="0,0 739,0 470,583"><text:p/></draw:polyline><draw:polyline text:anchor-type="paragraph" draw:z-index="259" draw:name="Forme163" draw:style-name="gr1" draw:text-style-name="P157" svg:width="0.789cm" svg:height="0.782cm" draw:transform="rotate (2.50524560831266) translate (3.49955555555545cm 5.59152777777778cm)" svg:viewBox="0 0 790 783" draw:points="0,0 790,0 677,783"><text:p/></draw:polyline><draw:polyline text:anchor-type="paragraph" draw:z-index="261" draw:name="Forme165" draw:style-name="gr1" draw:text-style-name="P157" svg:width="0.821cm" svg:height="0.766cm" draw:transform="rotate (-0.737750674818004) translate (8.7515231967399cm 0.711227455384812cm)" svg:viewBox="0 0 822 767" draw:points="0,767 787,767 805,0 822,20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88"/>
      <text:p text:style-name="P88"/>
      <text:p text:style-name="P89">Parcours en <text:span text:style-name="T66">profondeurs</text:span>:</text:p>
      <text:p text:style-name="P89"/>
      <text:p text:style-name="P126">AT: <text:span text:style-name="T66">g, d, e, b, a</text:span></text:p>
      <table:table table:name="Tableau4" table:style-name="Tableau4">
        <table:table-column table:style-name="Tableau4.A" table:number-columns-repeated="9"/>
        <table:table-column table:style-name="Tableau4.J"/>
        <table:table-row>
          <table:table-cell table:style-name="Tableau4.A1" office:value-type="string">
            <text:p text:style-name="P142">Sommet</text:p>
          </table:table-cell>
          <table:table-cell table:style-name="Tableau4.A1" office:value-type="string">
            <text:p text:style-name="P142">a</text:p>
          </table:table-cell>
          <table:table-cell table:style-name="Tableau4.A1" office:value-type="string">
            <text:p text:style-name="P142">b</text:p>
          </table:table-cell>
          <table:table-cell table:style-name="Tableau4.A1" office:value-type="string">
            <text:p text:style-name="P142">c</text:p>
          </table:table-cell>
          <table:table-cell table:style-name="Tableau4.A1" office:value-type="string">
            <text:p text:style-name="P142">d</text:p>
          </table:table-cell>
          <table:table-cell table:style-name="Tableau4.A1" office:value-type="string">
            <text:p text:style-name="P142">e</text:p>
          </table:table-cell>
          <table:table-cell table:style-name="Tableau4.A1" office:value-type="string">
            <text:p text:style-name="P142">f</text:p>
          </table:table-cell>
          <table:table-cell table:style-name="Tableau4.A1" office:value-type="string">
            <text:p text:style-name="P142">g</text:p>
          </table:table-cell>
          <table:table-cell table:style-name="Tableau4.A1" office:value-type="string">
            <text:p text:style-name="P142">h</text:p>
          </table:table-cell>
          <table:table-cell table:style-name="Tableau4.J1" office:value-type="string">
            <text:p text:style-name="P142">i</text:p>
          </table:table-cell>
        </table:table-row>
        <table:table-row>
          <table:table-cell table:style-name="Tableau4.A2" office:value-type="string">
            <text:p text:style-name="P142">pere</text:p>
          </table:table-cell>
          <table:table-cell table:style-name="Tableau4.A2" office:value-type="string">
            <text:p text:style-name="P143">b</text:p>
          </table:table-cell>
          <table:table-cell table:style-name="Tableau4.A2" office:value-type="string">
            <text:p text:style-name="P143">e</text:p>
          </table:table-cell>
          <table:table-cell table:style-name="Tableau4.A2" office:value-type="string">
            <text:p text:style-name="P142"/>
          </table:table-cell>
          <table:table-cell table:style-name="Tableau4.A2" office:value-type="string">
            <text:p text:style-name="P143">g</text:p>
          </table:table-cell>
          <table:table-cell table:style-name="Tableau4.A2" office:value-type="string">
            <text:p text:style-name="P143">d</text:p>
          </table:table-cell>
          <table:table-cell table:style-name="Tableau4.A2" office:value-type="string">
            <text:p text:style-name="P143">e</text:p>
          </table:table-cell>
          <table:table-cell table:style-name="Tableau4.A2" office:value-type="string">
            <text:p text:style-name="P143">g</text:p>
          </table:table-cell>
          <table:table-cell table:style-name="Tableau4.A2" office:value-type="string">
            <text:p text:style-name="P144">e</text:p>
          </table:table-cell>
          <table:table-cell table:style-name="Tableau4.J2" office:value-type="string">
            <text:p text:style-name="P144">f</text:p>
          </table:table-cell>
        </table:table-row>
        <table:table-row>
          <table:table-cell table:style-name="Tableau4.A2" office:value-type="string">
            <text:p text:style-name="P142">ordre</text:p>
          </table:table-cell>
          <table:table-cell table:style-name="Tableau4.A2" office:value-type="string">
            <text:p text:style-name="P143">5</text:p>
          </table:table-cell>
          <table:table-cell table:style-name="Tableau4.A2" office:value-type="string">
            <text:p text:style-name="P143">4</text:p>
          </table:table-cell>
          <table:table-cell table:style-name="Tableau4.A2" office:value-type="string">
            <text:p text:style-name="P142"/>
          </table:table-cell>
          <table:table-cell table:style-name="Tableau4.A2" office:value-type="string">
            <text:p text:style-name="P143">2</text:p>
          </table:table-cell>
          <table:table-cell table:style-name="Tableau4.A2" office:value-type="string">
            <text:p text:style-name="P143">3</text:p>
          </table:table-cell>
          <table:table-cell table:style-name="Tableau4.A2" office:value-type="string">
            <text:p text:style-name="P143">8</text:p>
          </table:table-cell>
          <table:table-cell table:style-name="Tableau4.A2" office:value-type="string">
            <text:p text:style-name="P143">1</text:p>
          </table:table-cell>
          <table:table-cell table:style-name="Tableau4.A2" office:value-type="string">
            <text:p text:style-name="P144">12</text:p>
          </table:table-cell>
          <table:table-cell table:style-name="Tableau4.J2" office:value-type="string">
            <text:p text:style-name="P144">9</text:p>
          </table:table-cell>
        </table:table-row>
        <table:table-row>
          <table:table-cell table:style-name="Tableau4.A2" office:value-type="string">
            <text:p text:style-name="P142">niveau</text:p>
          </table:table-cell>
          <table:table-cell table:style-name="Tableau4.A2" office:value-type="string">
            <text:p text:style-name="P144">6</text:p>
          </table:table-cell>
          <table:table-cell table:style-name="Tableau4.A2" office:value-type="string">
            <text:p text:style-name="P144">7</text:p>
          </table:table-cell>
          <table:table-cell table:style-name="Tableau4.A2" office:value-type="string">
            <text:p text:style-name="P142"/>
          </table:table-cell>
          <table:table-cell table:style-name="Tableau4.A2" office:value-type="string">
            <text:p text:style-name="P144">15</text:p>
          </table:table-cell>
          <table:table-cell table:style-name="Tableau4.A2" office:value-type="string">
            <text:p text:style-name="P144">14</text:p>
          </table:table-cell>
          <table:table-cell table:style-name="Tableau4.A2" office:value-type="string">
            <text:p text:style-name="P144">11</text:p>
          </table:table-cell>
          <table:table-cell table:style-name="Tableau4.A2" office:value-type="string">
            <text:p text:style-name="P144">16</text:p>
          </table:table-cell>
          <table:table-cell table:style-name="Tableau4.A2" office:value-type="string">
            <text:p text:style-name="P144">13</text:p>
          </table:table-cell>
          <table:table-cell table:style-name="Tableau4.J2" office:value-type="string">
            <text:p text:style-name="P144">10</text:p>
          </table:table-cell>
        </table:table-row>
      </table:table>
      <text:p text:style-name="P89"/>
      <text:p text:style-name="P90">Parcours en largeurs:</text:p>
      <text:p text:style-name="P127"><draw:line text:anchor-type="paragraph" draw:z-index="262" draw:name="Forme166" draw:style-name="gr1" draw:text-style-name="P157" svg:x1="3.87cm" svg:y1="7.124cm" svg:x2="2.6cm" svg:y2="6.119cm"><text:p/></draw:line><draw:line text:anchor-type="paragraph" draw:z-index="263" draw:name="Forme167" draw:style-name="gr1" draw:text-style-name="P157" svg:x1="5.14cm" svg:y1="6.145cm" svg:x2="3.87cm" svg:y2="7.124cm"><text:p/></draw:line><draw:line text:anchor-type="paragraph" draw:z-index="264" draw:name="Forme168" draw:style-name="gr1" draw:text-style-name="P157" svg:x1="2.6cm" svg:y1="6.119cm" svg:x2="2.6cm" svg:y2="4.611cm"><text:p/></draw:line><draw:line text:anchor-type="paragraph" draw:z-index="265" draw:name="Forme169" draw:style-name="gr1" draw:text-style-name="P157" svg:x1="1.356cm" svg:y1="4.664cm" svg:x2="2.6cm" svg:y2="6.119cm"><text:p/></draw:line><draw:line text:anchor-type="paragraph" draw:z-index="266" draw:name="Forme170" draw:style-name="gr1" draw:text-style-name="P157" svg:x1="5.14cm" svg:y1="6.146cm" svg:x2="5.14cm" svg:y2="4.664cm"><text:p/></draw:line><draw:line text:anchor-type="paragraph" draw:z-index="267" draw:name="Forme171" draw:style-name="gr1" draw:text-style-name="P157" svg:x1="6.384cm" svg:y1="4.664cm" svg:x2="5.14cm" svg:y2="6.146cm"><text:p/></draw:line><draw:line text:anchor-type="paragraph" draw:z-index="268" draw:name="Forme172" draw:style-name="gr1" draw:text-style-name="P157" svg:x1="2.6cm" svg:y1="4.664cm" svg:x2="2.6cm" svg:y2="3.182cm"><text:p/></draw:line><draw:line text:anchor-type="paragraph" draw:z-index="269" draw:name="Forme173" draw:style-name="gr1" draw:text-style-name="P157" svg:x1="5.14cm" svg:y1="4.664cm" svg:x2="5.114cm" svg:y2="3.156cm"><text:p/></draw:line><draw:line text:anchor-type="paragraph" draw:z-index="270" draw:name="Forme174" draw:style-name="gr1" draw:text-style-name="P157" svg:x1="6.358cm" svg:y1="1.7cm" svg:x2="5.114cm" svg:y2="3.155cm"><text:p/></draw:line><draw:line text:anchor-type="paragraph" draw:z-index="271" draw:name="Forme175" draw:style-name="gr1" draw:text-style-name="P157" svg:x1="5.114cm" svg:y1="1.7cm" svg:x2="5.114cm" svg:y2="3.155cm"><text:p/></draw:line><draw:line text:anchor-type="paragraph" draw:z-index="272" draw:name="Forme176" draw:style-name="gr1" draw:text-style-name="P157" svg:x1="10.141cm" svg:y1="7.072cm" svg:x2="11.358cm" svg:y2="6.119cm"><text:p/></draw:line><draw:line text:anchor-type="paragraph" draw:z-index="273" draw:name="Forme177" draw:style-name="gr1" draw:text-style-name="P157" svg:x1="8.791cm" svg:y1="6.172cm" svg:x2="10.14cm" svg:y2="7.072cm"><text:p/></draw:line><draw:polyline text:anchor-type="paragraph" draw:z-index="274" draw:name="Forme178" draw:style-name="gr1" draw:text-style-name="P157" svg:width="0.433cm" svg:height="0.456cm" draw:transform="rotate (0.915076126820627) translate (2.33538043670841cm 5.35163238688128cm)" svg:viewBox="0 0 434 457" draw:points="0,0 434,0 318,457"><text:p/></draw:polyline><draw:polyline text:anchor-type="paragraph" draw:z-index="275" draw:name="Forme178" draw:style-name="gr1" draw:text-style-name="P157" svg:width="0.433cm" svg:height="0.456cm" draw:transform="rotate (0.915076126820627) translate (2.36183877004174cm 4.2668407202144cm)" svg:viewBox="0 0 434 457" draw:points="0,0 434,0 318,457"><text:p/></draw:polyline><draw:polyline text:anchor-type="paragraph" draw:z-index="276" draw:name="Forme178" draw:style-name="gr1" draw:text-style-name="P157" svg:width="0.433cm" svg:height="0.456cm" draw:transform="rotate (0.915076126820627) translate (4.84892210337512cm 4.13454905354774cm)" svg:viewBox="0 0 434 457" draw:points="0,0 434,0 318,457"><text:p/></draw:polyline><draw:polyline text:anchor-type="paragraph" draw:z-index="277" draw:name="Forme178" draw:style-name="gr1" draw:text-style-name="P157" svg:width="0.433cm" svg:height="0.456cm" draw:transform="rotate (0.915076126820627) translate (4.84892210337507cm 2.62642405354794cm)" svg:viewBox="0 0 434 457" draw:points="0,0 434,0 318,457"><text:p/></draw:polyline><draw:polyline text:anchor-type="paragraph" draw:z-index="278" draw:name="Forme178" draw:style-name="gr1" draw:text-style-name="P158" svg:width="0.435cm" svg:height="0.459cm" draw:transform="skewX (0.0047123889803848) rotate (0.919788515801012) translate (4.84809193169612cm 5.45879371648545cm)" svg:viewBox="0 0 436 460" draw:points="0,0 436,2 319,460"><text:p/></draw:polyline><draw:polyline text:anchor-type="paragraph" draw:z-index="279" draw:name="Forme178" draw:style-name="gr1" draw:text-style-name="P158" svg:width="0.435cm" svg:height="0.459cm" draw:transform="skewX (0.0047123889803848) rotate (0.919788515801012) translate (11.0658002650295cm 5.64400204981878cm)" svg:viewBox="0 0 436 460" draw:points="0,0 436,2 319,460"><text:p/></draw:polyline><draw:polyline text:anchor-type="paragraph" draw:z-index="280" draw:name="Forme179" draw:style-name="gr1" draw:text-style-name="P157" svg:width="0.482cm" svg:height="0.443cm" draw:transform="rotate (1.73590447403356) translate (3.15557791959553cm 6.96560043852253cm)" svg:viewBox="0 0 483 444" draw:points="0,0 483,0 409,444"><text:p/></draw:polyline><draw:polyline text:anchor-type="paragraph" draw:z-index="281" draw:name="Forme179" draw:style-name="gr1" draw:text-style-name="P157" svg:width="0.482cm" svg:height="0.443cm" draw:transform="rotate (1.73590447403356) translate (9.50557791959553cm 7.07143377185587cm)" svg:viewBox="0 0 483 444" draw:points="0,0 483,0 409,444"><text:p/></draw:polyline><draw:polyline text:anchor-type="paragraph" draw:z-index="282" draw:name="Forme179" draw:style-name="gr1" draw:text-style-name="P157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283" draw:name="Forme179" draw:style-name="gr1" draw:text-style-name="P157" svg:width="0.481cm" svg:height="0.417cm" draw:transform="skewX (0.0195476876223365) rotate (-1.7243853009704) translate (4.69018055555556cm 6.48934722222232cm)" svg:viewBox="0 0 482 418" draw:points="482,1 0,0 73,418"><text:p/></draw:polyline><draw:line text:anchor-type="paragraph" draw:z-index="284" draw:name="Forme180" draw:style-name="gr1" draw:text-style-name="P157" svg:x1="11.358cm" svg:y1="6.119cm" svg:x2="11.358cm" svg:y2="4.531cm"><text:p/></draw:line><draw:polyline text:anchor-type="paragraph" draw:z-index="285" draw:name="Forme181" draw:style-name="gr1" draw:text-style-name="P157" svg:width="0.502cm" svg:height="0.587cm" draw:transform="rotate (1.51826191630987) translate (1.72684722222222cm 5.61622222222222cm)" svg:viewBox="0 0 503 588" draw:points="0,0 503,0 428,587 402,588"><text:p/></draw:polyline><draw:polyline text:anchor-type="paragraph" draw:z-index="286" draw:name="Forme182" draw:style-name="gr1" draw:text-style-name="P157" svg:width="0.396cm" svg:height="0.396cm" svg:x="5.537cm" svg:y="5.272cm" svg:viewBox="0 0 397 397" draw:points="0,0 344,0 397,397"><text:p/></draw:polyline><draw:polyline text:anchor-type="paragraph" draw:z-index="287" draw:name="Forme183" draw:style-name="gr1" draw:text-style-name="P157" svg:width="0.476cm" svg:height="0.422cm" draw:transform="rotate (0.0555014702134197) translate (5.40455555555557cm 2.28247222222232cm)" svg:viewBox="0 0 477 423" draw:points="0,0 477,0 454,423"><text:p/></draw:polyline><draw:path text:anchor-type="paragraph" draw:z-index="288" draw:name="Forme184" draw:style-name="gr12" draw:text-style-name="P157" svg:width="2.144cm" svg:height="2.099cm" draw:transform="rotate (0.792379480405425) translate (4.88857777447102cm 3.18951497561765cm)" svg:viewBox="0 0 2145 2100" svg:d="M0 2100c2675 0 2091-2100 2091-2100"><text:p/></draw:path><draw:path text:anchor-type="paragraph" draw:z-index="289" draw:name="Forme185" draw:style-name="gr13" draw:text-style-name="P157" svg:width="1.961cm" svg:height="2.085cm" draw:transform="rotate (1.77098559199865) translate (6.7472190419176cm 6.58658995016626cm)" svg:viewBox="0 0 1962 2086" svg:d="M0 2086c1863 0 1962-2086 1962-2086"><text:p/></draw:path><draw:line text:anchor-type="paragraph" draw:z-index="290" draw:name="Forme186" draw:style-name="gr6" draw:text-style-name="P157" svg:x1="1.356cm" svg:y1="4.664cm" svg:x2="2.6cm" svg:y2="4.664cm"><text:p/></draw:line><draw:path text:anchor-type="paragraph" draw:z-index="291" draw:name="Forme187" draw:style-name="gr13" draw:text-style-name="P157" svg:width="2.611cm" svg:height="2.584cm" draw:transform="rotate (2.6469663435746) translate (2.59997222144641cm 6.11893055699378cm)" svg:viewBox="0 0 2612 2585" svg:d="M0 0c2675 0 3563 754 1394 2585"><text:p/></draw:path><draw:path text:anchor-type="paragraph" draw:z-index="292" draw:name="Forme188" draw:style-name="gr6" draw:text-style-name="P157" svg:width="2.926cm" svg:height="0cm" draw:transform="rotate (-2.62131000357028) translate (5.13997222222225cm 4.66372222222222cm)" svg:viewBox="0 0 2927 0" svg:d="M0 0c2927 0 2927 0 2927 0"><text:p/></draw:path><draw:path text:anchor-type="paragraph" draw:z-index="293" draw:style-name="gr6" draw:text-style-name="P157" svg:width="2.539cm" svg:height="0cm" draw:transform="rotate (-3.13112067807783) translate (5.13997222222222cm 3.15559722222222cm)" svg:viewBox="0 0 2540 0" svg:d="M0 0c2540 0 2540 0 2540 0"><text:p/></draw:path><draw:polyline text:anchor-type="paragraph" draw:z-index="294" draw:name="Forme189" draw:style-name="gr12" draw:text-style-name="P157" svg:width="0.652cm" svg:height="0.519cm" draw:transform="rotate (2.58727608315639) translate (7.38003248379468cm 3.3592409193604cm)" svg:viewBox="0 0 653 520" draw:points="0,520 653,520 487,0"><text:p/></draw:polyline><draw:polyline text:anchor-type="paragraph" draw:z-index="295" draw:name="Forme190" draw:style-name="gr13" draw:text-style-name="P157" svg:width="0.618cm" svg:height="0.496cm" draw:transform="rotate (1.91951311134336) translate (7.97098232826981cm 5.404567030207cm)" svg:viewBox="0 0 619 497" draw:points="0,0 619,0 439,497"><text:p/></draw:polyline><draw:polyline text:anchor-type="paragraph" draw:z-index="296" draw:name="Forme191" draw:style-name="gr6" draw:text-style-name="P157" svg:width="0.456cm" svg:height="0.434cm" draw:transform="rotate (-0.174707458124633) translate (3.71122502147378cm 5.13995636306415cm)" svg:viewBox="0 0 457 435" draw:points="0,0 457,0 426,435"><text:p/></draw:polyline><draw:polyline text:anchor-type="paragraph" draw:z-index="297" draw:name="Forme192" draw:style-name="gr13" draw:text-style-name="P157" svg:width="0.782cm" svg:height="0.55cm" draw:transform="rotate (-1.77046199322305) translate (1.36707499680412cm 3.60879280411533cm)" svg:viewBox="0 0 783 551" draw:points="0,551 783,551 320,0"><text:p/></draw:polyline><draw:polyline text:anchor-type="paragraph" draw:z-index="298" draw:name="Forme193" draw:style-name="gr6" draw:text-style-name="P157" svg:width="0.359cm" svg:height="0.289cm" draw:transform="rotate (-0.628842129493558) translate (1.75331525961874cm 4.45204221375447cm)" svg:viewBox="0 0 360 290" draw:points="0,0 360,0 276,290"><text:p/></draw:polyline><draw:polyline text:anchor-type="paragraph" draw:z-index="299" draw:name="Forme194" draw:style-name="gr6" draw:text-style-name="P157" svg:width="0.792cm" svg:height="0.536cm" draw:transform="rotate (2.69286850290205) translate (4.21393027809172cm 3.52601446515855cm)" svg:viewBox="0 0 793 537" draw:points="0,0 793,0 288,537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5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7">- <text:span text:style-name="T67">Entre niveau identique: </text:span><text:span text:style-name="T46">posible</text:span></text:p>
      <text:p text:style-name="P127">- <text:span text:style-name="T67">D'un niveau k à k+1 toujours possible.</text:span></text:p>
      <text:p text:style-name="P127">- <text:span text:style-name="T67">D'un niveau, k à k' avec</text:span></text:p>
      <text:p text:style-name="P127"><text:tab/><text:span text:style-name="T67">k &lt; k'+ 1 </text:span><text:span text:style-name="T68">impossible</text:span></text:p>
      <text:p text:style-name="P127"><text:tab/><text:span text:style-name="T67">k &gt; k' possible</text:span><text:tab/> <text:span text:style-name="T70">nouveau</text:span><text:tab/><text:tab/><text:tab/><text:tab/><text:tab/><text:tab/><text:tab/><text:tab/><text:tab/><text:tab/></text:p>
      <text:p text:style-name="P127"/>
      <text:p text:style-name="P127"/>
      <text:p text:style-name="P127"/>
      <text:p text:style-name="P127"/>
      <text:p text:style-name="P127"><text:soft-page-break/></text:p>
      <text:p text:style-name="P91">Parcours en <text:span text:style-name="T71">profondeurs</text:span>:</text:p>
      <text:p text:style-name="P128"><draw:line text:anchor-type="paragraph" draw:z-index="300" draw:name="Forme166" draw:style-name="gr1" draw:text-style-name="P157" svg:x1="3.87cm" svg:y1="7.124cm" svg:x2="2.6cm" svg:y2="6.119cm"><text:p/></draw:line><draw:line text:anchor-type="paragraph" draw:z-index="301" draw:name="Forme167" draw:style-name="gr1" draw:text-style-name="P157" svg:x1="5.14cm" svg:y1="6.145cm" svg:x2="3.87cm" svg:y2="7.124cm"><text:p/></draw:line><draw:line text:anchor-type="paragraph" draw:z-index="302" draw:name="Forme168" draw:style-name="gr1" draw:text-style-name="P157" svg:x1="2.6cm" svg:y1="6.119cm" svg:x2="2.6cm" svg:y2="4.611cm"><text:p/></draw:line><draw:line text:anchor-type="paragraph" draw:z-index="303" draw:name="Forme169" draw:style-name="gr1" draw:text-style-name="P157" svg:x1="1.356cm" svg:y1="4.664cm" svg:x2="2.6cm" svg:y2="6.119cm"><text:p/></draw:line><draw:line text:anchor-type="paragraph" draw:z-index="304" draw:name="Forme170" draw:style-name="gr1" draw:text-style-name="P157" svg:x1="5.14cm" svg:y1="6.146cm" svg:x2="5.14cm" svg:y2="4.664cm"><text:p/></draw:line><draw:line text:anchor-type="paragraph" draw:z-index="305" draw:name="Forme171" draw:style-name="gr1" draw:text-style-name="P157" svg:x1="6.384cm" svg:y1="4.664cm" svg:x2="5.14cm" svg:y2="6.146cm"><text:p/></draw:line><draw:line text:anchor-type="paragraph" draw:z-index="306" draw:name="Forme172" draw:style-name="gr1" draw:text-style-name="P157" svg:x1="2.6cm" svg:y1="4.664cm" svg:x2="2.6cm" svg:y2="3.182cm"><text:p/></draw:line><draw:line text:anchor-type="paragraph" draw:z-index="307" draw:name="Forme176" draw:style-name="gr1" draw:text-style-name="P157" svg:x1="10.141cm" svg:y1="7.072cm" svg:x2="11.358cm" svg:y2="6.119cm"><text:p/></draw:line><draw:line text:anchor-type="paragraph" draw:z-index="308" draw:name="Forme177" draw:style-name="gr1" draw:text-style-name="P157" svg:x1="8.791cm" svg:y1="6.172cm" svg:x2="10.14cm" svg:y2="7.072cm"><text:p/></draw:line><draw:polyline text:anchor-type="paragraph" draw:z-index="309" draw:name="Forme178" draw:style-name="gr1" draw:text-style-name="P157" svg:width="0.433cm" svg:height="0.456cm" draw:transform="rotate (0.915076126820627) translate (2.33538043670836cm 5.35163238688107cm)" svg:viewBox="0 0 434 457" draw:points="0,0 434,0 318,457"><text:p/></draw:polyline><draw:polyline text:anchor-type="paragraph" draw:z-index="310" draw:name="Forme178" draw:style-name="gr1" draw:text-style-name="P157" svg:width="0.433cm" svg:height="0.456cm" draw:transform="rotate (0.915076126820627) translate (2.36183877004169cm 4.2668407202144cm)" svg:viewBox="0 0 434 457" draw:points="0,0 434,0 318,457"><text:p/></draw:polyline><draw:polyline text:anchor-type="paragraph" draw:z-index="311" draw:name="Forme178" draw:style-name="gr1" draw:text-style-name="P158" svg:width="0.435cm" svg:height="0.459cm" draw:transform="skewX (0.00471238898038471) rotate (0.919788515801012) translate (4.84809193169617cm 5.45879371648545cm)" svg:viewBox="0 0 436 460" draw:points="0,0 436,2 319,460"><text:p/></draw:polyline><draw:polyline text:anchor-type="paragraph" draw:z-index="312" draw:name="Forme178" draw:style-name="gr1" draw:text-style-name="P158" svg:width="0.435cm" svg:height="0.459cm" draw:transform="skewX (0.00471238898038469) rotate (0.919788515801012) translate (11.0658002650296cm 5.64400204981878cm)" svg:viewBox="0 0 436 460" draw:points="0,0 436,2 319,460"><text:p/></draw:polyline><draw:polyline text:anchor-type="paragraph" draw:z-index="313" draw:name="Forme179" draw:style-name="gr1" draw:text-style-name="P157" svg:width="0.482cm" svg:height="0.443cm" draw:transform="rotate (1.73590447403356) translate (3.15557791959552cm 6.96560043852253cm)" svg:viewBox="0 0 483 444" draw:points="0,0 483,0 409,444"><text:p/></draw:polyline><draw:polyline text:anchor-type="paragraph" draw:z-index="314" draw:name="Forme179" draw:style-name="gr1" draw:text-style-name="P157" svg:width="0.482cm" svg:height="0.443cm" draw:transform="rotate (1.73590447403356) translate (9.50557791959552cm 7.07143377185597cm)" svg:viewBox="0 0 483 444" draw:points="0,0 483,0 409,444"><text:p/></draw:polyline><draw:polyline text:anchor-type="paragraph" draw:z-index="315" draw:name="Forme179" draw:style-name="gr1" draw:text-style-name="P157" svg:width="0.481cm" svg:height="0.417cm" draw:transform="skewX (0.0195476876223365) rotate (-1.7243853009704) translate (10.7491388888889cm 6.59518055555556cm)" svg:viewBox="0 0 482 418" draw:points="482,1 0,0 73,418"><text:p/></draw:polyline><draw:polyline text:anchor-type="paragraph" draw:z-index="316" draw:name="Forme179" draw:style-name="gr1" draw:text-style-name="P157" svg:width="0.481cm" svg:height="0.417cm" draw:transform="skewX (0.0195476876223365) rotate (-1.7243853009704) translate (4.69018055555552cm 6.48934722222232cm)" svg:viewBox="0 0 482 418" draw:points="482,1 0,0 73,418"><text:p/></draw:polyline><draw:line text:anchor-type="paragraph" draw:z-index="317" draw:name="Forme180" draw:style-name="gr1" draw:text-style-name="P157" svg:x1="11.358cm" svg:y1="6.119cm" svg:x2="11.358cm" svg:y2="4.531cm"><text:p/></draw:line><draw:polyline text:anchor-type="paragraph" draw:z-index="318" draw:name="Forme181" draw:style-name="gr1" draw:text-style-name="P157" svg:width="0.502cm" svg:height="0.587cm" draw:transform="rotate (1.51826191630987) translate (1.72684722222222cm 5.61622222222232cm)" svg:viewBox="0 0 503 588" draw:points="0,0 503,0 428,587 402,588"><text:p/></draw:polyline><draw:polyline text:anchor-type="paragraph" draw:z-index="319" draw:name="Forme182" draw:style-name="gr1" draw:text-style-name="P157" svg:width="0.396cm" svg:height="0.396cm" svg:x="5.537cm" svg:y="5.272cm" svg:viewBox="0 0 397 397" draw:points="0,0 344,0 397,397"><text:p/></draw:polyline><draw:path text:anchor-type="paragraph" draw:z-index="320" draw:name="Forme185" draw:style-name="gr14" draw:text-style-name="P157" svg:width="1.961cm" svg:height="2.085cm" draw:transform="rotate (1.77098559199865) translate (6.74721904191757cm 6.58658995016595cm)" svg:viewBox="0 0 1962 2086" svg:d="M0 2086c1863 0 1962-2086 1962-2086"><text:p/></draw:path><draw:path text:anchor-type="paragraph" draw:z-index="321" draw:name="Forme187" draw:style-name="gr10" draw:text-style-name="P157" svg:width="2.611cm" svg:height="2.584cm" draw:transform="rotate (2.6469663435746) translate (2.59997222144648cm 6.11893055699378cm)" svg:viewBox="0 0 2612 2585" svg:d="M0 0c2675 0 3563 754 1394 2585"><text:p/></draw:path><draw:polyline text:anchor-type="paragraph" draw:z-index="322" draw:name="Forme190" draw:style-name="gr14" draw:text-style-name="P157" svg:width="0.618cm" svg:height="0.496cm" draw:transform="rotate (1.91951311134336) translate (7.97098232826979cm 5.40456703020689cm)" svg:viewBox="0 0 619 497" draw:points="0,0 619,0 439,497"><text:p/></draw:polyline><draw:polyline text:anchor-type="paragraph" draw:z-index="323" draw:name="Forme192" draw:style-name="gr10" draw:text-style-name="P157" svg:width="0.782cm" svg:height="0.55cm" draw:transform="rotate (-1.77046199322305) translate (1.36707499680409cm 3.60879280411513cm)" svg:viewBox="0 0 783 551" draw:points="0,551 783,551 320,0"><text:p/></draw:polyline><draw:path text:anchor-type="paragraph" draw:z-index="324" draw:name="Forme195" draw:style-name="gr10" draw:text-style-name="P157" svg:width="2.408cm" svg:height="1.365cm" draw:transform="rotate (1.53152641862502) translate (2.50540050908905cm 7.07073305359345cm)" svg:viewBox="0 0 2409 1366" svg:d="M0 1366c1350 0 2409-1366 2409-1366"><text:p/></draw:path><draw:line text:anchor-type="paragraph" draw:z-index="325" draw:name="Forme196" draw:style-name="gr15" draw:text-style-name="P157" svg:x1="1.356cm" svg:y1="4.664cm" svg:x2="2.6cm" svg:y2="3.182cm"><text:p/></draw:line><draw:line text:anchor-type="paragraph" draw:z-index="326" draw:name="Forme197" draw:style-name="gr14" draw:text-style-name="P157" svg:x1="5.14cm" svg:y1="4.664cm" svg:x2="2.6cm" svg:y2="4.664cm"><text:p/></draw:line><draw:polyline text:anchor-type="paragraph" draw:z-index="327" draw:name="Forme198" draw:style-name="gr14" draw:text-style-name="P157" svg:width="0.451cm" svg:height="0.501cm" draw:transform="rotate (2.44189015646527) translate (3.87173611111111cm 4.95476388888889cm)" svg:viewBox="0 0 452 502" draw:points="0,0 452,0 390,502"><text:p/></draw:polyline><draw:polyline text:anchor-type="paragraph" draw:z-index="328" draw:name="Forme199" draw:style-name="gr10" draw:text-style-name="P157" svg:width="0.487cm" svg:height="0.486cm" draw:transform="rotate (1.35210657152001) translate (3.31433731179084cm 6.11892835302104cm)" svg:viewBox="0 0 488 487" draw:points="0,0 488,0 379,487"><text:p/></draw:polyline><draw:polyline text:anchor-type="paragraph" draw:z-index="329" draw:name="Forme200" draw:style-name="gr15" draw:text-style-name="P157" svg:width="0.52cm" svg:height="0.354cm" draw:transform="rotate (0.418180888777841) translate (1.51517136148464cm 4.10807653314116cm)" svg:viewBox="0 0 521 355" draw:points="0,0 521,0 277,355"><text:p/></draw:poly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4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3<text:tab/>3<text:tab/><text:tab/>3<text:tab/>3<text:tab/><text:tab/><text:tab/><text:tab/>3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2<text:tab/><text:tab/><text:tab/>2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8">- <text:span text:style-name="T72">À l'interieur d'une même branche: </text:span><text:span text:style-name="T73">posible</text:span></text:p>
      <text:p text:style-name="P129">- <text:span text:style-name="T67">D'un sommet x vers un sommet y d'une autre branche</text:span></text:p>
      <text:p text:style-name="P129"><text:tab/><text:span text:style-name="T72">si d(x) &gt; d(y) possible </text:span><text:span text:style-name="T74">nouveau</text:span></text:p>
      <text:p text:style-name="P129"><text:tab/><text:span text:style-name="T72">si d(x) &lt; d(y) </text:span><text:span text:style-name="T69">impossible</text:span><text:span text:style-name="T72"> </text:span></text:p>
      <text:p text:style-name="P130"/>
      <text:p text:style-name="P131"/>
      <text:p text:style-name="P92">Exemple:</text:p>
      <text:p text:style-name="P133"/>
      <text:p text:style-name="P133"><text:tab/><text:tab/><text:tab/><text:tab/><text:tab/><text:tab/><text:tab/><text:tab/>2<text:tab/><text:tab/><text:tab/><text:tab/><text:tab/><text:tab/><text:tab/><text:tab/><text:tab/><text:tab/><text:tab/><text:tab/><text:tab/><text:tab/><text:tab/><text:tab/><text:tab/><text:tab/><text:tab/><text:tab/>1<text:tab/><text:tab/><text:tab/><text:tab/><text:tab/><text:tab/><text:tab/><text:tab/><text:tab/><text:tab/><text:tab/><text:tab/><text:tab/><text:tab/><text:tab/><text:tab/><text:tab/><text:tab/><text:tab/><text:tab/><text:tab/><text:tab/><text:tab/><text:tab/><text:tab/>2<text:tab/><text:tab/>4<text:tab/><text:tab/><text:tab/><text:tab/><text:tab/><text:tab/><text:tab/><text:tab/><text:tab/><text:tab/><text:tab/><text:tab/><text:tab/><text:tab/><text:tab/><text:tab/><text:tab/><text:tab/>1<text:tab/><text:tab/><text:tab/><text:tab/><text:tab/><text:tab/><text:tab/>3<text:tab/><text:tab/><text:tab/><text:tab/><text:tab/><text:tab/><text:tab/><text:tab/><text:tab/><text:tab/><text:tab/><text:tab/><text:tab/><text:tab/><text:tab/><text:tab/><text:tab/>3<text:tab/><text:tab/><text:tab/><text:tab/>5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1<text:tab/><text:tab/><text:tab/>2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33"/>
      <text:p text:style-name="P132"/>
      <text:p text:style-name="P132"><text:soft-page-break/><text:span text:style-name="T75">Le</text:span> sommet xk n'a pas de voisin entrant à l'extérieur de x1, .... xk-1, sinon le chemin ne serait pas maximal. <text:span text:style-name="T75">Si il existe xi, 1 &lt;= i &lt;= k-i, voisins entrant de xk, alors on a un circuit, impossible.</text:span></text:p>
      <text:p text:style-name="P132"/>
      <text:p text:style-name="P133">D'où xk est une source. De même, tout DAG possède un puit.</text:p>
      <text:p text:style-name="P133">Un tritopologique d'un graphe orienté est une énumeration v1, v2, ..., vn des sommets tq pour tout xixj, e A, i &lt; j (les arcs sont vont de gauches à droite)</text:p>
      <text:p text:style-name="P133"><text:tab/><text:tab/><text:tab/><text:tab/><text:tab/><text:tab/><text:tab/><text:tab/><text:tab/><text:tab/><text:tab/></text:p>
      <text:p text:style-name="P133"/>
      <text:p text:style-name="P149"><draw:polyline text:anchor-type="paragraph" draw:z-index="343" draw:name="Forme152" draw:style-name="gr1" draw:text-style-name="P157" svg:width="0.677cm" svg:height="0.518cm" draw:transform="skewX (0.0490437519810406) rotate (-2.78257842645456) translate (3.12913888888891cm 0.820208333333436cm)" svg:viewBox="0 0 678 519" draw:points="678,0 0,0 431,519"><text:p/></draw:polyline><draw:polyline text:anchor-type="paragraph" draw:z-index="350" draw:name="Forme164" draw:style-name="gr1" draw:text-style-name="P157" svg:width="0.758cm" svg:height="0.648cm" draw:transform="rotate (2.56127067730168) translate (7.20370091653297cm 1.21006027435474cm)" svg:viewBox="0 0 759 649" draw:points="0,0 759,0 457,649"><text:p/></draw:polyline></text:p>
      <text:p text:style-name="P87"><draw:line text:anchor-type="paragraph" draw:z-index="330" draw:name="Forme138" draw:style-name="gr11" draw:text-style-name="P157" svg:x1="1.356cm" svg:y1="4.99cm" svg:x2="1.356cm" svg:y2="3.085cm"><text:p/></draw:line><draw:line text:anchor-type="paragraph" draw:z-index="331" draw:name="Forme139" draw:style-name="gr1" draw:text-style-name="P157" svg:x1="1.383cm" svg:y1="2.477cm" svg:x2="1.383cm" svg:y2="0.704cm"><text:p/></draw:line><draw:line text:anchor-type="paragraph" draw:z-index="332" draw:name="Forme140" draw:style-name="gr11" draw:text-style-name="P157" svg:x1="5.114cm" svg:y1="2.503cm" svg:x2="5.114cm" svg:y2="0.545cm"><text:p/></draw:line><draw:line text:anchor-type="paragraph" draw:z-index="333" draw:name="Forme141" draw:style-name="gr1" draw:text-style-name="P157" svg:x1="8.818cm" svg:y1="2.398cm" svg:x2="8.818cm" svg:y2="0.519cm"><text:p/></draw:line><draw:line text:anchor-type="paragraph" draw:z-index="334" draw:name="Forme142" draw:style-name="gr11" draw:text-style-name="P157" svg:x1="8.791cm" svg:y1="4.937cm" svg:x2="8.791cm" svg:y2="2.953cm"><text:p/></draw:line><draw:line text:anchor-type="paragraph" draw:z-index="335" draw:name="Forme143" draw:style-name="gr11" draw:text-style-name="P157" svg:x1="5.114cm" svg:y1="4.885cm" svg:x2="5.114cm" svg:y2="3.006cm"><text:p/></draw:line><draw:line text:anchor-type="paragraph" draw:z-index="336" draw:name="Forme144" draw:style-name="gr11" draw:text-style-name="P157" svg:x1="1.542cm" svg:y1="5.122cm" svg:x2="4.849cm" svg:y2="5.122cm"><text:p/></draw:line><draw:line text:anchor-type="paragraph" draw:z-index="337" draw:name="Forme145" draw:style-name="gr1" draw:text-style-name="P157" svg:x1="5.246cm" svg:y1="5.096cm" svg:x2="8.633cm" svg:y2="5.096cm"><text:p/></draw:line><draw:line text:anchor-type="paragraph" draw:z-index="338" draw:name="Forme146" draw:style-name="gr11" draw:text-style-name="P157" svg:x1="1.595cm" svg:y1="2.688cm" svg:x2="4.796cm" svg:y2="2.688cm"><text:p/></draw:line><draw:line text:anchor-type="paragraph" draw:z-index="339" draw:name="Forme147" draw:style-name="gr11" draw:text-style-name="P157" svg:x1="5.325cm" svg:y1="2.715cm" svg:x2="8.632cm" svg:y2="2.715cm"><text:p/></draw:line><draw:line text:anchor-type="paragraph" draw:z-index="340" draw:name="Forme148" draw:style-name="gr11" draw:text-style-name="P157" svg:x1="1.568cm" svg:y1="0.333cm" svg:x2="4.769cm" svg:y2="0.333cm"><text:p/></draw:line><draw:line text:anchor-type="paragraph" draw:z-index="341" draw:name="Forme149" draw:style-name="gr11" draw:text-style-name="P157" svg:x1="5.352cm" svg:y1="0.307cm" svg:x2="8.659cm" svg:y2="0.307cm"><text:p/></draw:line><draw:polyline text:anchor-type="paragraph" draw:z-index="342" draw:name="Forme151" draw:style-name="gr1" draw:text-style-name="P157" svg:width="0.693cm" svg:height="0.652cm" draw:transform="rotate (-0.72658056760524) translate (1.34013198866186cm 0.851051255840643cm)" svg:viewBox="0 0 694 653" draw:points="0,653 637,653 694,0"><text:p/></draw:polyline><draw:polyline text:anchor-type="paragraph" draw:z-index="344" draw:name="Forme155" draw:style-name="gr1" draw:text-style-name="P157" svg:width="0.669cm" svg:height="0.587cm" draw:transform="skewX (-0.0256563400043166) rotate (-2.20487444404444) translate (9.27364124151186cm 4.09841471799519cm)" svg:viewBox="0 0 670 588" draw:points="670,588 0,588 189,0"><text:p/></draw:polyline><draw:polyline text:anchor-type="paragraph" draw:z-index="345" draw:name="Forme159" draw:style-name="gr1" draw:text-style-name="P157" svg:width="0.468cm" svg:height="0.513cm" draw:transform="skewX (0.218689755274889) rotate (2.17153865533134) translate (1.35643055555561cm 4.23333333333333cm)" svg:viewBox="0 0 469 514" draw:points="469,1 0,0 256,514"><text:p/></draw:polyline><draw:polyline text:anchor-type="paragraph" draw:z-index="346" draw:name="Forme160" draw:style-name="gr1" draw:text-style-name="P157" svg:width="0.756cm" svg:height="0.59cm" draw:transform="rotate (-0.692895713041749) translate (2.91747222222222cm 2.20486111111111cm)" svg:viewBox="0 0 757 591" draw:points="0,0 757,0 660,587 697,591"><text:p/></draw:polyline><draw:polyline text:anchor-type="paragraph" draw:z-index="347" draw:name="Forme161" draw:style-name="gr1" draw:text-style-name="P157" svg:width="0.766cm" svg:height="0.678cm" draw:transform="rotate (-0.595680873705665) translate (6.4893581365782cm 2.28422000884181cm)" svg:viewBox="0 0 767 679" draw:points="0,0 767,0 460,679"><text:p/></draw:polyline><draw:polyline text:anchor-type="paragraph" draw:z-index="348" draw:name="Forme162" draw:style-name="gr1" draw:text-style-name="P157" svg:width="0.607cm" svg:height="0.53cm" draw:transform="skewX (0.250454747661186) rotate (0.670555498616221) translate (6.96559722222222cm 5.12233333333323cm)" svg:viewBox="0 0 608 531" draw:points="608,0 0,0 221,531"><text:p/></draw:polyline><draw:polyline text:anchor-type="paragraph" draw:z-index="349" draw:name="Forme163" draw:style-name="gr1" draw:text-style-name="P157" svg:width="0.789cm" svg:height="0.782cm" draw:transform="rotate (2.50524560831266) translate (3.49955555555566cm 5.59152777777778cm)" svg:viewBox="0 0 790 783" draw:points="0,0 790,0 677,783"><text:p/></draw:polyline><draw:polyline text:anchor-type="paragraph" draw:z-index="351" draw:name="Forme165" draw:style-name="gr1" draw:text-style-name="P157" svg:width="0.844cm" svg:height="0.791cm" draw:transform="skewX (0.05846852994181) rotate (-2.37364778271229) translate (9.36001605765076cm 1.96107467011591cm)" svg:viewBox="0 0 845 792" draw:points="845,792 36,791 18,0 0,20"><text:p/></draw:polyline><draw:polyline text:anchor-type="paragraph" draw:z-index="352" draw:name="Forme201" draw:style-name="gr1" draw:text-style-name="P157" svg:width="0.677cm" svg:height="0.714cm" draw:transform="rotate (0.896052037973888) translate (4.69017878465245cm 1.79916524993441cm)" svg:viewBox="0 0 678 715" draw:points="0,0 678,0 545,682 504,715"><text:p/></draw:polyline><draw:polyline text:anchor-type="paragraph" draw:z-index="353" draw:name="Forme202" draw:style-name="gr1" draw:text-style-name="P157" svg:width="0.682cm" svg:height="0.694cm" draw:transform="rotate (0.950506310636112) translate (4.7166163699618cm 4.25977558034035cm)" svg:viewBox="0 0 683 695" draw:points="0,0 683,0 529,695"><text:p/></draw:polyline><text:span text:style-name="T21"><text:tab/>g</text:span><text:span text:style-name="T1"><text:tab/><text:tab/><text:tab/></text:span><text:span text:style-name="T21">h</text:span><text:span text:style-name="T1"><text:tab/><text:tab/><text:tab/></text:span><text:span text:style-name="T21">i<text:tab/>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d</text:span><text:span text:style-name="T1"><text:tab/><text:tab/><text:tab/></text:span><text:span text:style-name="T22">e</text:span><text:span text:style-name="T1"><text:tab/><text:tab/><text:tab/></text:span><text:span text:style-name="T22">f</text:span>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22">a</text:span><text:span text:style-name="T1"><text:tab/><text:tab/><text:tab/></text:span><text:span text:style-name="T22">b</text:span><text:span text:style-name="T1"><text:tab/><text:tab/><text:tab/></text:span><text:span text:style-name="T22">c</text:span><text:span text:style-name="T1"><text:tab/><text:tab/><text:tab/><text:tab/><text:tab/><text:tab/><text:tab/><text:tab/><text:tab/><text:tab/><text:tab/><text:tab/><text:tab/><text:tab/><text:tab/><text:tab/><text:tab/><text:tab/><text:tab/></text:span></text:p>
      <text:p text:style-name="P153"/>
      <text:p text:style-name="P153"/>
      <text:p text:style-name="P153"/>
      <text:p text:style-name="P153"/>
      <text:p text:style-name="P153"/>
      <text:p text:style-name="P153"><draw:path text:anchor-type="paragraph" draw:z-index="356" draw:name="Forme205" draw:style-name="gr1" draw:text-style-name="P157" svg:width="7.524cm" svg:height="6.384cm" draw:transform="skewX (-1.55068184826743E-016) rotate (0.708952742160097) translate (0.139347199247138cm 2.41299997321363cm)" svg:viewBox="0 0 7525 6385" svg:d="M0 0c7111-1 7525 6385 7525 6385"><text:p/></draw:path><draw:polyline text:anchor-type="paragraph" draw:z-index="363" draw:name="Forme211" draw:style-name="gr1" draw:text-style-name="P157" svg:width="0.842cm" svg:height="0.494cm" draw:transform="rotate (-0.343655329717685) translate (4.21394998549365cm 0.0581540377632894cm)" svg:viewBox="0 0 843 495" draw:points="0,0 843,0 346,495"><text:p/></draw:polyline></text:p>
      <text:p text:style-name="P153"/>
      <text:p text:style-name="P153"><draw:path text:anchor-type="paragraph" draw:z-index="355" draw:name="Forme204" draw:style-name="gr1" draw:text-style-name="P157" svg:width="2.751cm" svg:height="2.587cm" draw:transform="rotate (0.773704457409086) translate (2.57351387966326cm 1.43933332388937cm)" svg:viewBox="0 0 2752 2588" svg:d="M0 0c3218 0 2725 2588 2725 2588"><text:p/></draw:path><draw:polyline text:anchor-type="paragraph" draw:z-index="364" draw:name="Forme212" draw:style-name="gr1" draw:text-style-name="P157" svg:width="0.493cm" svg:height="0.251cm" draw:transform="rotate (0.426907535037813) translate (1.88721099760178cm 0.495845646224057cm)" svg:viewBox="0 0 494 252" draw:points="0,252 494,252 405,0"><text:p/></draw:polyline><draw:polyline text:anchor-type="paragraph" draw:z-index="365" draw:name="Forme213" draw:style-name="gr1" draw:text-style-name="P157" svg:width="0.469cm" svg:height="0.276cm" draw:transform="rotate (-0.639314105005523) translate (4.10809722222222cm 0.169333333333333cm)" svg:viewBox="0 0 470 277" draw:points="0,0 429,0 470,277"><text:p/></draw:polyline></text:p>
      <text:p text:style-name="P153"><draw:path text:anchor-type="paragraph" draw:z-index="354" draw:name="Forme203" draw:style-name="gr1" draw:text-style-name="P157" svg:width="2.57cm" svg:height="2.706cm" draw:transform="rotate (0.825889802043717) translate (0.139347221105717cm 0.95249999897092cm)" svg:viewBox="0 0 2571 2707" svg:d="M0 0c2771 0 2568 2707 2568 2707"><text:p/></draw:path></text:p>
      <text:p text:style-name="P154"><draw:path text:anchor-type="paragraph" draw:z-index="357" draw:name="Forme206" draw:style-name="gr1" draw:text-style-name="P157" svg:width="4.303cm" svg:height="4.644cm" draw:transform="rotate (-0.829554993472906) translate (4.78267015717871cm -2.67060476349628cm)" svg:viewBox="0 0 4304 4645" svg:d="M0 4645c5094 0 4252-4645 4252-4645"><text:p/></draw:path><draw:path text:anchor-type="paragraph" draw:z-index="358" draw:name="Forme207" draw:style-name="gr1" draw:text-style-name="P157" svg:width="2.04cm" svg:height="1.516cm" draw:transform="rotate (-0.691324916714955) translate (3.54099656387328cm -0.703403488939877cm)" svg:viewBox="0 0 2041 1517" svg:d="M0 1517c1992 1 2041-1517 2041-1517"><text:p/></draw:path><draw:path text:anchor-type="paragraph" draw:z-index="359" draw:style-name="gr1" draw:text-style-name="P157" svg:width="1.541cm" svg:height="1.956cm" draw:transform="rotate (-2.22232773656438) translate (6.33059722222217cm 0.465666666666769cm)" svg:viewBox="0 0 1542 1957" svg:d="M0 0c1963 0 1492 1957 1492 1957"><text:p/></draw:path><draw:path text:anchor-type="paragraph" draw:z-index="360" draw:name="Forme208" draw:style-name="gr1" draw:text-style-name="P157" svg:width="3.677cm" svg:height="0cm" svg:x="6.331cm" svg:y="0.466cm" svg:viewBox="0 0 3678 0" svg:d="M0 0c1323 0 2593 0 2646 0s1032 0 1032 0"><text:p/></draw:path><draw:line text:anchor-type="paragraph" draw:z-index="361" draw:name="Forme209" draw:style-name="gr1" draw:text-style-name="P157" svg:x1="1.356cm" svg:y1="0.466cm" svg:x2="2.573cm" svg:y2="0.466cm"><text:p/></draw:line><draw:line text:anchor-type="paragraph" draw:z-index="362" draw:name="Forme210" draw:style-name="gr1" draw:text-style-name="P157" svg:x1="3.87cm" svg:y1="0.466cm" svg:x2="5.114cm" svg:y2="0.466cm"><text:p/></draw:line><draw:polyline text:anchor-type="paragraph" draw:z-index="367" draw:name="Forme215" draw:style-name="gr1" draw:text-style-name="P157" svg:width="0.331cm" svg:height="0.24cm" draw:transform="rotate (-0.499338698995578) translate (1.91205555555556cm 0.306916666666461cm)" svg:viewBox="0 0 332 241" draw:points="0,0 332,0 222,241"><text:p/></draw:polyline><draw:polyline text:anchor-type="paragraph" draw:z-index="370" draw:name="Forme218" draw:style-name="gr1" draw:text-style-name="P157" svg:width="0.344cm" svg:height="0.299cm" draw:transform="rotate (-0.566708408122559) translate (4.34622222222217cm 0.280458333333231cm)" svg:viewBox="0 0 345 300" draw:points="0,0 345,0 317,300"><text:p/></draw:polyline><draw:polyline text:anchor-type="paragraph" draw:z-index="371" draw:name="Forme219" draw:style-name="gr1" draw:text-style-name="P157" svg:width="0.298cm" svg:height="0.298cm" draw:transform="rotate (-0.785398163397448) translate (6.80684722222212cm 0.254cm)" svg:viewBox="0 0 299 299" draw:points="0,0 299,0 225,299"><text:p/></draw:polyline><draw:polyline text:anchor-type="paragraph" draw:z-index="372" draw:name="Forme220" draw:style-name="gr1" draw:text-style-name="P157" svg:width="0.317cm" svg:height="0.317cm" draw:transform="rotate (-0.785398163397449) translate (8.07684722222212cm 0.254cm)" svg:viewBox="0 0 318 318" draw:points="0,0 299,0 318,318"><text:p/></draw:polyline><draw:polyline text:anchor-type="paragraph" draw:z-index="373" draw:name="Forme221" draw:style-name="gr1" draw:text-style-name="P157" svg:width="0.403cm" svg:height="0.309cm" draw:transform="rotate (-0.551698576555408) translate (9.34685645027824cm 0.253985005873276cm)" svg:viewBox="0 0 404 310" draw:points="0,0 404,0 253,310"><text:p/></draw:polyline>v1<text:tab/>v2<text:tab/>v3<text:tab/>v4<text:tab/>v5<text:tab/>v6<text:tab/>v7<text:tab/>v8<text:tab/>v9</text:p>
      <text:p text:style-name="P154"><draw:polyline text:anchor-type="paragraph" draw:z-index="366" draw:name="Forme214" draw:style-name="gr1" draw:text-style-name="P157" svg:width="0.473cm" svg:height="0.343cm" draw:transform="rotate (0.620290016158785) translate (2.87599679508002cm 0.412916754879848cm)" svg:viewBox="0 0 474 344" draw:points="0,344 455,344 474,0"><text:p/></draw:polyline><draw:polyline text:anchor-type="paragraph" draw:z-index="368" draw:name="Forme216" draw:style-name="gr1" draw:text-style-name="P157" svg:width="0.527cm" svg:height="0.561cm" draw:transform="rotate (0.857480261504814) translate (3.73595865332241cm 1.6483199833923cm)" svg:viewBox="0 0 528 562" draw:points="0,562 485,562 528,0"><text:p/></draw:polyline><draw:polyline text:anchor-type="paragraph" draw:z-index="369" draw:name="Forme217" draw:style-name="gr1" draw:text-style-name="P157" svg:width="0.367cm" svg:height="0.416cm" draw:transform="rotate (-0.674744288821009) translate (5.35163959725507cm 0.322790781215218cm)" svg:viewBox="0 0 368 417" draw:points="0,0 339,0 368,417"><text:p/></draw:polyline>a<text:tab/>i<text:tab/>h<text:tab/>d<text:tab/>g<text:tab/>e<text:tab/>f<text:tab/>c<text:tab/>b</text:p>
      <text:p text:style-name="P154"/>
      <text:p text:style-name="P154"/>
      <text:p text:style-name="P154"/>
      <text:p text:style-name="P154"/>
      <text:p text:style-name="P93">Proposition:</text:p>
      <text:p text:style-name="P155"/>
      <text:p text:style-name="P155">D est un DAG ssi il admet un tritopologique</text:p>
      <text:p text:style-name="P155">(&lt;=) Si D admet un tritopologique il ne peut pas avoir de circuits.</text:p>
      <text:p text:style-name="P155">(=&gt;) si D est un DAG, il a une source x1 D-x1 est un DAG, il possède une source x2. On réitère l'énumération x1, x2, ... xi est un tritopologique</text:p>
      <text:p text:style-name="P155"/>
      <text:p text:style-name="P93">4) Problème du jour n°6:</text:p>
      <text:p text:style-name="P155"/>
      <text:p text:style-name="P93">Problème:<text:span text:style-name="T1"> (2-chemins-disjoints(D, {x1, x2},{y1, y2}))</text:span></text:p>
      <text:p text:style-name="P93">Entrée:<text:span text:style-name="T1"> D graphe orienté, x1, x2 departs, y1, y2, arrivées.</text:span></text:p>
      <text:p text:style-name="P93">Sorties: <text:span text:style-name="T1"><text:s/>2 cheminsdisjoints partans de {x1, x2] arrivant en {y1, y2}</text:span></text:p>
      <text:p text:style-name="P155">Il existe un algo polynomial (flots)</text:p>
      <text:p text:style-name="P155"/>
      <text:p text:style-name="P155">"l'obstruction: 1 sommets separtateurs"</text:p>
      <text:p text:style-name="P155"/>
      <text:p text:style-name="P155"><text:soft-page-break/></text:p>
      <text:p text:style-name="P155"/>
      <text:p text:style-name="P155"/>
      <text:p text:style-name="P155"/>
      <text:p text:style-name="P155"/>
      <text:p text:style-name="P155"/>
      <text:p text:style-name="P155">Si on spécifie x1 <text:s/>y1</text:p>
      <text:p text:style-name="P155"><text:tab/>x2 y2</text:p>
      <text:p text:style-name="P154"/>
      <text:p text:style-name="P154"/>
      <text:p text:style-name="P1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2M22S</meta:editing-duration>
    <meta:editing-cycles>145</meta:editing-cycles>
    <meta:generator>LibreOffice/5.1.6.2$Windows_x86 LibreOffice_project/07ac168c60a517dba0f0d7bc7540f5afa45f0909</meta:generator>
    <dc:date>2017-10-24T12:10:37.853000000</dc:date>
    <meta:document-statistic meta:table-count="4" meta:image-count="0" meta:object-count="0" meta:page-count="21" meta:paragraph-count="513" meta:word-count="3065" meta:character-count="17247" meta:non-whitespace-character-count="11995"/>
    <meta:user-defined meta:name="Info 1"/>
    <meta:user-defined meta:name="Info 2"/>
    <meta:user-defined meta:name="Info 3"/>
    <meta:user-defined meta:name="Info 4"/>
  </office:meta>
</office:document-meta>
</file>